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1.3291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0.761in"/>
    </style:style>
    <style:style style:name="co7" style:family="table-column">
      <style:table-column-properties fo:break-before="auto" style:column-width="0.5783in"/>
    </style:style>
    <style:style style:name="co8" style:family="table-column">
      <style:table-column-properties fo:break-before="auto" style:column-width="0.7181in"/>
    </style:style>
    <style:style style:name="co9" style:family="table-column">
      <style:table-column-properties fo:break-before="auto" style:column-width="0.9217in"/>
    </style:style>
    <style:style style:name="co10" style:family="table-column">
      <style:table-column-properties fo:break-before="auto" style:column-width="0.9in"/>
    </style:style>
    <style:style style:name="co11" style:family="table-column">
      <style:table-column-properties fo:break-before="auto" style:column-width="1.0291in"/>
    </style:style>
    <style:style style:name="co12" style:family="table-column">
      <style:table-column-properties fo:break-before="auto" style:column-width="0.611in"/>
    </style:style>
    <style:style style:name="co13" style:family="table-column">
      <style:table-column-properties fo:break-before="auto" style:column-width="0.8146in"/>
    </style:style>
    <style:style style:name="co14" style:family="table-column">
      <style:table-column-properties fo:break-before="auto" style:column-width="0.9646in"/>
    </style:style>
    <style:style style:name="co15" style:family="table-column">
      <style:table-column-properties fo:break-before="auto" style:column-width="1.211in"/>
    </style:style>
    <style:style style:name="co16" style:family="table-column">
      <style:table-column-properties fo:break-before="auto" style:column-width="0.6429in"/>
    </style:style>
    <style:style style:name="co17" style:family="table-column">
      <style:table-column-properties fo:break-before="auto" style:column-width="0.5681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6in"/>
    </style:style>
    <style:style style:name="co20" style:family="table-column">
      <style:table-column-properties fo:break-before="auto" style:column-width="0.5571in"/>
    </style:style>
    <style:style style:name="co21" style:family="table-column">
      <style:table-column-properties fo:break-before="auto" style:column-width="0.6535in"/>
    </style:style>
    <style:style style:name="co22" style:family="table-column">
      <style:table-column-properties fo:break-before="auto" style:column-width="0.6646in"/>
    </style:style>
    <style:style style:name="co23" style:family="table-column">
      <style:table-column-properties fo:break-before="auto" style:column-width="0.8575in"/>
    </style:style>
    <style:style style:name="co24" style:family="table-column">
      <style:table-column-properties fo:break-before="auto" style:column-width="0.63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7" style:family="table-cell" style:parent-style-name="Default" style:data-style-name="N3"/>
    <style:style style:name="ce17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</style:style>
    <style:style style:name="ce18" style:family="table-cell" style:parent-style-name="Default" style:data-style-name="N2"/>
    <style:style style:name="ce16" style:family="table-cell" style:parent-style-name="Default" style:data-style-name="N4"/>
    <style:style style:name="ce21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no-wrap"/>
    </style:style>
    <style:style style:name="ce6" style:family="table-cell" style:parent-style-name="Default" style:data-style-name="N0"/>
    <style:style style:name="ce9" style:family="table-cell" style:parent-style-name="Default" style:data-style-name="N123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123"/>
    <style:style style:name="ce11" style:family="table-cell" style:parent-style-name="Default" style:data-style-name="N4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DRAM_Benchmark_only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18"/>
        <table:table-column table:style-name="co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Calculation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7" table:formula="of:=[.B4]*[.C4]*[.D4]" office:value-type="float" office:value="200000000000" calcext:value-type="float">
            <text:p>200,000,000,000</text:p>
          </table:table-cell>
          <table:table-cell table:style-name="ce16" table:formula="of:=([.E4]*8)/1000000" office:value-type="float" office:value="1600000" calcext:value-type="float">
            <text:p>1,600,00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127952004" calcext:value-type="float">
            <text:p>127,952,004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7" table:formula="of:=[.B5]*[.C5]*[.D5]" office:value-type="float" office:value="959640030000" calcext:value-type="float">
            <text:p>959,640,030,000</text:p>
          </table:table-cell>
          <table:table-cell table:style-name="ce16" table:formula="of:=([.E5]*8)/1000000" office:value-type="float" office:value="7677120.24" calcext:value-type="float">
            <text:p>7,677,120.24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3"/>
          <table:table-cell office:value-type="string" calcext:value-type="string">
            <text:p>Threads</text:p>
          </table:table-cell>
          <table:table-cell office:value-type="string" calcext:value-type="string">
            <text:p>Calcul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65.2" calcext:value-type="float">
            <text:p>13265.2</text:p>
          </table:table-cell>
          <table:table-cell table:formula="of:=([.F4]+[.F5])/[.B10]" office:value-type="float" office:value="699.357736031119" calcext:value-type="float">
            <text:p>699.36</text:p>
          </table:table-cell>
          <table:table-cell office:value-type="float" office:value="747.345183" calcext:value-type="float">
            <text:p>747.3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27.537365" calcext:value-type="float">
            <text:p>727.5373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431.7" calcext:value-type="float">
            <text:p>26431.7</text:p>
          </table:table-cell>
          <table:table-cell table:formula="of:=([.F4]+[.F5])/[.B11]" office:value-type="float" office:value="350.984622252825" calcext:value-type="float">
            <text:p>350.98</text:p>
          </table:table-cell>
          <table:table-cell office:value-type="float" office:value="399.266812" calcext:value-type="float">
            <text:p>399.2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83.481114" calcext:value-type="float">
            <text:p>383.4811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557.2" calcext:value-type="float">
            <text:p>38557.2</text:p>
          </table:table-cell>
          <table:table-cell table:formula="of:=([.F4]+[.F5])/[.B12]" office:value-type="float" office:value="240.606689282417" calcext:value-type="float">
            <text:p>240.61</text:p>
          </table:table-cell>
          <table:table-cell office:value-type="float" office:value="275.083333" calcext:value-type="float">
            <text:p>275.0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68.122502" calcext:value-type="float">
            <text:p>268.1225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447.8" calcext:value-type="float">
            <text:p>49447.8</text:p>
          </table:table-cell>
          <table:table-cell table:formula="of:=([.F4]+[.F5])/[.B13]" office:value-type="float" office:value="187.614418437221" calcext:value-type="float">
            <text:p>187.61</text:p>
          </table:table-cell>
          <table:table-cell office:value-type="float" office:value="211.632944" calcext:value-type="float">
            <text:p>211.6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08.363174" calcext:value-type="float">
            <text:p>208.3631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565.4" calcext:value-type="float">
            <text:p>58565.4</text:p>
          </table:table-cell>
          <table:table-cell table:formula="of:=([.F4]+[.F5])/[.B14]" office:value-type="float" office:value="158.406162000089" calcext:value-type="float">
            <text:p>158.41</text:p>
          </table:table-cell>
          <table:table-cell office:value-type="float" office:value="171.953573" calcext:value-type="float">
            <text:p>171.9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8.76635" calcext:value-type="float">
            <text:p>168.766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627.3" calcext:value-type="float">
            <text:p>62627.3</text:p>
          </table:table-cell>
          <table:table-cell table:formula="of:=([.F4]+[.F5])/[.B15]" office:value-type="float" office:value="148.132208158423" calcext:value-type="float">
            <text:p>148.13</text:p>
          </table:table-cell>
          <table:table-cell office:value-type="float" office:value="146.63456" calcext:value-type="float">
            <text:p>146.6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6.175714" calcext:value-type="float">
            <text:p>146.1757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290.8" calcext:value-type="float">
            <text:p>66290.8</text:p>
          </table:table-cell>
          <table:table-cell table:formula="of:=([.F4]+[.F5])/[.B16]" office:value-type="float" office:value="139.945818122575" calcext:value-type="float">
            <text:p>139.95</text:p>
          </table:table-cell>
          <table:table-cell office:value-type="float" office:value="129.058858" calcext:value-type="float">
            <text:p>129.0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6.399257" calcext:value-type="float">
            <text:p>126.3992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130.7" calcext:value-type="float">
            <text:p>69130.7</text:p>
          </table:table-cell>
          <table:table-cell table:formula="of:=([.F4]+[.F5])/[.B17]" office:value-type="float" office:value="134.196821961878" calcext:value-type="float">
            <text:p>134.20</text:p>
          </table:table-cell>
          <table:table-cell office:value-type="float" office:value="118.626586" calcext:value-type="float">
            <text:p>118.6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16.216027" calcext:value-type="float">
            <text:p>116.2160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409.6" calcext:value-type="float">
            <text:p>71409.6</text:p>
          </table:table-cell>
          <table:table-cell table:formula="of:=([.F4]+[.F5])/[.B18]" office:value-type="float" office:value="129.914188568484" calcext:value-type="float">
            <text:p>129.91</text:p>
          </table:table-cell>
          <table:table-cell office:value-type="float" office:value="111.713336" calcext:value-type="float">
            <text:p>111.7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0.538221" calcext:value-type="float">
            <text:p>110.5382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271.5" calcext:value-type="float">
            <text:p>73271.5</text:p>
          </table:table-cell>
          <table:table-cell table:formula="of:=([.F4]+[.F5])/[.B19]" office:value-type="float" office:value="126.612942822243" calcext:value-type="float">
            <text:p>126.61</text:p>
          </table:table-cell>
          <table:table-cell office:value-type="float" office:value="107.15154" calcext:value-type="float">
            <text:p>107.1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5.72125" calcext:value-type="float">
            <text:p>105.721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191.2" calcext:value-type="float">
            <text:p>74191.2</text:p>
          </table:table-cell>
          <table:table-cell table:formula="of:=([.F4]+[.F5])/[.B20]" office:value-type="float" office:value="125.043404608633" calcext:value-type="float">
            <text:p>125.04</text:p>
          </table:table-cell>
          <table:table-cell office:value-type="float" office:value="103.946944" calcext:value-type="float">
            <text:p>103.9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02.531164" calcext:value-type="float">
            <text:p>102.5311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4211.4" calcext:value-type="float">
            <text:p>74211.4</text:p>
          </table:table-cell>
          <table:table-cell table:formula="of:=([.F4]+[.F5])/[.B21]" office:value-type="float" office:value="125.009368371975" calcext:value-type="float">
            <text:p>125.01</text:p>
          </table:table-cell>
          <table:table-cell office:value-type="float" office:value="102.12569" calcext:value-type="float">
            <text:p>102.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01.564204" calcext:value-type="float">
            <text:p>101.5642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659.4" calcext:value-type="float">
            <text:p>74659.4</text:p>
          </table:table-cell>
          <table:table-cell table:formula="of:=([.F4]+[.F5])/[.B22]" office:value-type="float" office:value="124.259239158097" calcext:value-type="float">
            <text:p>124.26</text:p>
          </table:table-cell>
          <table:table-cell office:value-type="float" office:value="100.005358" calcext:value-type="float">
            <text:p>100.0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9.683044" calcext:value-type="float">
            <text:p>99.6830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715.4" calcext:value-type="float">
            <text:p>74715.4</text:p>
          </table:table-cell>
          <table:table-cell table:formula="of:=([.F4]+[.F5])/[.B23]" office:value-type="float" office:value="124.166105515061" calcext:value-type="float">
            <text:p>124.17</text:p>
          </table:table-cell>
          <table:table-cell office:value-type="float" office:value="98.887134" calcext:value-type="float">
            <text:p>98.8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98.922859" calcext:value-type="float">
            <text:p>98.9228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486" calcext:value-type="float">
            <text:p>74486</text:p>
          </table:table-cell>
          <table:table-cell table:formula="of:=([.F4]+[.F5])/[.B24]" office:value-type="float" office:value="124.548508981554" calcext:value-type="float">
            <text:p>124.55</text:p>
          </table:table-cell>
          <table:table-cell office:value-type="float" office:value="98.30932" calcext:value-type="float">
            <text:p>98.3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9.10065" calcext:value-type="float">
            <text:p>99.100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328.7" calcext:value-type="float">
            <text:p>74328.7</text:p>
          </table:table-cell>
          <table:table-cell table:formula="of:=([.F4]+[.F5])/[.B25]" office:value-type="float" office:value="124.812087928351" calcext:value-type="float">
            <text:p>124.81</text:p>
          </table:table-cell>
          <table:table-cell office:value-type="float" office:value="98.451276" calcext:value-type="float">
            <text:p>98.4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8.759093" calcext:value-type="float">
            <text:p>98.759093</text:p>
          </table:table-cell>
        </table:table-row>
        <table:table-row table:style-name="ro1">
          <table:table-cell/>
          <table:table-cell table:style-name="ce18"/>
          <table:table-cell table:number-columns-repeated="7"/>
        </table:table-row>
        <table:table-row table:style-name="ro1">
          <table:table-cell office:value-type="string" calcext:value-type="string">
            <text:p>Calculation For analyze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 M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16000000" calcext:value-type="float">
            <text:p>16,000,000.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([.B29]*[.C29]*8)/1000000" office:value-type="float" office:value="640" calcext:value-type="float">
            <text:p>640</text:p>
          </table:table-cell>
          <table:table-cell table:style-name="ce6" office:value-type="float" office:value="5000" calcext:value-type="float">
            <text:p>5000</text:p>
          </table:table-cell>
          <table:table-cell table:style-name="ce7" table:formula="of:=[.D29]*[.E29]" office:value-type="float" office:value="3200000" calcext:value-type="float">
            <text:p>3,200,00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16"/>
          <table:table-cell table:style-name="Default" table:number-columns-repeated="2"/>
          <table:table-cell table:style-name="ce16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/>
          <table:table-cell table:style-name="Default" office:value-type="string" calcext:value-type="string">
            <text:p>Analyze</text:p>
          </table:table-cell>
          <table:table-cell/>
          <table:table-cell office:value-type="string" calcext:value-type="string">
            <text:p>Analyze time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hreads</text:p>
          </table:table-cell>
          <table:table-cell table:style-name="ce21" office:value-type="string" calcext:value-type="string">
            <text:p>DRAM speed</text:p>
          </table:table-cell>
          <table:table-cell table:style-name="ce21"/>
          <table:table-cell table:style-name="Default" office:value-type="string" calcext:value-type="string">
            <text:p>Prediction</text:p>
          </table:table-cell>
          <table:table-cell table:style-name="ce21"/>
          <table:table-cell table:style-name="ce8" office:value-type="string" calcext:value-type="string">
            <text:p>Measuremen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65.4" calcext:value-type="float">
            <text:p>6665.4</text:p>
          </table:table-cell>
          <table:table-cell table:style-name="ce16"/>
          <table:table-cell table:style-name="ce16" table:formula="of:=[.F29]/[.B34]" office:value-type="float" office:value="480.091217331293" calcext:value-type="float">
            <text:p>480.09</text:p>
          </table:table-cell>
          <table:table-cell table:style-name="ce18"/>
          <table:table-cell office:value-type="float" office:value="470.279564" calcext:value-type="float">
            <text:p>470.27956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83.1" calcext:value-type="float">
            <text:p>13183.1</text:p>
          </table:table-cell>
          <table:table-cell/>
          <table:table-cell table:formula="of:=[.F29]/[.B35]" office:value-type="float" office:value="242.735016801814" calcext:value-type="float">
            <text:p>242.74</text:p>
          </table:table-cell>
          <table:table-cell table:style-name="ce18"/>
          <table:table-cell office:value-type="float" office:value="242.670301" calcext:value-type="float">
            <text:p>242.67030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04.7" calcext:value-type="float">
            <text:p>18704.7</text:p>
          </table:table-cell>
          <table:table-cell/>
          <table:table-cell table:formula="of:=[.F29]/[.B36]" office:value-type="float" office:value="171.07999593685" calcext:value-type="float">
            <text:p>171.08</text:p>
          </table:table-cell>
          <table:table-cell table:style-name="ce18"/>
          <table:table-cell office:value-type="float" office:value="167.853153" calcext:value-type="float">
            <text:p>167.85315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971.9" calcext:value-type="float">
            <text:p>24971.9</text:p>
          </table:table-cell>
          <table:table-cell/>
          <table:table-cell table:formula="of:=[.F29]/[.B37]" office:value-type="float" office:value="128.144033894097" calcext:value-type="float">
            <text:p>128.14</text:p>
          </table:table-cell>
          <table:table-cell table:style-name="ce18"/>
          <table:table-cell office:value-type="float" office:value="128.155062" calcext:value-type="float">
            <text:p>128.15506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69.6" calcext:value-type="float">
            <text:p>31169.6</text:p>
          </table:table-cell>
          <table:table-cell/>
          <table:table-cell table:formula="of:=[.F29]/[.B38]" office:value-type="float" office:value="102.664134284688" calcext:value-type="float">
            <text:p>102.66</text:p>
          </table:table-cell>
          <table:table-cell table:style-name="ce18"/>
          <table:table-cell office:value-type="float" office:value="104.356358" calcext:value-type="float">
            <text:p>104.35635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259.5" calcext:value-type="float">
            <text:p>37259.5</text:p>
          </table:table-cell>
          <table:table-cell/>
          <table:table-cell table:formula="of:=[.F29]/[.B39]" office:value-type="float" office:value="85.8841369315208" calcext:value-type="float">
            <text:p>85.88</text:p>
          </table:table-cell>
          <table:table-cell table:style-name="ce18"/>
          <table:table-cell office:value-type="float" office:value="87.260722" calcext:value-type="float">
            <text:p>87.26072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771.7" calcext:value-type="float">
            <text:p>42771.7</text:p>
          </table:table-cell>
          <table:table-cell/>
          <table:table-cell table:formula="of:=[.F29]/[.B40]" office:value-type="float" office:value="74.8158244820758" calcext:value-type="float">
            <text:p>74.82</text:p>
          </table:table-cell>
          <table:table-cell table:style-name="ce18"/>
          <table:table-cell office:value-type="float" office:value="75.473611" calcext:value-type="float">
            <text:p>75.47361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211.9" calcext:value-type="float">
            <text:p>47211.9</text:p>
          </table:table-cell>
          <table:table-cell/>
          <table:table-cell table:formula="of:=[.F29]/[.B41]" office:value-type="float" office:value="67.7795216883879" calcext:value-type="float">
            <text:p>67.78</text:p>
          </table:table-cell>
          <table:table-cell table:style-name="ce18"/>
          <table:table-cell office:value-type="float" office:value="68.165916" calcext:value-type="float">
            <text:p>68.16591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706.4" calcext:value-type="float">
            <text:p>50706.4</text:p>
          </table:table-cell>
          <table:table-cell/>
          <table:table-cell table:formula="of:=[.F29]/[.B42]" office:value-type="float" office:value="63.1084044617642" calcext:value-type="float">
            <text:p>63.11</text:p>
          </table:table-cell>
          <table:table-cell table:style-name="ce18"/>
          <table:table-cell office:value-type="float" office:value="63.171366" calcext:value-type="float">
            <text:p>63.17136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235.2" calcext:value-type="float">
            <text:p>56235.2</text:p>
          </table:table-cell>
          <table:table-cell/>
          <table:table-cell table:formula="of:=[.F29]/[.B43]" office:value-type="float" office:value="56.9038609269639" calcext:value-type="float">
            <text:p>56.90</text:p>
          </table:table-cell>
          <table:table-cell table:style-name="ce18"/>
          <table:table-cell office:value-type="float" office:value="56.994655" calcext:value-type="float">
            <text:p>56.99465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401" calcext:value-type="float">
            <text:p>61401</text:p>
          </table:table-cell>
          <table:table-cell/>
          <table:table-cell table:formula="of:=[.F29]/[.B44]" office:value-type="float" office:value="52.1164150421003" calcext:value-type="float">
            <text:p>52.12</text:p>
          </table:table-cell>
          <table:table-cell table:style-name="ce18"/>
          <table:table-cell office:value-type="float" office:value="52.156971" calcext:value-type="float">
            <text:p>52.15697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062" calcext:value-type="float">
            <text:p>65062</text:p>
          </table:table-cell>
          <table:table-cell/>
          <table:table-cell table:formula="of:=[.F29]/[.B45]" office:value-type="float" office:value="49.1838553994651" calcext:value-type="float">
            <text:p>49.18</text:p>
          </table:table-cell>
          <table:table-cell table:style-name="ce18"/>
          <table:table-cell office:value-type="float" office:value="49.364902" calcext:value-type="float">
            <text:p>49.36490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645" calcext:value-type="float">
            <text:p>66645</text:p>
          </table:table-cell>
          <table:table-cell/>
          <table:table-cell table:formula="of:=[.F29]/[.B46]" office:value-type="float" office:value="48.0156050716483" calcext:value-type="float">
            <text:p>48.02</text:p>
          </table:table-cell>
          <table:table-cell table:style-name="ce18"/>
          <table:table-cell office:value-type="float" office:value="47.953591" calcext:value-type="float">
            <text:p>47.95359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1518.7" calcext:value-type="float">
            <text:p>71518.7</text:p>
          </table:table-cell>
          <table:table-cell/>
          <table:table-cell table:formula="of:=[.F29]/[.B47]" office:value-type="float" office:value="44.7435425979499" calcext:value-type="float">
            <text:p>44.74</text:p>
          </table:table-cell>
          <table:table-cell table:style-name="ce18"/>
          <table:table-cell office:value-type="float" office:value="44.625985" calcext:value-type="float">
            <text:p>44.62598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6423.3" calcext:value-type="float">
            <text:p>76423.3</text:p>
          </table:table-cell>
          <table:table-cell/>
          <table:table-cell table:formula="of:=[.F29]/[.B48]" office:value-type="float" office:value="41.8720468757565" calcext:value-type="float">
            <text:p>41.87</text:p>
          </table:table-cell>
          <table:table-cell table:style-name="ce18"/>
          <table:table-cell office:value-type="float" office:value="41.718259" calcext:value-type="float">
            <text:p>41.71825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259.4" calcext:value-type="float">
            <text:p>81259.4</text:p>
          </table:table-cell>
          <table:table-cell table:style-name="Default"/>
          <table:table-cell table:style-name="ce16" table:formula="of:=[.F29]/[.B49]" office:value-type="float" office:value="39.3800594146646" calcext:value-type="float">
            <text:p>39.38</text:p>
          </table:table-cell>
          <table:table-cell/>
          <table:table-cell office:value-type="float" office:value="39.382296" calcext:value-type="float">
            <text:p>39.382296</text:p>
          </table:table-cell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4000000" calcext:value-type="float">
            <text:p>4,000,000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31976004" calcext:value-type="float">
            <text:p>31,976,004</text:p>
          </table:table-cell>
          <table:table-cell table:style-name="Default" table:number-columns-repeated="2"/>
          <table:table-cell table:number-columns-repeated="5"/>
        </table:table-row>
      </table:table>
      <table:table table:name="DRAM_Analyze_only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alculation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Factor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office:value-type="float" office:value="2.5" calcext:value-type="float">
            <text:p>2.5</text:p>
          </table:table-cell>
          <table:table-cell office:value-type="float" office:value="5000" calcext:value-type="float">
            <text:p>5000</text:p>
          </table:table-cell>
          <table:table-cell table:style-name="ce7" table:formula="of:=[.B4]*[.C4]*[.D4]" office:value-type="float" office:value="200000000000" calcext:value-type="float">
            <text:p>200,000,000,000</text:p>
          </table:table-cell>
          <table:table-cell table:style-name="ce16" table:formula="of:=([.E4]*8)/1000000" office:value-type="float" office:value="1600000" calcext:value-type="float">
            <text:p>1,600,000.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127952004" calcext:value-type="float">
            <text:p>127,952,004</text:p>
          </table:table-cell>
          <table:table-cell office:value-type="float" office:value="1.5" calcext:value-type="float">
            <text:p>1.5</text:p>
          </table:table-cell>
          <table:table-cell office:value-type="float" office:value="5000" calcext:value-type="float">
            <text:p>5000</text:p>
          </table:table-cell>
          <table:table-cell table:style-name="ce7" table:formula="of:=[.B5]*[.C5]*[.D5]" office:value-type="float" office:value="959640030000" calcext:value-type="float">
            <text:p>959,640,030,000</text:p>
          </table:table-cell>
          <table:table-cell table:style-name="ce16" table:formula="of:=([.E5]*8)/1000000" office:value-type="float" office:value="7677120.24" calcext:value-type="float">
            <text:p>7,677,120.24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n*nodes*(edges*1.5)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Predicted</text:p>
          </table:table-cell>
          <table:table-cell office:value-type="string" calcext:value-type="string">
            <text:p>Data generated </text:p>
          </table:table-cell>
          <table:table-cell table:number-columns-repeated="6"/>
          <table:table-cell office:value-type="string" calcext:value-type="string">
            <text:p>9 millon</text:p>
          </table:table-cell>
          <table:table-cell table:number-columns-repeated="4"/>
          <table:table-cell office:value-type="string" calcext:value-type="string">
            <text:p>16 milli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6"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  <table:table-cell office:value-type="string" calcext:value-type="string">
            <text:p><text:s/>Iteration time</text:p>
          </table:table-cell>
          <table:table-cell office:value-type="string" calcext:value-type="string">
            <text:p><text:s/>Calculation time</text:p>
          </table:table-cell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  <table:table-cell office:value-type="string" calcext:value-type="string">
            <text:p><text:s/>Iteration time</text:p>
          </table:table-cell>
          <table:table-cell office:value-type="string" calcext:value-type="string">
            <text:p><text:s/>Calculation tim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65.2" calcext:value-type="float">
            <text:p>13265.2</text:p>
          </table:table-cell>
          <table:table-cell table:style-name="ce18" table:formula="of:=([.F4]+[.F5])/[.B10]" office:value-type="float" office:value="699.357736031119" calcext:value-type="float">
            <text:p>699.36</text:p>
          </table:table-cell>
          <table:table-cell table:style-name="ce18" office:value-type="float" office:value="747.345183" calcext:value-type="float">
            <text:p>747.3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17.911414" calcext:value-type="float">
            <text:p>717.911414</text:p>
          </table:table-cell>
          <table:table-cell office:value-type="float" office:value="441.890212" calcext:value-type="float">
            <text:p>441.890212</text:p>
          </table:table-cell>
          <table:table-cell office:value-type="float" office:value="276.021202" calcext:value-type="float">
            <text:p>276.0212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17.624747" calcext:value-type="float">
            <text:p>1217.624747</text:p>
          </table:table-cell>
          <table:table-cell office:value-type="float" office:value="747.345183" calcext:value-type="float">
            <text:p>747.345183</text:p>
          </table:table-cell>
          <table:table-cell office:value-type="float" office:value="470.279564" calcext:value-type="float">
            <text:p>470.27956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431.7" calcext:value-type="float">
            <text:p>26431.7</text:p>
          </table:table-cell>
          <table:table-cell table:style-name="ce18" table:formula="of:=([.F4]+[.F5])/[.B11]" office:value-type="float" office:value="350.984622252825" calcext:value-type="float">
            <text:p>350.98</text:p>
          </table:table-cell>
          <table:table-cell table:style-name="ce18" office:value-type="float" office:value="399.266812" calcext:value-type="float">
            <text:p>399.2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76.462453" calcext:value-type="float">
            <text:p>376.462453</text:p>
          </table:table-cell>
          <table:table-cell office:value-type="float" office:value="234.16383" calcext:value-type="float">
            <text:p>234.16383</text:p>
          </table:table-cell>
          <table:table-cell office:value-type="float" office:value="142.298623" calcext:value-type="float">
            <text:p>142.2986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1.937113" calcext:value-type="float">
            <text:p>641.937113</text:p>
          </table:table-cell>
          <table:table-cell office:value-type="float" office:value="399.266812" calcext:value-type="float">
            <text:p>399.266812</text:p>
          </table:table-cell>
          <table:table-cell office:value-type="float" office:value="242.670301" calcext:value-type="float">
            <text:p>242.6703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557.2" calcext:value-type="float">
            <text:p>38557.2</text:p>
          </table:table-cell>
          <table:table-cell table:style-name="ce18" table:formula="of:=([.F4]+[.F5])/[.B12]" office:value-type="float" office:value="240.606689282417" calcext:value-type="float">
            <text:p>240.61</text:p>
          </table:table-cell>
          <table:table-cell table:style-name="ce18" office:value-type="float" office:value="275.083333" calcext:value-type="float">
            <text:p>275.08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56.493303" calcext:value-type="float">
            <text:p>256.493303</text:p>
          </table:table-cell>
          <table:table-cell office:value-type="float" office:value="159.928196" calcext:value-type="float">
            <text:p>159.928196</text:p>
          </table:table-cell>
          <table:table-cell office:value-type="float" office:value="96.565107" calcext:value-type="float">
            <text:p>96.5651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42.936486" calcext:value-type="float">
            <text:p>442.936486</text:p>
          </table:table-cell>
          <table:table-cell office:value-type="float" office:value="275.083333" calcext:value-type="float">
            <text:p>275.083333</text:p>
          </table:table-cell>
          <table:table-cell office:value-type="float" office:value="167.853153" calcext:value-type="float">
            <text:p>167.85315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447.8" calcext:value-type="float">
            <text:p>49447.8</text:p>
          </table:table-cell>
          <table:table-cell table:style-name="ce18" table:formula="of:=([.F4]+[.F5])/[.B13]" office:value-type="float" office:value="187.614418437221" calcext:value-type="float">
            <text:p>187.61</text:p>
          </table:table-cell>
          <table:table-cell table:style-name="ce18" office:value-type="float" office:value="211.632944" calcext:value-type="float">
            <text:p>211.63</text:p>
          </table:table-cell>
          <table:table-cell table:number-columns-repeated="3"/>
          <table:table-cell table:formula="of:=[.B5]/[.B4]" office:value-type="float" office:value="7.99700025" calcext:value-type="float">
            <text:p>7.997000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95.556792" calcext:value-type="float">
            <text:p>195.556792</text:p>
          </table:table-cell>
          <table:table-cell office:value-type="float" office:value="122.257803" calcext:value-type="float">
            <text:p>122.257803</text:p>
          </table:table-cell>
          <table:table-cell office:value-type="float" office:value="73.298989" calcext:value-type="float">
            <text:p>73.2989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9.788006" calcext:value-type="float">
            <text:p>339.788006</text:p>
          </table:table-cell>
          <table:table-cell office:value-type="float" office:value="211.632944" calcext:value-type="float">
            <text:p>211.632944</text:p>
          </table:table-cell>
          <table:table-cell office:value-type="float" office:value="128.155062" calcext:value-type="float">
            <text:p>128.15506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565.4" calcext:value-type="float">
            <text:p>58565.4</text:p>
          </table:table-cell>
          <table:table-cell table:style-name="ce18" table:formula="of:=([.F4]+[.F5])/[.B14]" office:value-type="float" office:value="158.406162000089" calcext:value-type="float">
            <text:p>158.41</text:p>
          </table:table-cell>
          <table:table-cell table:style-name="ce18" office:value-type="float" office:value="171.953573" calcext:value-type="float">
            <text:p>171.9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57.589347" calcext:value-type="float">
            <text:p>157.589347</text:p>
          </table:table-cell>
          <table:table-cell office:value-type="float" office:value="98.248905" calcext:value-type="float">
            <text:p>98.248905</text:p>
          </table:table-cell>
          <table:table-cell office:value-type="float" office:value="59.340441" calcext:value-type="float">
            <text:p>59.34044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76.30993" calcext:value-type="float">
            <text:p>276.30993</text:p>
          </table:table-cell>
          <table:table-cell office:value-type="float" office:value="171.953573" calcext:value-type="float">
            <text:p>171.953573</text:p>
          </table:table-cell>
          <table:table-cell office:value-type="float" office:value="104.356358" calcext:value-type="float">
            <text:p>104.35635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627.3" calcext:value-type="float">
            <text:p>62627.3</text:p>
          </table:table-cell>
          <table:table-cell table:style-name="ce18" table:formula="of:=([.F4]+[.F5])/[.B15]" office:value-type="float" office:value="148.132208158423" calcext:value-type="float">
            <text:p>148.13</text:p>
          </table:table-cell>
          <table:table-cell table:style-name="ce18" office:value-type="float" office:value="146.63456" calcext:value-type="float">
            <text:p>146.63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35.234171" calcext:value-type="float">
            <text:p>135.234171</text:p>
          </table:table-cell>
          <table:table-cell office:value-type="float" office:value="85.195549" calcext:value-type="float">
            <text:p>85.195549</text:p>
          </table:table-cell>
          <table:table-cell office:value-type="float" office:value="50.038622" calcext:value-type="float">
            <text:p>50.03862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33.895282" calcext:value-type="float">
            <text:p>233.895282</text:p>
          </table:table-cell>
          <table:table-cell office:value-type="float" office:value="146.63456" calcext:value-type="float">
            <text:p>146.63456</text:p>
          </table:table-cell>
          <table:table-cell office:value-type="float" office:value="87.260722" calcext:value-type="float">
            <text:p>87.26072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290.8" calcext:value-type="float">
            <text:p>66290.8</text:p>
          </table:table-cell>
          <table:table-cell table:style-name="ce18" table:formula="of:=([.F4]+[.F5])/[.B16]" office:value-type="float" office:value="139.945818122575" calcext:value-type="float">
            <text:p>139.95</text:p>
          </table:table-cell>
          <table:table-cell table:style-name="ce18" office:value-type="float" office:value="129.058858" calcext:value-type="float">
            <text:p>129.0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17.362098" calcext:value-type="float">
            <text:p>117.362098</text:p>
          </table:table-cell>
          <table:table-cell office:value-type="float" office:value="73.660174" calcext:value-type="float">
            <text:p>73.660174</text:p>
          </table:table-cell>
          <table:table-cell office:value-type="float" office:value="43.701924" calcext:value-type="float">
            <text:p>43.70192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4.532469" calcext:value-type="float">
            <text:p>204.532469</text:p>
          </table:table-cell>
          <table:table-cell office:value-type="float" office:value="129.058858" calcext:value-type="float">
            <text:p>129.058858</text:p>
          </table:table-cell>
          <table:table-cell office:value-type="float" office:value="75.473611" calcext:value-type="float">
            <text:p>75.47361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130.7" calcext:value-type="float">
            <text:p>69130.7</text:p>
          </table:table-cell>
          <table:table-cell table:style-name="ce18" table:formula="of:=([.F4]+[.F5])/[.B17]" office:value-type="float" office:value="134.196821961878" calcext:value-type="float">
            <text:p>134.20</text:p>
          </table:table-cell>
          <table:table-cell table:style-name="ce18" office:value-type="float" office:value="118.626586" calcext:value-type="float">
            <text:p>118.63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6.196142" calcext:value-type="float">
            <text:p>106.196142</text:p>
          </table:table-cell>
          <table:table-cell office:value-type="float" office:value="66.754221" calcext:value-type="float">
            <text:p>66.754221</text:p>
          </table:table-cell>
          <table:table-cell office:value-type="float" office:value="39.441921" calcext:value-type="float">
            <text:p>39.4419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86.792502" calcext:value-type="float">
            <text:p>186.792502</text:p>
          </table:table-cell>
          <table:table-cell office:value-type="float" office:value="118.626586" calcext:value-type="float">
            <text:p>118.626586</text:p>
          </table:table-cell>
          <table:table-cell office:value-type="float" office:value="68.165916" calcext:value-type="float">
            <text:p>68.16591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409.6" calcext:value-type="float">
            <text:p>71409.6</text:p>
          </table:table-cell>
          <table:table-cell table:style-name="ce18" table:formula="of:=([.F4]+[.F5])/[.B18]" office:value-type="float" office:value="129.914188568484" calcext:value-type="float">
            <text:p>129.91</text:p>
          </table:table-cell>
          <table:table-cell table:style-name="ce18" office:value-type="float" office:value="111.713336" calcext:value-type="float">
            <text:p>111.7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98.62826" calcext:value-type="float">
            <text:p>98.62826</text:p>
          </table:table-cell>
          <table:table-cell office:value-type="float" office:value="62.542617" calcext:value-type="float">
            <text:p>62.542617</text:p>
          </table:table-cell>
          <table:table-cell office:value-type="float" office:value="36.085643" calcext:value-type="float">
            <text:p>36.08564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4.884702" calcext:value-type="float">
            <text:p>174.884702</text:p>
          </table:table-cell>
          <table:table-cell office:value-type="float" office:value="111.713336" calcext:value-type="float">
            <text:p>111.713336</text:p>
          </table:table-cell>
          <table:table-cell office:value-type="float" office:value="63.171366" calcext:value-type="float">
            <text:p>63.17136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271.5" calcext:value-type="float">
            <text:p>73271.5</text:p>
          </table:table-cell>
          <table:table-cell table:style-name="ce18" table:formula="of:=([.F4]+[.F5])/[.B19]" office:value-type="float" office:value="126.612942822243" calcext:value-type="float">
            <text:p>126.61</text:p>
          </table:table-cell>
          <table:table-cell table:style-name="ce18" office:value-type="float" office:value="107.15154" calcext:value-type="float">
            <text:p>107.15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93.151605" calcext:value-type="float">
            <text:p>93.151605</text:p>
          </table:table-cell>
          <table:table-cell office:value-type="float" office:value="60.405464" calcext:value-type="float">
            <text:p>60.405464</text:p>
          </table:table-cell>
          <table:table-cell office:value-type="float" office:value="32.746141" calcext:value-type="float">
            <text:p>32.74614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4.146195" calcext:value-type="float">
            <text:p>164.146195</text:p>
          </table:table-cell>
          <table:table-cell office:value-type="float" office:value="107.15154" calcext:value-type="float">
            <text:p>107.15154</text:p>
          </table:table-cell>
          <table:table-cell office:value-type="float" office:value="56.994655" calcext:value-type="float">
            <text:p>56.99465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191.2" calcext:value-type="float">
            <text:p>74191.2</text:p>
          </table:table-cell>
          <table:table-cell table:style-name="ce18" table:formula="of:=([.F4]+[.F5])/[.B20]" office:value-type="float" office:value="125.043404608633" calcext:value-type="float">
            <text:p>125.04</text:p>
          </table:table-cell>
          <table:table-cell table:style-name="ce18" office:value-type="float" office:value="103.946944" calcext:value-type="float">
            <text:p>103.95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89.368577" calcext:value-type="float">
            <text:p>89.368577</text:p>
          </table:table-cell>
          <table:table-cell office:value-type="float" office:value="59.014904" calcext:value-type="float">
            <text:p>59.014904</text:p>
          </table:table-cell>
          <table:table-cell office:value-type="float" office:value="30.353673" calcext:value-type="float">
            <text:p>30.35367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56.103916" calcext:value-type="float">
            <text:p>156.103916</text:p>
          </table:table-cell>
          <table:table-cell office:value-type="float" office:value="103.946944" calcext:value-type="float">
            <text:p>103.946944</text:p>
          </table:table-cell>
          <table:table-cell office:value-type="float" office:value="52.156971" calcext:value-type="float">
            <text:p>52.15697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4211.4" calcext:value-type="float">
            <text:p>74211.4</text:p>
          </table:table-cell>
          <table:table-cell table:style-name="ce18" table:formula="of:=([.F4]+[.F5])/[.B21]" office:value-type="float" office:value="125.009368371975" calcext:value-type="float">
            <text:p>125.01</text:p>
          </table:table-cell>
          <table:table-cell table:style-name="ce18" office:value-type="float" office:value="102.12569" calcext:value-type="float">
            <text:p>102.13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86.732846" calcext:value-type="float">
            <text:p>86.732846</text:p>
          </table:table-cell>
          <table:table-cell office:value-type="float" office:value="57.981905" calcext:value-type="float">
            <text:p>57.981905</text:p>
          </table:table-cell>
          <table:table-cell office:value-type="float" office:value="28.750941" calcext:value-type="float">
            <text:p>28.75094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1.490592" calcext:value-type="float">
            <text:p>151.490592</text:p>
          </table:table-cell>
          <table:table-cell office:value-type="float" office:value="102.12569" calcext:value-type="float">
            <text:p>102.12569</text:p>
          </table:table-cell>
          <table:table-cell office:value-type="float" office:value="49.364902" calcext:value-type="float">
            <text:p>49.36490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659.4" calcext:value-type="float">
            <text:p>74659.4</text:p>
          </table:table-cell>
          <table:table-cell table:style-name="ce18" table:formula="of:=([.F4]+[.F5])/[.B22]" office:value-type="float" office:value="124.259239158097" calcext:value-type="float">
            <text:p>124.26</text:p>
          </table:table-cell>
          <table:table-cell table:style-name="ce18" office:value-type="float" office:value="100.005358" calcext:value-type="float">
            <text:p>100.01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84.761895" calcext:value-type="float">
            <text:p>84.761895</text:p>
          </table:table-cell>
          <table:table-cell office:value-type="float" office:value="57.384677" calcext:value-type="float">
            <text:p>57.384677</text:p>
          </table:table-cell>
          <table:table-cell office:value-type="float" office:value="27.377218" calcext:value-type="float">
            <text:p>27.37721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7.958949" calcext:value-type="float">
            <text:p>147.958949</text:p>
          </table:table-cell>
          <table:table-cell office:value-type="float" office:value="100.005358" calcext:value-type="float">
            <text:p>100.005358</text:p>
          </table:table-cell>
          <table:table-cell office:value-type="float" office:value="47.953591" calcext:value-type="float">
            <text:p>47.95359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715.4" calcext:value-type="float">
            <text:p>74715.4</text:p>
          </table:table-cell>
          <table:table-cell table:style-name="ce18" table:formula="of:=([.F4]+[.F5])/[.B23]" office:value-type="float" office:value="124.166105515061" calcext:value-type="float">
            <text:p>124.17</text:p>
          </table:table-cell>
          <table:table-cell table:style-name="ce18" office:value-type="float" office:value="98.887134" calcext:value-type="float">
            <text:p>98.89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82.917602" calcext:value-type="float">
            <text:p>82.917602</text:p>
          </table:table-cell>
          <table:table-cell office:value-type="float" office:value="57.263497" calcext:value-type="float">
            <text:p>57.263497</text:p>
          </table:table-cell>
          <table:table-cell office:value-type="float" office:value="25.654105" calcext:value-type="float">
            <text:p>25.65410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43.513119" calcext:value-type="float">
            <text:p>143.513119</text:p>
          </table:table-cell>
          <table:table-cell office:value-type="float" office:value="98.887134" calcext:value-type="float">
            <text:p>98.887134</text:p>
          </table:table-cell>
          <table:table-cell office:value-type="float" office:value="44.625985" calcext:value-type="float">
            <text:p>44.62598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486" calcext:value-type="float">
            <text:p>74486</text:p>
          </table:table-cell>
          <table:table-cell table:style-name="ce18" table:formula="of:=([.F4]+[.F5])/[.B24]" office:value-type="float" office:value="124.548508981554" calcext:value-type="float">
            <text:p>124.55</text:p>
          </table:table-cell>
          <table:table-cell table:style-name="ce18" office:value-type="float" office:value="98.30932" calcext:value-type="float">
            <text:p>98.31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81.157449" calcext:value-type="float">
            <text:p>81.157449</text:p>
          </table:table-cell>
          <table:table-cell office:value-type="float" office:value="57.121777" calcext:value-type="float">
            <text:p>57.121777</text:p>
          </table:table-cell>
          <table:table-cell office:value-type="float" office:value="24.035672" calcext:value-type="float">
            <text:p>24.03567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0.027579" calcext:value-type="float">
            <text:p>140.027579</text:p>
          </table:table-cell>
          <table:table-cell office:value-type="float" office:value="98.30932" calcext:value-type="float">
            <text:p>98.30932</text:p>
          </table:table-cell>
          <table:table-cell office:value-type="float" office:value="41.718259" calcext:value-type="float">
            <text:p>41.71825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328.7" calcext:value-type="float">
            <text:p>74328.7</text:p>
          </table:table-cell>
          <table:table-cell table:style-name="ce18" table:formula="of:=([.F4]+[.F5])/[.B25]" office:value-type="float" office:value="124.812087928351" calcext:value-type="float">
            <text:p>124.81</text:p>
          </table:table-cell>
          <table:table-cell table:style-name="ce18" office:value-type="float" office:value="98.451276" calcext:value-type="float">
            <text:p>98.45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80.407566" calcext:value-type="float">
            <text:p>80.407566</text:p>
          </table:table-cell>
          <table:table-cell office:value-type="float" office:value="57.560221" calcext:value-type="float">
            <text:p>57.560221</text:p>
          </table:table-cell>
          <table:table-cell office:value-type="float" office:value="22.847345" calcext:value-type="float">
            <text:p>22.84734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7.833572" calcext:value-type="float">
            <text:p>137.833572</text:p>
          </table:table-cell>
          <table:table-cell office:value-type="float" office:value="98.451276" calcext:value-type="float">
            <text:p>98.451276</text:p>
          </table:table-cell>
          <table:table-cell office:value-type="float" office:value="39.382296" calcext:value-type="float">
            <text:p>39.382296</text:p>
          </table:table-cell>
          <table:table-cell table:number-columns-repeated="2"/>
        </table:table-row>
        <table:table-row table:style-name="ro1">
          <table:table-cell/>
          <table:table-cell table:style-name="ce18" table:number-columns-repeated="3"/>
          <table:table-cell table:number-columns-repeated="17"/>
        </table:table-row>
        <table:table-row table:style-name="ro1">
          <table:table-cell office:value-type="string" calcext:value-type="string">
            <text:p>Calculation For analyze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Factor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 M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16000000" calcext:value-type="float">
            <text:p>16,000,000.00</text:p>
          </table:table-cell>
          <table:table-cell office:value-type="float" office:value="5" calcext:value-type="float">
            <text:p>5</text:p>
          </table:table-cell>
          <table:table-cell table:formula="of:=([.B29]*[.C29]*8)/1000000" office:value-type="float" office:value="640" calcext:value-type="float">
            <text:p>640</text:p>
          </table:table-cell>
          <table:table-cell table:style-name="ce6" office:value-type="float" office:value="5000" calcext:value-type="float">
            <text:p>5000</text:p>
          </table:table-cell>
          <table:table-cell table:style-name="ce7" table:formula="of:=[.D29]*[.E29]" office:value-type="float" office:value="3200000" calcext:value-type="float">
            <text:p>3,200,000</text:p>
          </table:table-cell>
          <table:table-cell table:number-columns-repeated="15"/>
        </table:table-row>
        <table:table-row table:style-name="ro1" table:number-rows-repeated="2">
          <table:table-cell/>
          <table:table-cell table:style-name="ce16"/>
          <table:table-cell table:number-columns-repeated="2"/>
          <table:table-cell table:style-name="ce16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/>
          <table:table-cell office:value-type="string" calcext:value-type="string">
            <text:p>Analyze</text:p>
          </table:table-cell>
          <table:table-cell/>
          <table:table-cell office:value-type="string" calcext:value-type="string">
            <text:p>Analyze time 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Threads</text:p>
          </table:table-cell>
          <table:table-cell table:style-name="ce21" office:value-type="string" calcext:value-type="string">
            <text:p>DRAM speed</text:p>
          </table:table-cell>
          <table:table-cell table:style-name="ce21"/>
          <table:table-cell office:value-type="string" calcext:value-type="string">
            <text:p>Prediction</text:p>
          </table:table-cell>
          <table:table-cell table:style-name="ce21"/>
          <table:table-cell table:style-name="ce8" office:value-type="string" calcext:value-type="string">
            <text:p>Measurement</text:p>
          </table:table-cell>
          <table:table-cell table:number-columns-repeated="4"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  <table:table-cell office:value-type="string" calcext:value-type="string">
            <text:p><text:s/>Iteration time</text:p>
          </table:table-cell>
          <table:table-cell office:value-type="string" calcext:value-type="string">
            <text:p><text:s/>Calculation time</text:p>
          </table:table-cell>
          <table:table-cell table:number-columns-repeated="2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65.4" calcext:value-type="float">
            <text:p>6665.4</text:p>
          </table:table-cell>
          <table:table-cell table:style-name="ce16"/>
          <table:table-cell table:style-name="ce16" table:formula="of:=[.F29]/[.B34]" office:value-type="float" office:value="480.091217331293" calcext:value-type="float">
            <text:p>480.09</text:p>
          </table:table-cell>
          <table:table-cell table:style-name="ce18"/>
          <table:table-cell office:value-type="float" office:value="470.279564" calcext:value-type="float">
            <text:p>470.27956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08.623482" calcext:value-type="float">
            <text:p>308.623482</text:p>
          </table:table-cell>
          <table:table-cell office:value-type="float" office:value="188.49585" calcext:value-type="float">
            <text:p>188.49585</text:p>
          </table:table-cell>
          <table:table-cell office:value-type="float" office:value="120.127632" calcext:value-type="float">
            <text:p>120.1276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635.1" calcext:value-type="float">
            <text:p>12635.1</text:p>
          </table:table-cell>
          <table:table-cell office:value-type="float" office:value="13090.6" calcext:value-type="float">
            <text:p>13090.6</text:p>
          </table:table-cell>
          <table:table-cell office:value-type="float" office:value="13186.1" calcext:value-type="float">
            <text:p>13186.1</text:p>
          </table:table-cell>
          <table:table-cell office:value-type="float" office:value="13265.2" calcext:value-type="float">
            <text:p>13265.2</text:p>
          </table:table-cell>
          <table:table-cell office:value-type="float" office:value="6665.4" calcext:value-type="float">
            <text:p>6665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83.1" calcext:value-type="float">
            <text:p>13183.1</text:p>
          </table:table-cell>
          <table:table-cell table:style-name="ce18"/>
          <table:table-cell table:style-name="ce18" table:formula="of:=[.F29]/[.B35]" office:value-type="float" office:value="242.735016801814" calcext:value-type="float">
            <text:p>242.74</text:p>
          </table:table-cell>
          <table:table-cell table:style-name="ce18"/>
          <table:table-cell office:value-type="float" office:value="242.670301" calcext:value-type="float">
            <text:p>242.67030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60.485363" calcext:value-type="float">
            <text:p>160.485363</text:p>
          </table:table-cell>
          <table:table-cell office:value-type="float" office:value="98.047086" calcext:value-type="float">
            <text:p>98.047086</text:p>
          </table:table-cell>
          <table:table-cell office:value-type="float" office:value="62.438277" calcext:value-type="float">
            <text:p>62.4382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532.7" calcext:value-type="float">
            <text:p>24532.7</text:p>
          </table:table-cell>
          <table:table-cell office:value-type="float" office:value="25455.4" calcext:value-type="float">
            <text:p>25455.4</text:p>
          </table:table-cell>
          <table:table-cell office:value-type="float" office:value="24634.1" calcext:value-type="float">
            <text:p>24634.1</text:p>
          </table:table-cell>
          <table:table-cell office:value-type="float" office:value="26431.7" calcext:value-type="float">
            <text:p>26431.7</text:p>
          </table:table-cell>
          <table:table-cell office:value-type="float" office:value="13183.1" calcext:value-type="float">
            <text:p>13183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04.7" calcext:value-type="float">
            <text:p>18704.7</text:p>
          </table:table-cell>
          <table:table-cell table:style-name="ce18"/>
          <table:table-cell table:style-name="ce18" table:formula="of:=[.F29]/[.B36]" office:value-type="float" office:value="171.07999593685" calcext:value-type="float">
            <text:p>171.08</text:p>
          </table:table-cell>
          <table:table-cell table:style-name="ce18"/>
          <table:table-cell office:value-type="float" office:value="167.853153" calcext:value-type="float">
            <text:p>167.85315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09.514863" calcext:value-type="float">
            <text:p>109.514863</text:p>
          </table:table-cell>
          <table:table-cell office:value-type="float" office:value="67.332783" calcext:value-type="float">
            <text:p>67.332783</text:p>
          </table:table-cell>
          <table:table-cell office:value-type="float" office:value="42.18208" calcext:value-type="float">
            <text:p>42.182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456.3" calcext:value-type="float">
            <text:p>35456.3</text:p>
          </table:table-cell>
          <table:table-cell office:value-type="float" office:value="36585.5" calcext:value-type="float">
            <text:p>36585.5</text:p>
          </table:table-cell>
          <table:table-cell office:value-type="float" office:value="38732.3" calcext:value-type="float">
            <text:p>38732.3</text:p>
          </table:table-cell>
          <table:table-cell office:value-type="float" office:value="38557.2" calcext:value-type="float">
            <text:p>38557.2</text:p>
          </table:table-cell>
          <table:table-cell office:value-type="float" office:value="18704.7" calcext:value-type="float">
            <text:p>18704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971.9" calcext:value-type="float">
            <text:p>24971.9</text:p>
          </table:table-cell>
          <table:table-cell table:style-name="ce18"/>
          <table:table-cell table:style-name="ce18" table:formula="of:=[.F29]/[.B37]" office:value-type="float" office:value="128.144033894097" calcext:value-type="float">
            <text:p>128.14</text:p>
          </table:table-cell>
          <table:table-cell table:style-name="ce18"/>
          <table:table-cell office:value-type="float" office:value="128.155062" calcext:value-type="float">
            <text:p>128.15506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83.657433" calcext:value-type="float">
            <text:p>83.657433</text:p>
          </table:table-cell>
          <table:table-cell office:value-type="float" office:value="51.603626" calcext:value-type="float">
            <text:p>51.603626</text:p>
          </table:table-cell>
          <table:table-cell office:value-type="float" office:value="32.053807" calcext:value-type="float">
            <text:p>32.05380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5777.2" calcext:value-type="float">
            <text:p>45777.2</text:p>
          </table:table-cell>
          <table:table-cell office:value-type="float" office:value="46738.7" calcext:value-type="float">
            <text:p>46738.7</text:p>
          </table:table-cell>
          <table:table-cell office:value-type="float" office:value="49618.6" calcext:value-type="float">
            <text:p>49618.6</text:p>
          </table:table-cell>
          <table:table-cell office:value-type="float" office:value="49447.8" calcext:value-type="float">
            <text:p>49447.8</text:p>
          </table:table-cell>
          <table:table-cell office:value-type="float" office:value="24971.9" calcext:value-type="float">
            <text:p>24971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69.6" calcext:value-type="float">
            <text:p>31169.6</text:p>
          </table:table-cell>
          <table:table-cell table:style-name="ce18"/>
          <table:table-cell table:style-name="ce18" table:formula="of:=[.F29]/[.B38]" office:value-type="float" office:value="102.664134284688" calcext:value-type="float">
            <text:p>102.66</text:p>
          </table:table-cell>
          <table:table-cell table:style-name="ce18"/>
          <table:table-cell office:value-type="float" office:value="104.356358" calcext:value-type="float">
            <text:p>104.35635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68.2422" calcext:value-type="float">
            <text:p>68.2422</text:p>
          </table:table-cell>
          <table:table-cell office:value-type="float" office:value="42.237309" calcext:value-type="float">
            <text:p>42.237309</text:p>
          </table:table-cell>
          <table:table-cell office:value-type="float" office:value="26.00489" calcext:value-type="float">
            <text:p>26.0048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2013.9" calcext:value-type="float">
            <text:p>52013.9</text:p>
          </table:table-cell>
          <table:table-cell office:value-type="float" office:value="52222.8" calcext:value-type="float">
            <text:p>52222.8</text:p>
          </table:table-cell>
          <table:table-cell office:value-type="float" office:value="58199" calcext:value-type="float">
            <text:p>58199</text:p>
          </table:table-cell>
          <table:table-cell office:value-type="float" office:value="58565.4" calcext:value-type="float">
            <text:p>58565.4</text:p>
          </table:table-cell>
          <table:table-cell office:value-type="float" office:value="31169.6" calcext:value-type="float">
            <text:p>31169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259.5" calcext:value-type="float">
            <text:p>37259.5</text:p>
          </table:table-cell>
          <table:table-cell table:style-name="ce18"/>
          <table:table-cell table:style-name="ce18" table:formula="of:=[.F29]/[.B39]" office:value-type="float" office:value="85.8841369315208" calcext:value-type="float">
            <text:p>85.88</text:p>
          </table:table-cell>
          <table:table-cell table:style-name="ce18"/>
          <table:table-cell office:value-type="float" office:value="87.260722" calcext:value-type="float">
            <text:p>87.26072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7.347187" calcext:value-type="float">
            <text:p>57.347187</text:p>
          </table:table-cell>
          <table:table-cell office:value-type="float" office:value="35.68459" calcext:value-type="float">
            <text:p>35.68459</text:p>
          </table:table-cell>
          <table:table-cell office:value-type="float" office:value="21.662597" calcext:value-type="float">
            <text:p>21.66259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5300.1" calcext:value-type="float">
            <text:p>55300.1</text:p>
          </table:table-cell>
          <table:table-cell office:value-type="float" office:value="55677.2" calcext:value-type="float">
            <text:p>55677.2</text:p>
          </table:table-cell>
          <table:table-cell office:value-type="float" office:value="62226.2" calcext:value-type="float">
            <text:p>62226.2</text:p>
          </table:table-cell>
          <table:table-cell office:value-type="float" office:value="62627.3" calcext:value-type="float">
            <text:p>62627.3</text:p>
          </table:table-cell>
          <table:table-cell office:value-type="float" office:value="37259.5" calcext:value-type="float">
            <text:p>37259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771.7" calcext:value-type="float">
            <text:p>42771.7</text:p>
          </table:table-cell>
          <table:table-cell table:style-name="ce18"/>
          <table:table-cell table:style-name="ce18" table:formula="of:=[.F29]/[.B40]" office:value-type="float" office:value="74.8158244820758" calcext:value-type="float">
            <text:p>74.82</text:p>
          </table:table-cell>
          <table:table-cell table:style-name="ce18"/>
          <table:table-cell office:value-type="float" office:value="75.473611" calcext:value-type="float">
            <text:p>75.47361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49.875089" calcext:value-type="float">
            <text:p>49.875089</text:p>
          </table:table-cell>
          <table:table-cell office:value-type="float" office:value="31.17424" calcext:value-type="float">
            <text:p>31.17424</text:p>
          </table:table-cell>
          <table:table-cell office:value-type="float" office:value="18.700849" calcext:value-type="float">
            <text:p>18.7008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8233" calcext:value-type="float">
            <text:p>58233</text:p>
          </table:table-cell>
          <table:table-cell office:value-type="float" office:value="58456.2" calcext:value-type="float">
            <text:p>58456.2</text:p>
          </table:table-cell>
          <table:table-cell office:value-type="float" office:value="65890.8" calcext:value-type="float">
            <text:p>65890.8</text:p>
          </table:table-cell>
          <table:table-cell office:value-type="float" office:value="66290.8" calcext:value-type="float">
            <text:p>66290.8</text:p>
          </table:table-cell>
          <table:table-cell office:value-type="float" office:value="42771.7" calcext:value-type="float">
            <text:p>42771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211.9" calcext:value-type="float">
            <text:p>47211.9</text:p>
          </table:table-cell>
          <table:table-cell table:style-name="ce18"/>
          <table:table-cell table:style-name="ce18" table:formula="of:=[.F29]/[.B41]" office:value-type="float" office:value="67.7795216883879" calcext:value-type="float">
            <text:p>67.78</text:p>
          </table:table-cell>
          <table:table-cell table:style-name="ce18"/>
          <table:table-cell office:value-type="float" office:value="68.165916" calcext:value-type="float">
            <text:p>68.16591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45.313679" calcext:value-type="float">
            <text:p>45.313679</text:p>
          </table:table-cell>
          <table:table-cell office:value-type="float" office:value="28.475502" calcext:value-type="float">
            <text:p>28.475502</text:p>
          </table:table-cell>
          <table:table-cell office:value-type="float" office:value="16.838177" calcext:value-type="float">
            <text:p>16.83817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0336.7" calcext:value-type="float">
            <text:p>60336.7</text:p>
          </table:table-cell>
          <table:table-cell office:value-type="float" office:value="60343.2" calcext:value-type="float">
            <text:p>60343.2</text:p>
          </table:table-cell>
          <table:table-cell office:value-type="float" office:value="68673.7" calcext:value-type="float">
            <text:p>68673.7</text:p>
          </table:table-cell>
          <table:table-cell office:value-type="float" office:value="69130.7" calcext:value-type="float">
            <text:p>69130.7</text:p>
          </table:table-cell>
          <table:table-cell office:value-type="float" office:value="47211.9" calcext:value-type="float">
            <text:p>47211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706.4" calcext:value-type="float">
            <text:p>50706.4</text:p>
          </table:table-cell>
          <table:table-cell table:style-name="ce18"/>
          <table:table-cell table:style-name="ce18" table:formula="of:=[.F29]/[.B42]" office:value-type="float" office:value="63.1084044617642" calcext:value-type="float">
            <text:p>63.11</text:p>
          </table:table-cell>
          <table:table-cell table:style-name="ce18"/>
          <table:table-cell office:value-type="float" office:value="63.171366" calcext:value-type="float">
            <text:p>63.171366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2.407779" calcext:value-type="float">
            <text:p>42.407779</text:p>
          </table:table-cell>
          <table:table-cell office:value-type="float" office:value="26.682343" calcext:value-type="float">
            <text:p>26.682343</text:p>
          </table:table-cell>
          <table:table-cell office:value-type="float" office:value="15.725436" calcext:value-type="float">
            <text:p>15.72543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2152.8" calcext:value-type="float">
            <text:p>62152.8</text:p>
          </table:table-cell>
          <table:table-cell office:value-type="float" office:value="62317.9" calcext:value-type="float">
            <text:p>62317.9</text:p>
          </table:table-cell>
          <table:table-cell office:value-type="float" office:value="70983.1" calcext:value-type="float">
            <text:p>70983.1</text:p>
          </table:table-cell>
          <table:table-cell office:value-type="float" office:value="71409.6" calcext:value-type="float">
            <text:p>71409.6</text:p>
          </table:table-cell>
          <table:table-cell office:value-type="float" office:value="50706.4" calcext:value-type="float">
            <text:p>50706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235.2" calcext:value-type="float">
            <text:p>56235.2</text:p>
          </table:table-cell>
          <table:table-cell table:style-name="ce18"/>
          <table:table-cell table:style-name="ce18" table:formula="of:=[.F29]/[.B43]" office:value-type="float" office:value="56.9038609269639" calcext:value-type="float">
            <text:p>56.90</text:p>
          </table:table-cell>
          <table:table-cell table:style-name="ce18"/>
          <table:table-cell office:value-type="float" office:value="56.994655" calcext:value-type="float">
            <text:p>56.99465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39.833263" calcext:value-type="float">
            <text:p>39.833263</text:p>
          </table:table-cell>
          <table:table-cell office:value-type="float" office:value="25.691169" calcext:value-type="float">
            <text:p>25.691169</text:p>
          </table:table-cell>
          <table:table-cell office:value-type="float" office:value="14.142094" calcext:value-type="float">
            <text:p>14.14209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3905.9" calcext:value-type="float">
            <text:p>63905.9</text:p>
          </table:table-cell>
          <table:table-cell office:value-type="float" office:value="64115.9" calcext:value-type="float">
            <text:p>64115.9</text:p>
          </table:table-cell>
          <table:table-cell office:value-type="float" office:value="73032.8" calcext:value-type="float">
            <text:p>73032.8</text:p>
          </table:table-cell>
          <table:table-cell office:value-type="float" office:value="73271.5" calcext:value-type="float">
            <text:p>73271.5</text:p>
          </table:table-cell>
          <table:table-cell office:value-type="float" office:value="56235.2" calcext:value-type="float">
            <text:p>56235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401" calcext:value-type="float">
            <text:p>61401</text:p>
          </table:table-cell>
          <table:table-cell table:style-name="ce18"/>
          <table:table-cell table:style-name="ce18" table:formula="of:=[.F29]/[.B44]" office:value-type="float" office:value="52.1164150421003" calcext:value-type="float">
            <text:p>52.12</text:p>
          </table:table-cell>
          <table:table-cell table:style-name="ce18"/>
          <table:table-cell office:value-type="float" office:value="52.156971" calcext:value-type="float">
            <text:p>52.15697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37.960287" calcext:value-type="float">
            <text:p>37.960287</text:p>
          </table:table-cell>
          <table:table-cell office:value-type="float" office:value="25.023" calcext:value-type="float">
            <text:p>25.023</text:p>
          </table:table-cell>
          <table:table-cell office:value-type="float" office:value="12.937287" calcext:value-type="float">
            <text:p>12.93728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5085.4" calcext:value-type="float">
            <text:p>65085.4</text:p>
          </table:table-cell>
          <table:table-cell office:value-type="float" office:value="65226.4" calcext:value-type="float">
            <text:p>65226.4</text:p>
          </table:table-cell>
          <table:table-cell office:value-type="float" office:value="74121.8" calcext:value-type="float">
            <text:p>74121.8</text:p>
          </table:table-cell>
          <table:table-cell office:value-type="float" office:value="74191.2" calcext:value-type="float">
            <text:p>74191.2</text:p>
          </table:table-cell>
          <table:table-cell office:value-type="float" office:value="61401" calcext:value-type="float">
            <text:p>614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062" calcext:value-type="float">
            <text:p>65062</text:p>
          </table:table-cell>
          <table:table-cell table:style-name="ce18"/>
          <table:table-cell table:style-name="ce18" table:formula="of:=[.F29]/[.B45]" office:value-type="float" office:value="49.1838553994651" calcext:value-type="float">
            <text:p>49.18</text:p>
          </table:table-cell>
          <table:table-cell table:style-name="ce18"/>
          <table:table-cell office:value-type="float" office:value="49.364902" calcext:value-type="float">
            <text:p>49.36490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7.027505" calcext:value-type="float">
            <text:p>37.027505</text:p>
          </table:table-cell>
          <table:table-cell office:value-type="float" office:value="24.790936" calcext:value-type="float">
            <text:p>24.790936</text:p>
          </table:table-cell>
          <table:table-cell office:value-type="float" office:value="12.236569" calcext:value-type="float">
            <text:p>12.23656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5622.5" calcext:value-type="float">
            <text:p>65622.5</text:p>
          </table:table-cell>
          <table:table-cell office:value-type="float" office:value="65641.1" calcext:value-type="float">
            <text:p>65641.1</text:p>
          </table:table-cell>
          <table:table-cell office:value-type="float" office:value="74216.3" calcext:value-type="float">
            <text:p>74216.3</text:p>
          </table:table-cell>
          <table:table-cell office:value-type="float" office:value="74211.4" calcext:value-type="float">
            <text:p>74211.4</text:p>
          </table:table-cell>
          <table:table-cell office:value-type="float" office:value="65062" calcext:value-type="float">
            <text:p>650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645" calcext:value-type="float">
            <text:p>66645</text:p>
          </table:table-cell>
          <table:table-cell table:style-name="ce18"/>
          <table:table-cell table:style-name="ce18" table:formula="of:=[.F29]/[.B46]" office:value-type="float" office:value="48.0156050716483" calcext:value-type="float">
            <text:p>48.02</text:p>
          </table:table-cell>
          <table:table-cell table:style-name="ce18"/>
          <table:table-cell office:value-type="float" office:value="47.953591" calcext:value-type="float">
            <text:p>47.95359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6.391967" calcext:value-type="float">
            <text:p>36.391967</text:p>
          </table:table-cell>
          <table:table-cell office:value-type="float" office:value="24.472509" calcext:value-type="float">
            <text:p>24.472509</text:p>
          </table:table-cell>
          <table:table-cell office:value-type="float" office:value="11.919458" calcext:value-type="float">
            <text:p>11.91945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6159.5" calcext:value-type="float">
            <text:p>66159.5</text:p>
          </table:table-cell>
          <table:table-cell office:value-type="float" office:value="66184.3" calcext:value-type="float">
            <text:p>66184.3</text:p>
          </table:table-cell>
          <table:table-cell office:value-type="float" office:value="74694.3" calcext:value-type="float">
            <text:p>74694.3</text:p>
          </table:table-cell>
          <table:table-cell office:value-type="float" office:value="74659.4" calcext:value-type="float">
            <text:p>74659.4</text:p>
          </table:table-cell>
          <table:table-cell office:value-type="float" office:value="66645" calcext:value-type="float">
            <text:p>666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1518.7" calcext:value-type="float">
            <text:p>71518.7</text:p>
          </table:table-cell>
          <table:table-cell table:style-name="ce18"/>
          <table:table-cell table:style-name="ce18" table:formula="of:=[.F29]/[.B47]" office:value-type="float" office:value="44.7435425979499" calcext:value-type="float">
            <text:p>44.74</text:p>
          </table:table-cell>
          <table:table-cell table:style-name="ce18"/>
          <table:table-cell office:value-type="float" office:value="44.625985" calcext:value-type="float">
            <text:p>44.625985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35.31258" calcext:value-type="float">
            <text:p>35.31258</text:p>
          </table:table-cell>
          <table:table-cell office:value-type="float" office:value="24.326477" calcext:value-type="float">
            <text:p>24.326477</text:p>
          </table:table-cell>
          <table:table-cell office:value-type="float" office:value="10.986103" calcext:value-type="float">
            <text:p>10.98610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6489.2" calcext:value-type="float">
            <text:p>66489.2</text:p>
          </table:table-cell>
          <table:table-cell office:value-type="float" office:value="66389.9" calcext:value-type="float">
            <text:p>66389.9</text:p>
          </table:table-cell>
          <table:table-cell office:value-type="float" office:value="74710.4" calcext:value-type="float">
            <text:p>74710.4</text:p>
          </table:table-cell>
          <table:table-cell office:value-type="float" office:value="74715.4" calcext:value-type="float">
            <text:p>74715.4</text:p>
          </table:table-cell>
          <table:table-cell office:value-type="float" office:value="71518.7" calcext:value-type="float">
            <text:p>71518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6423.3" calcext:value-type="float">
            <text:p>76423.3</text:p>
          </table:table-cell>
          <table:table-cell table:style-name="ce18"/>
          <table:table-cell table:style-name="ce18" table:formula="of:=[.F29]/[.B48]" office:value-type="float" office:value="41.8720468757565" calcext:value-type="float">
            <text:p>41.87</text:p>
          </table:table-cell>
          <table:table-cell table:style-name="ce18"/>
          <table:table-cell office:value-type="float" office:value="41.718259" calcext:value-type="float">
            <text:p>41.718259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34.596718" calcext:value-type="float">
            <text:p>34.596718</text:p>
          </table:table-cell>
          <table:table-cell office:value-type="float" office:value="24.297973" calcext:value-type="float">
            <text:p>24.297973</text:p>
          </table:table-cell>
          <table:table-cell office:value-type="float" office:value="10.298745" calcext:value-type="float">
            <text:p>10.2987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6434.6" calcext:value-type="float">
            <text:p>66434.6</text:p>
          </table:table-cell>
          <table:table-cell office:value-type="float" office:value="66170.6" calcext:value-type="float">
            <text:p>66170.6</text:p>
          </table:table-cell>
          <table:table-cell office:value-type="float" office:value="74520.1" calcext:value-type="float">
            <text:p>74520.1</text:p>
          </table:table-cell>
          <table:table-cell office:value-type="float" office:value="74486" calcext:value-type="float">
            <text:p>74486</text:p>
          </table:table-cell>
          <table:table-cell office:value-type="float" office:value="76423.3" calcext:value-type="float">
            <text:p>76423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259.4" calcext:value-type="float">
            <text:p>81259.4</text:p>
          </table:table-cell>
          <table:table-cell/>
          <table:table-cell table:style-name="ce16" table:formula="of:=[.F29]/[.B49]" office:value-type="float" office:value="39.3800594146646" calcext:value-type="float">
            <text:p>39.38</text:p>
          </table:table-cell>
          <table:table-cell/>
          <table:table-cell office:value-type="float" office:value="39.382296" calcext:value-type="float">
            <text:p>39.38229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33.920214" calcext:value-type="float">
            <text:p>33.920214</text:p>
          </table:table-cell>
          <table:table-cell office:value-type="float" office:value="24.311635" calcext:value-type="float">
            <text:p>24.311635</text:p>
          </table:table-cell>
          <table:table-cell office:value-type="float" office:value="9.608579" calcext:value-type="float">
            <text:p>9.60857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6434.6" calcext:value-type="float">
            <text:p>66434.6</text:p>
          </table:table-cell>
          <table:table-cell office:value-type="float" office:value="66088.5" calcext:value-type="float">
            <text:p>66088.5</text:p>
          </table:table-cell>
          <table:table-cell office:value-type="float" office:value="74289.7" calcext:value-type="float">
            <text:p>74289.7</text:p>
          </table:table-cell>
          <table:table-cell office:value-type="float" office:value="74328.7" calcext:value-type="float">
            <text:p>74328.7</text:p>
          </table:table-cell>
          <table:table-cell office:value-type="float" office:value="81259.4" calcext:value-type="float">
            <text:p>81259.4</text:p>
          </table:table-cell>
        </table:table-row>
        <table:table-row table:style-name="ro1" table:number-rows-repeated="4">
          <table:table-cell table:number-columns-repeated="21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4000000" calcext:value-type="float">
            <text:p>4,000,000</text:p>
          </table:table-cell>
          <table:table-cell table:number-columns-repeated="14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31976004" calcext:value-type="float">
            <text:p>31,976,004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13021.6" calcext:value-type="float">
            <text:p>13021.6</text:p>
          </table:table-cell>
          <table:table-cell office:value-type="float" office:value="13532.6" calcext:value-type="float">
            <text:p>13532.6</text:p>
          </table:table-cell>
          <table:table-cell office:value-type="float" office:value="14001.8" calcext:value-type="float">
            <text:p>14001.8</text:p>
          </table:table-cell>
          <table:table-cell office:value-type="float" office:value="13991.6" calcext:value-type="float">
            <text:p>13991.6</text:p>
          </table:table-cell>
          <table:table-cell office:value-type="float" office:value="6731.5" calcext:value-type="float">
            <text:p>6731.5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24085.9" calcext:value-type="float">
            <text:p>24085.9</text:p>
          </table:table-cell>
          <table:table-cell office:value-type="float" office:value="24823.1" calcext:value-type="float">
            <text:p>24823.1</text:p>
          </table:table-cell>
          <table:table-cell office:value-type="float" office:value="19936.5" calcext:value-type="float">
            <text:p>19936.5</text:p>
          </table:table-cell>
          <table:table-cell office:value-type="float" office:value="25957.2" calcext:value-type="float">
            <text:p>25957.2</text:p>
          </table:table-cell>
          <table:table-cell office:value-type="float" office:value="13147.9" calcext:value-type="float">
            <text:p>13147.9</text:p>
          </table:table-cell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36075" calcext:value-type="float">
            <text:p>36075</text:p>
          </table:table-cell>
          <table:table-cell office:value-type="float" office:value="37398.8" calcext:value-type="float">
            <text:p>37398.8</text:p>
          </table:table-cell>
          <table:table-cell office:value-type="float" office:value="39204.1" calcext:value-type="float">
            <text:p>39204.1</text:p>
          </table:table-cell>
          <table:table-cell office:value-type="float" office:value="38876.5" calcext:value-type="float">
            <text:p>38876.5</text:p>
          </table:table-cell>
          <table:table-cell office:value-type="float" office:value="19664.2" calcext:value-type="float">
            <text:p>19664.2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47011.8" calcext:value-type="float">
            <text:p>47011.8</text:p>
          </table:table-cell>
          <table:table-cell office:value-type="float" office:value="48483.5" calcext:value-type="float">
            <text:p>48483.5</text:p>
          </table:table-cell>
          <table:table-cell office:value-type="float" office:value="51069.3" calcext:value-type="float">
            <text:p>51069.3</text:p>
          </table:table-cell>
          <table:table-cell office:value-type="float" office:value="50900.2" calcext:value-type="float">
            <text:p>50900.2</text:p>
          </table:table-cell>
          <table:table-cell office:value-type="float" office:value="26133.5" calcext:value-type="float">
            <text:p>26133.5</text:p>
          </table:table-cell>
        </table:table-row>
        <table:table-row table:style-name="ro1">
          <table:table-cell table:number-columns-repeated="15"/>
          <table:table-cell office:value-type="float" office:value="5" calcext:value-type="float">
            <text:p>5</text:p>
          </table:table-cell>
          <table:table-cell office:value-type="float" office:value="59224.3" calcext:value-type="float">
            <text:p>59224.3</text:p>
          </table:table-cell>
          <table:table-cell office:value-type="float" office:value="60908.4" calcext:value-type="float">
            <text:p>60908.4</text:p>
          </table:table-cell>
          <table:table-cell office:value-type="float" office:value="64109.4" calcext:value-type="float">
            <text:p>64109.4</text:p>
          </table:table-cell>
          <table:table-cell office:value-type="float" office:value="63758.6" calcext:value-type="float">
            <text:p>63758.6</text:p>
          </table:table-cell>
          <table:table-cell office:value-type="float" office:value="32006.3" calcext:value-type="float">
            <text:p>32006.3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69203.7" calcext:value-type="float">
            <text:p>69203.7</text:p>
          </table:table-cell>
          <table:table-cell office:value-type="float" office:value="70944.1" calcext:value-type="float">
            <text:p>70944.1</text:p>
          </table:table-cell>
          <table:table-cell office:value-type="float" office:value="74955.7" calcext:value-type="float">
            <text:p>74955.7</text:p>
          </table:table-cell>
          <table:table-cell office:value-type="float" office:value="74624.6" calcext:value-type="float">
            <text:p>74624.6</text:p>
          </table:table-cell>
          <table:table-cell office:value-type="float" office:value="37921.9" calcext:value-type="float">
            <text:p>37921.9</text:p>
          </table:table-cell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office:value-type="float" office:value="76772.2" calcext:value-type="float">
            <text:p>76772.2</text:p>
          </table:table-cell>
          <table:table-cell office:value-type="float" office:value="75230.8" calcext:value-type="float">
            <text:p>75230.8</text:p>
          </table:table-cell>
          <table:table-cell office:value-type="float" office:value="83174.2" calcext:value-type="float">
            <text:p>83174.2</text:p>
          </table:table-cell>
          <table:table-cell office:value-type="float" office:value="84665" calcext:value-type="float">
            <text:p>84665</text:p>
          </table:table-cell>
          <table:table-cell office:value-type="float" office:value="43658.3" calcext:value-type="float">
            <text:p>43658.3</text:p>
          </table:table-cell>
        </table:table-row>
        <table:table-row table:style-name="ro1">
          <table:table-cell table:number-columns-repeated="15"/>
          <table:table-cell office:value-type="float" office:value="8" calcext:value-type="float">
            <text:p>8</text:p>
          </table:table-cell>
          <table:table-cell office:value-type="float" office:value="81300.7" calcext:value-type="float">
            <text:p>81300.7</text:p>
          </table:table-cell>
          <table:table-cell office:value-type="float" office:value="75625" calcext:value-type="float">
            <text:p>75625</text:p>
          </table:table-cell>
          <table:table-cell office:value-type="float" office:value="87073.7" calcext:value-type="float">
            <text:p>87073.7</text:p>
          </table:table-cell>
          <table:table-cell office:value-type="float" office:value="90791.5" calcext:value-type="float">
            <text:p>90791.5</text:p>
          </table:table-cell>
          <table:table-cell office:value-type="float" office:value="49261.4" calcext:value-type="float">
            <text:p>49261.4</text:p>
          </table:table-cell>
        </table:table-row>
        <table:table-row table:style-name="ro1">
          <table:table-cell table:number-columns-repeated="15"/>
          <table:table-cell office:value-type="float" office:value="9" calcext:value-type="float">
            <text:p>9</text:p>
          </table:table-cell>
          <table:table-cell office:value-type="float" office:value="95164.2" calcext:value-type="float">
            <text:p>95164.2</text:p>
          </table:table-cell>
          <table:table-cell office:value-type="float" office:value="95396.9" calcext:value-type="float">
            <text:p>95396.9</text:p>
          </table:table-cell>
          <table:table-cell office:value-type="float" office:value="105922.3" calcext:value-type="float">
            <text:p>105922.3</text:p>
          </table:table-cell>
          <table:table-cell office:value-type="float" office:value="106671" calcext:value-type="float">
            <text:p>106671</text:p>
          </table:table-cell>
          <table:table-cell office:value-type="float" office:value="56007.1" calcext:value-type="float">
            <text:p>56007.1</text:p>
          </table:table-cell>
        </table:table-row>
        <table:table-row table:style-name="ro1">
          <table:table-cell table:number-columns-repeated="15"/>
          <table:table-cell office:value-type="float" office:value="10" calcext:value-type="float">
            <text:p>10</text:p>
          </table:table-cell>
          <table:table-cell office:value-type="float" office:value="104220.9" calcext:value-type="float">
            <text:p>104220.9</text:p>
          </table:table-cell>
          <table:table-cell office:value-type="float" office:value="105346.5" calcext:value-type="float">
            <text:p>105346.5</text:p>
          </table:table-cell>
          <table:table-cell office:value-type="float" office:value="115573.4" calcext:value-type="float">
            <text:p>115573.4</text:p>
          </table:table-cell>
          <table:table-cell office:value-type="float" office:value="115734.2" calcext:value-type="float">
            <text:p>115734.2</text:p>
          </table:table-cell>
          <table:table-cell office:value-type="float" office:value="61482" calcext:value-type="float">
            <text:p>61482</text:p>
          </table:table-cell>
        </table:table-row>
        <table:table-row table:style-name="ro1">
          <table:table-cell table:number-columns-repeated="15"/>
          <table:table-cell office:value-type="float" office:value="11" calcext:value-type="float">
            <text:p>11</text:p>
          </table:table-cell>
          <table:table-cell office:value-type="float" office:value="103344.6" calcext:value-type="float">
            <text:p>103344.6</text:p>
          </table:table-cell>
          <table:table-cell office:value-type="float" office:value="103386" calcext:value-type="float">
            <text:p>103386</text:p>
          </table:table-cell>
          <table:table-cell office:value-type="float" office:value="115959.5" calcext:value-type="float">
            <text:p>115959.5</text:p>
          </table:table-cell>
          <table:table-cell office:value-type="float" office:value="117068" calcext:value-type="float">
            <text:p>117068</text:p>
          </table:table-cell>
          <table:table-cell office:value-type="float" office:value="67312.1" calcext:value-type="float">
            <text:p>67312.1</text:p>
          </table:table-cell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97829.2" calcext:value-type="float">
            <text:p>97829.2</text:p>
          </table:table-cell>
          <table:table-cell office:value-type="float" office:value="99495.7" calcext:value-type="float">
            <text:p>99495.7</text:p>
          </table:table-cell>
          <table:table-cell office:value-type="float" office:value="108548.2" calcext:value-type="float">
            <text:p>108548.2</text:p>
          </table:table-cell>
          <table:table-cell office:value-type="float" office:value="109628.7" calcext:value-type="float">
            <text:p>109628.7</text:p>
          </table:table-cell>
          <table:table-cell office:value-type="float" office:value="71915.7" calcext:value-type="float">
            <text:p>71915.7</text:p>
          </table:table-cell>
        </table:table-row>
        <table:table-row table:style-name="ro1">
          <table:table-cell table:number-columns-repeated="15"/>
          <table:table-cell office:value-type="float" office:value="13" calcext:value-type="float">
            <text:p>13</text:p>
          </table:table-cell>
          <table:table-cell office:value-type="float" office:value="106114.4" calcext:value-type="float">
            <text:p>106114.4</text:p>
          </table:table-cell>
          <table:table-cell office:value-type="float" office:value="104193.4" calcext:value-type="float">
            <text:p>104193.4</text:p>
          </table:table-cell>
          <table:table-cell office:value-type="float" office:value="119064.8" calcext:value-type="float">
            <text:p>119064.8</text:p>
          </table:table-cell>
          <table:table-cell office:value-type="float" office:value="120931.4" calcext:value-type="float">
            <text:p>120931.4</text:p>
          </table:table-cell>
          <table:table-cell office:value-type="float" office:value="78546.9" calcext:value-type="float">
            <text:p>78546.9</text:p>
          </table:table-cell>
        </table:table-row>
        <table:table-row table:style-name="ro1">
          <table:table-cell table:number-columns-repeated="15"/>
          <table:table-cell office:value-type="float" office:value="14" calcext:value-type="float">
            <text:p>14</text:p>
          </table:table-cell>
          <table:table-cell office:value-type="float" office:value="116085.2" calcext:value-type="float">
            <text:p>116085.2</text:p>
          </table:table-cell>
          <table:table-cell office:value-type="float" office:value="116397.3" calcext:value-type="float">
            <text:p>116397.3</text:p>
          </table:table-cell>
          <table:table-cell office:value-type="float" office:value="130797.8" calcext:value-type="float">
            <text:p>130797.8</text:p>
          </table:table-cell>
          <table:table-cell office:value-type="float" office:value="131355.9" calcext:value-type="float">
            <text:p>131355.9</text:p>
          </table:table-cell>
          <table:table-cell office:value-type="float" office:value="85159.2" calcext:value-type="float">
            <text:p>85159.2</text:p>
          </table:table-cell>
        </table:table-row>
        <table:table-row table:style-name="ro1">
          <table:table-cell table:number-columns-repeated="15"/>
          <table:table-cell office:value-type="float" office:value="15" calcext:value-type="float">
            <text:p>15</text:p>
          </table:table-cell>
          <table:table-cell office:value-type="float" office:value="115058.2" calcext:value-type="float">
            <text:p>115058.2</text:p>
          </table:table-cell>
          <table:table-cell office:value-type="float" office:value="114784.7" calcext:value-type="float">
            <text:p>114784.7</text:p>
          </table:table-cell>
          <table:table-cell office:value-type="float" office:value="130925.4" calcext:value-type="float">
            <text:p>130925.4</text:p>
          </table:table-cell>
          <table:table-cell office:value-type="float" office:value="131448.5" calcext:value-type="float">
            <text:p>131448.5</text:p>
          </table:table-cell>
          <table:table-cell office:value-type="float" office:value="89595.6" calcext:value-type="float">
            <text:p>89595.6</text:p>
          </table:table-cell>
        </table:table-row>
        <table:table-row table:style-name="ro1">
          <table:table-cell table:number-columns-repeated="15"/>
          <table:table-cell office:value-type="float" office:value="16" calcext:value-type="float">
            <text:p>16</text:p>
          </table:table-cell>
          <table:table-cell office:value-type="float" office:value="118203.5" calcext:value-type="float">
            <text:p>118203.5</text:p>
          </table:table-cell>
          <table:table-cell office:value-type="float" office:value="118985.2" calcext:value-type="float">
            <text:p>118985.2</text:p>
          </table:table-cell>
          <table:table-cell office:value-type="float" office:value="134047.9" calcext:value-type="float">
            <text:p>134047.9</text:p>
          </table:table-cell>
          <table:table-cell office:value-type="float" office:value="134664.8" calcext:value-type="float">
            <text:p>134664.8</text:p>
          </table:table-cell>
          <table:table-cell office:value-type="float" office:value="95317" calcext:value-type="float">
            <text:p>95317</text:p>
          </table:table-cell>
        </table:table-row>
        <table:table-row table:style-name="ro1">
          <table:table-cell table:number-columns-repeated="15"/>
          <table:table-cell office:value-type="float" office:value="17" calcext:value-type="float">
            <text:p>17</text:p>
          </table:table-cell>
          <table:table-cell office:value-type="float" office:value="112596.9" calcext:value-type="float">
            <text:p>112596.9</text:p>
          </table:table-cell>
          <table:table-cell office:value-type="float" office:value="109798.5" calcext:value-type="float">
            <text:p>109798.5</text:p>
          </table:table-cell>
          <table:table-cell office:value-type="float" office:value="125937.7" calcext:value-type="float">
            <text:p>125937.7</text:p>
          </table:table-cell>
          <table:table-cell office:value-type="float" office:value="126342.4" calcext:value-type="float">
            <text:p>126342.4</text:p>
          </table:table-cell>
          <table:table-cell office:value-type="float" office:value="96969.7" calcext:value-type="float">
            <text:p>96969.7</text:p>
          </table:table-cell>
        </table:table-row>
        <table:table-row table:style-name="ro1">
          <table:table-cell table:number-columns-repeated="15"/>
          <table:table-cell office:value-type="float" office:value="18" calcext:value-type="float">
            <text:p>18</text:p>
          </table:table-cell>
          <table:table-cell office:value-type="float" office:value="111740.1" calcext:value-type="float">
            <text:p>111740.1</text:p>
          </table:table-cell>
          <table:table-cell office:value-type="float" office:value="113130.2" calcext:value-type="float">
            <text:p>113130.2</text:p>
          </table:table-cell>
          <table:table-cell office:value-type="float" office:value="125574.8" calcext:value-type="float">
            <text:p>125574.8</text:p>
          </table:table-cell>
          <table:table-cell office:value-type="float" office:value="126275.8" calcext:value-type="float">
            <text:p>126275.8</text:p>
          </table:table-cell>
          <table:table-cell office:value-type="float" office:value="99294" calcext:value-type="float">
            <text:p>99294</text:p>
          </table:table-cell>
        </table:table-row>
        <table:table-row table:style-name="ro1">
          <table:table-cell table:number-columns-repeated="15"/>
          <table:table-cell office:value-type="float" office:value="19" calcext:value-type="float">
            <text:p>19</text:p>
          </table:table-cell>
          <table:table-cell office:value-type="float" office:value="123839.9" calcext:value-type="float">
            <text:p>123839.9</text:p>
          </table:table-cell>
          <table:table-cell office:value-type="float" office:value="123323.3" calcext:value-type="float">
            <text:p>123323.3</text:p>
          </table:table-cell>
          <table:table-cell office:value-type="float" office:value="140912" calcext:value-type="float">
            <text:p>140912</text:p>
          </table:table-cell>
          <table:table-cell office:value-type="float" office:value="141244.2" calcext:value-type="float">
            <text:p>141244.2</text:p>
          </table:table-cell>
          <table:table-cell office:value-type="float" office:value="106242.1" calcext:value-type="float">
            <text:p>106242.1</text:p>
          </table:table-cell>
        </table:table-row>
        <table:table-row table:style-name="ro1">
          <table:table-cell table:number-columns-repeated="15"/>
          <table:table-cell office:value-type="float" office:value="20" calcext:value-type="float">
            <text:p>20</text:p>
          </table:table-cell>
          <table:table-cell office:value-type="float" office:value="127551.9" calcext:value-type="float">
            <text:p>127551.9</text:p>
          </table:table-cell>
          <table:table-cell office:value-type="float" office:value="127237.5" calcext:value-type="float">
            <text:p>127237.5</text:p>
          </table:table-cell>
          <table:table-cell office:value-type="float" office:value="144979" calcext:value-type="float">
            <text:p>144979</text:p>
          </table:table-cell>
          <table:table-cell office:value-type="float" office:value="145014.5" calcext:value-type="float">
            <text:p>145014.5</text:p>
          </table:table-cell>
          <table:table-cell office:value-type="float" office:value="111591.4" calcext:value-type="float">
            <text:p>111591.4</text:p>
          </table:table-cell>
        </table:table-row>
        <table:table-row table:style-name="ro1">
          <table:table-cell table:number-columns-repeated="15"/>
          <table:table-cell office:value-type="float" office:value="21" calcext:value-type="float">
            <text:p>21</text:p>
          </table:table-cell>
          <table:table-cell office:value-type="float" office:value="123963.5" calcext:value-type="float">
            <text:p>123963.5</text:p>
          </table:table-cell>
          <table:table-cell office:value-type="float" office:value="122305.2" calcext:value-type="float">
            <text:p>122305.2</text:p>
          </table:table-cell>
          <table:table-cell office:value-type="float" office:value="139446" calcext:value-type="float">
            <text:p>139446</text:p>
          </table:table-cell>
          <table:table-cell office:value-type="float" office:value="139542.7" calcext:value-type="float">
            <text:p>139542.7</text:p>
          </table:table-cell>
          <table:table-cell office:value-type="float" office:value="116500.4" calcext:value-type="float">
            <text:p>116500.4</text:p>
          </table:table-cell>
        </table:table-row>
        <table:table-row table:style-name="ro1">
          <table:table-cell table:number-columns-repeated="15"/>
          <table:table-cell office:value-type="float" office:value="22" calcext:value-type="float">
            <text:p>22</text:p>
          </table:table-cell>
          <table:table-cell office:value-type="float" office:value="130620.4" calcext:value-type="float">
            <text:p>130620.4</text:p>
          </table:table-cell>
          <table:table-cell office:value-type="float" office:value="129859.6" calcext:value-type="float">
            <text:p>129859.6</text:p>
          </table:table-cell>
          <table:table-cell office:value-type="float" office:value="147756.1" calcext:value-type="float">
            <text:p>147756.1</text:p>
          </table:table-cell>
          <table:table-cell office:value-type="float" office:value="147548.2" calcext:value-type="float">
            <text:p>147548.2</text:p>
          </table:table-cell>
          <table:table-cell office:value-type="float" office:value="122305.2" calcext:value-type="float">
            <text:p>122305.2</text:p>
          </table:table-cell>
        </table:table-row>
        <table:table-row table:style-name="ro1">
          <table:table-cell table:number-columns-repeated="15"/>
          <table:table-cell office:value-type="float" office:value="23" calcext:value-type="float">
            <text:p>23</text:p>
          </table:table-cell>
          <table:table-cell office:value-type="float" office:value="125402" calcext:value-type="float">
            <text:p>125402</text:p>
          </table:table-cell>
          <table:table-cell office:value-type="float" office:value="123693.9" calcext:value-type="float">
            <text:p>123693.9</text:p>
          </table:table-cell>
          <table:table-cell office:value-type="float" office:value="140565.7" calcext:value-type="float">
            <text:p>140565.7</text:p>
          </table:table-cell>
          <table:table-cell office:value-type="float" office:value="140342.3" calcext:value-type="float">
            <text:p>140342.3</text:p>
          </table:table-cell>
          <table:table-cell office:value-type="float" office:value="125804" calcext:value-type="float">
            <text:p>125804</text:p>
          </table:table-cell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132385.5" calcext:value-type="float">
            <text:p>132385.5</text:p>
          </table:table-cell>
          <table:table-cell office:value-type="float" office:value="131588.6" calcext:value-type="float">
            <text:p>131588.6</text:p>
          </table:table-cell>
          <table:table-cell office:value-type="float" office:value="148967.5" calcext:value-type="float">
            <text:p>148967.5</text:p>
          </table:table-cell>
          <table:table-cell office:value-type="float" office:value="148771.6" calcext:value-type="float">
            <text:p>148771.6</text:p>
          </table:table-cell>
          <table:table-cell office:value-type="float" office:value="131467.4" calcext:value-type="float">
            <text:p>131467.4</text:p>
          </table:table-cell>
        </table:table-row>
        <table:table-row table:style-name="ro1">
          <table:table-cell table:number-columns-repeated="15"/>
          <table:table-cell office:value-type="float" office:value="25" calcext:value-type="float">
            <text:p>25</text:p>
          </table:table-cell>
          <table:table-cell office:value-type="float" office:value="129942.6" calcext:value-type="float">
            <text:p>129942.6</text:p>
          </table:table-cell>
          <table:table-cell office:value-type="float" office:value="129000.9" calcext:value-type="float">
            <text:p>129000.9</text:p>
          </table:table-cell>
          <table:table-cell office:value-type="float" office:value="145578.7" calcext:value-type="float">
            <text:p>145578.7</text:p>
          </table:table-cell>
          <table:table-cell office:value-type="float" office:value="145614.5" calcext:value-type="float">
            <text:p>145614.5</text:p>
          </table:table-cell>
          <table:table-cell office:value-type="float" office:value="129304.2" calcext:value-type="float">
            <text:p>129304.2</text:p>
          </table:table-cell>
        </table:table-row>
        <table:table-row table:style-name="ro1">
          <table:table-cell table:number-columns-repeated="15"/>
          <table:table-cell office:value-type="float" office:value="26" calcext:value-type="float">
            <text:p>26</text:p>
          </table:table-cell>
          <table:table-cell office:value-type="float" office:value="133200.1" calcext:value-type="float">
            <text:p>133200.1</text:p>
          </table:table-cell>
          <table:table-cell office:value-type="float" office:value="131591.2" calcext:value-type="float">
            <text:p>131591.2</text:p>
          </table:table-cell>
          <table:table-cell office:value-type="float" office:value="148800.1" calcext:value-type="float">
            <text:p>148800.1</text:p>
          </table:table-cell>
          <table:table-cell office:value-type="float" office:value="148765" calcext:value-type="float">
            <text:p>148765</text:p>
          </table:table-cell>
          <table:table-cell office:value-type="float" office:value="131215.5" calcext:value-type="float">
            <text:p>131215.5</text:p>
          </table:table-cell>
        </table:table-row>
        <table:table-row table:style-name="ro1">
          <table:table-cell table:number-columns-repeated="15"/>
          <table:table-cell office:value-type="float" office:value="27" calcext:value-type="float">
            <text:p>27</text:p>
          </table:table-cell>
          <table:table-cell office:value-type="float" office:value="130653.5" calcext:value-type="float">
            <text:p>130653.5</text:p>
          </table:table-cell>
          <table:table-cell office:value-type="float" office:value="129334.1" calcext:value-type="float">
            <text:p>129334.1</text:p>
          </table:table-cell>
          <table:table-cell office:value-type="float" office:value="145473.5" calcext:value-type="float">
            <text:p>145473.5</text:p>
          </table:table-cell>
          <table:table-cell office:value-type="float" office:value="145570.3" calcext:value-type="float">
            <text:p>145570.3</text:p>
          </table:table-cell>
          <table:table-cell office:value-type="float" office:value="137619.7" calcext:value-type="float">
            <text:p>137619.7</text:p>
          </table:table-cell>
        </table:table-row>
        <table:table-row table:style-name="ro1">
          <table:table-cell table:number-columns-repeated="15"/>
          <table:table-cell office:value-type="float" office:value="28" calcext:value-type="float">
            <text:p>28</text:p>
          </table:table-cell>
          <table:table-cell office:value-type="float" office:value="127488.9" calcext:value-type="float">
            <text:p>127488.9</text:p>
          </table:table-cell>
          <table:table-cell office:value-type="float" office:value="124000.1" calcext:value-type="float">
            <text:p>124000.1</text:p>
          </table:table-cell>
          <table:table-cell office:value-type="float" office:value="139975.4" calcext:value-type="float">
            <text:p>139975.4</text:p>
          </table:table-cell>
          <table:table-cell office:value-type="float" office:value="140162.5" calcext:value-type="float">
            <text:p>140162.5</text:p>
          </table:table-cell>
          <table:table-cell office:value-type="float" office:value="138603.1" calcext:value-type="float">
            <text:p>138603.1</text:p>
          </table:table-cell>
        </table:table-row>
        <table:table-row table:style-name="ro1">
          <table:table-cell table:number-columns-repeated="15"/>
          <table:table-cell office:value-type="float" office:value="29" calcext:value-type="float">
            <text:p>29</text:p>
          </table:table-cell>
          <table:table-cell office:value-type="float" office:value="130944.1" calcext:value-type="float">
            <text:p>130944.1</text:p>
          </table:table-cell>
          <table:table-cell office:value-type="float" office:value="129219.5" calcext:value-type="float">
            <text:p>129219.5</text:p>
          </table:table-cell>
          <table:table-cell office:value-type="float" office:value="145050.1" calcext:value-type="float">
            <text:p>145050.1</text:p>
          </table:table-cell>
          <table:table-cell office:value-type="float" office:value="145542.9" calcext:value-type="float">
            <text:p>145542.9</text:p>
          </table:table-cell>
          <table:table-cell office:value-type="float" office:value="147142.7" calcext:value-type="float">
            <text:p>147142.7</text:p>
          </table:table-cell>
        </table:table-row>
        <table:table-row table:style-name="ro1">
          <table:table-cell table:number-columns-repeated="15"/>
          <table:table-cell office:value-type="float" office:value="30" calcext:value-type="float">
            <text:p>30</text:p>
          </table:table-cell>
          <table:table-cell office:value-type="float" office:value="134003.3" calcext:value-type="float">
            <text:p>134003.3</text:p>
          </table:table-cell>
          <table:table-cell office:value-type="float" office:value="132649.8" calcext:value-type="float">
            <text:p>132649.8</text:p>
          </table:table-cell>
          <table:table-cell office:value-type="float" office:value="148210.8" calcext:value-type="float">
            <text:p>148210.8</text:p>
          </table:table-cell>
          <table:table-cell office:value-type="float" office:value="148560.8" calcext:value-type="float">
            <text:p>148560.8</text:p>
          </table:table-cell>
          <table:table-cell office:value-type="float" office:value="152291.7" calcext:value-type="float">
            <text:p>152291.7</text:p>
          </table:table-cell>
        </table:table-row>
        <table:table-row table:style-name="ro1">
          <table:table-cell table:number-columns-repeated="15"/>
          <table:table-cell office:value-type="float" office:value="31" calcext:value-type="float">
            <text:p>31</text:p>
          </table:table-cell>
          <table:table-cell office:value-type="float" office:value="130933.9" calcext:value-type="float">
            <text:p>130933.9</text:p>
          </table:table-cell>
          <table:table-cell office:value-type="float" office:value="129147.4" calcext:value-type="float">
            <text:p>129147.4</text:p>
          </table:table-cell>
          <table:table-cell office:value-type="float" office:value="144928.9" calcext:value-type="float">
            <text:p>144928.9</text:p>
          </table:table-cell>
          <table:table-cell office:value-type="float" office:value="145402.1" calcext:value-type="float">
            <text:p>145402.1</text:p>
          </table:table-cell>
          <table:table-cell office:value-type="float" office:value="157480.8" calcext:value-type="float">
            <text:p>157480.8</text:p>
          </table:table-cell>
        </table:table-row>
        <table:table-row table:style-name="ro1">
          <table:table-cell table:number-columns-repeated="15"/>
          <table:table-cell office:value-type="float" office:value="32" calcext:value-type="float">
            <text:p>32</text:p>
          </table:table-cell>
          <table:table-cell office:value-type="float" office:value="133960.5" calcext:value-type="float">
            <text:p>133960.5</text:p>
          </table:table-cell>
          <table:table-cell office:value-type="float" office:value="132406.4" calcext:value-type="float">
            <text:p>132406.4</text:p>
          </table:table-cell>
          <table:table-cell office:value-type="float" office:value="147838.6" calcext:value-type="float">
            <text:p>147838.6</text:p>
          </table:table-cell>
          <table:table-cell office:value-type="float" office:value="148267.6" calcext:value-type="float">
            <text:p>148267.6</text:p>
          </table:table-cell>
          <table:table-cell office:value-type="float" office:value="161521.3" calcext:value-type="float">
            <text:p>161521.3</text:p>
          </table:table-cell>
        </table:table-row>
      </table:table>
      <table:table table:name="NVM_test" table:style-name="ta1">
        <table:table-column table:style-name="co1" table:default-cell-style-name="Default"/>
        <table:table-column table:style-name="co2" table:default-cell-style-name="ce18"/>
        <table:table-column table:style-name="co1" table:number-columns-repeated="2" table:default-cell-style-name="ce18"/>
        <table:table-column table:style-name="co4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Calculation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4]*[.C4]*[.D4]" office:value-type="float" office:value="50000000000" calcext:value-type="float">
            <text:p>50,000,000,000.00</text:p>
          </table:table-cell>
          <table:table-cell table:style-name="ce16" table:formula="of:=([.E4]*8)/1000000" office:value-type="float" office:value="400000" calcext:value-type="float">
            <text:p>400,00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dges</text:p>
          </table:table-cell>
          <table:table-cell table:style-name="ce16" office:value-type="float" office:value="31976004" calcext:value-type="float">
            <text:p>31,976,004.0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5]*[.C5]*[.D5]" office:value-type="float" office:value="239820030000" calcext:value-type="float">
            <text:p>239,820,030,000.00</text:p>
          </table:table-cell>
          <table:table-cell table:style-name="ce16" table:formula="of:=([.E5]*8)/1000000" office:value-type="float" office:value="1918560.24" calcext:value-type="float">
            <text:p>1,918,560.24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 table:number-columns-repeated="6"/>
          <table:table-cell office:value-type="string" calcext:value-type="string">
            <text:p>n*nodes*(edges*1.5)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599.606" calcext:value-type="float">
            <text:p>63599.61</text:p>
          </table:table-cell>
          <table:table-cell table:formula="of:=([.F4]+[.F5])/[.B10]" office:value-type="float" office:value="36.4555755266786" calcext:value-type="float">
            <text:p>36.46</text:p>
          </table:table-cell>
          <table:table-cell office:value-type="float" office:value="25.346974" calcext:value-type="float">
            <text:p>25.35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717.8735" calcext:value-type="float">
            <text:p>59717.87</text:p>
          </table:table-cell>
          <table:table-cell table:formula="of:=([.F4]+[.F5])/[.B11]" office:value-type="float" office:value="38.8252311094098" calcext:value-type="float">
            <text:p>38.83</text:p>
          </table:table-cell>
          <table:table-cell office:value-type="float" office:value="26.224467" calcext:value-type="float">
            <text:p>26.22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935.536" calcext:value-type="float">
            <text:p>55935.54</text:p>
          </table:table-cell>
          <table:table-cell table:formula="of:=([.F4]+[.F5])/[.B12]" office:value-type="float" office:value="41.4505769641682" calcext:value-type="float">
            <text:p>41.45</text:p>
          </table:table-cell>
          <table:table-cell office:value-type="float" office:value="26.695213" calcext:value-type="float">
            <text:p>26.70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177.3675" calcext:value-type="float">
            <text:p>52177.37</text:p>
          </table:table-cell>
          <table:table-cell table:formula="of:=([.F4]+[.F5])/[.B13]" office:value-type="float" office:value="44.4361291320418" calcext:value-type="float">
            <text:p>44.44</text:p>
          </table:table-cell>
          <table:table-cell office:value-type="float" office:value="27.590932" calcext:value-type="float">
            <text:p>27.59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39.0115" calcext:value-type="float">
            <text:p>47839.01</text:p>
          </table:table-cell>
          <table:table-cell table:formula="of:=([.F4]+[.F5])/[.B14]" office:value-type="float" office:value="48.4658893923843" calcext:value-type="float">
            <text:p>48.47</text:p>
          </table:table-cell>
          <table:table-cell office:value-type="float" office:value="28.424609" calcext:value-type="float">
            <text:p>28.42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094.7" calcext:value-type="float">
            <text:p>44094.70</text:p>
          </table:table-cell>
          <table:table-cell table:formula="of:=([.F4]+[.F5])/[.B15]" office:value-type="float" office:value="52.5813814358642" calcext:value-type="float">
            <text:p>52.58</text:p>
          </table:table-cell>
          <table:table-cell office:value-type="float" office:value="30.282863" calcext:value-type="float">
            <text:p>30.28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483.3875" calcext:value-type="float">
            <text:p>39483.39</text:p>
          </table:table-cell>
          <table:table-cell table:formula="of:=([.F4]+[.F5])/[.B16]" office:value-type="float" office:value="58.7224244626933" calcext:value-type="float">
            <text:p>58.72</text:p>
          </table:table-cell>
          <table:table-cell office:value-type="float" office:value="31.425037" calcext:value-type="float">
            <text:p>31.43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796.483" calcext:value-type="float">
            <text:p>35796.48</text:p>
          </table:table-cell>
          <table:table-cell table:formula="of:=([.F4]+[.F5])/[.B17]" office:value-type="float" office:value="64.7706155937163" calcext:value-type="float">
            <text:p>64.77</text:p>
          </table:table-cell>
          <table:table-cell office:value-type="float" office:value="34.174107" calcext:value-type="float">
            <text:p>34.17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454.2645" calcext:value-type="float">
            <text:p>31454.26</text:p>
          </table:table-cell>
          <table:table-cell table:formula="of:=([.F4]+[.F5])/[.B18]" office:value-type="float" office:value="73.7121111193047" calcext:value-type="float">
            <text:p>73.71</text:p>
          </table:table-cell>
          <table:table-cell office:value-type="float" office:value="40.103049" calcext:value-type="float">
            <text:p>40.1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021.0415" calcext:value-type="float">
            <text:p>27021.04</text:p>
          </table:table-cell>
          <table:table-cell table:formula="of:=([.F4]+[.F5])/[.B19]" office:value-type="float" office:value="85.805731803491" calcext:value-type="float">
            <text:p>85.81</text:p>
          </table:table-cell>
          <table:table-cell office:value-type="float" office:value="43.692208" calcext:value-type="float">
            <text:p>43.69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910.984" calcext:value-type="float">
            <text:p>22910.98</text:p>
          </table:table-cell>
          <table:table-cell table:formula="of:=([.F4]+[.F5])/[.B20]" office:value-type="float" office:value="101.198632062246" calcext:value-type="float">
            <text:p>101.20</text:p>
          </table:table-cell>
          <table:table-cell office:value-type="float" office:value="50.01255" calcext:value-type="float">
            <text:p>50.01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354.5185" calcext:value-type="float">
            <text:p>18354.52</text:p>
          </table:table-cell>
          <table:table-cell table:formula="of:=([.F4]+[.F5])/[.B21]" office:value-type="float" office:value="126.320951432205" calcext:value-type="float">
            <text:p>126.32</text:p>
          </table:table-cell>
          <table:table-cell office:value-type="float" office:value="61.004739" calcext:value-type="float">
            <text:p>61.00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744.8665" calcext:value-type="float">
            <text:p>13744.87</text:p>
          </table:table-cell>
          <table:table-cell table:formula="of:=([.F4]+[.F5])/[.B22]" office:value-type="float" office:value="168.685540889029" calcext:value-type="float">
            <text:p>168.69</text:p>
          </table:table-cell>
          <table:table-cell office:value-type="float" office:value="78.685509" calcext:value-type="float">
            <text:p>78.69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75.997" calcext:value-type="float">
            <text:p>9276.00</text:p>
          </table:table-cell>
          <table:table-cell table:formula="of:=([.F4]+[.F5])/[.B23]" office:value-type="float" office:value="249.952672472835" calcext:value-type="float">
            <text:p>249.95</text:p>
          </table:table-cell>
          <table:table-cell office:value-type="float" office:value="113.362786" calcext:value-type="float">
            <text:p>113.36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10.8665" calcext:value-type="float">
            <text:p>4610.87</text:p>
          </table:table-cell>
          <table:table-cell table:formula="of:=([.F4]+[.F5])/[.B24]" office:value-type="float" office:value="502.846968134948" calcext:value-type="float">
            <text:p>502.85</text:p>
          </table:table-cell>
          <table:table-cell office:value-type="float" office:value="207.541413" calcext:value-type="float">
            <text:p>207.54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alculation For analyze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8]*[.C28]*[.D28]" office:value-type="float" office:value="100000000000" calcext:value-type="float">
            <text:p>100,000,000,000.00</text:p>
          </table:table-cell>
          <table:table-cell table:style-name="ce16" table:formula="of:=([.E28]*8)/1000000" office:value-type="float" office:value="800000" calcext:value-type="float">
            <text:p>800,00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AM-NVM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9]*[.C29]*[.D29]" office:value-type="float" office:value="20000000000" calcext:value-type="float">
            <text:p>20,000,000,000.00</text:p>
          </table:table-cell>
          <table:table-cell table:style-name="ce16" table:formula="of:=([.E29]*8)/1000000" office:value-type="float" office:value="160000" calcext:value-type="float">
            <text:p>160,000.00</text:p>
          </table:table-cell>
          <table:table-cell table:number-columns-repeated="10"/>
        </table:table-row>
        <table:table-row table:style-name="ro1">
          <table:table-cell/>
          <table:table-cell table:style-name="ce16"/>
          <table:table-cell table:style-name="Default" table:number-columns-repeated="2"/>
          <table:table-cell table:style-name="ce16" table:number-columns-repeated="2"/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DRAM-NVM</text:p>
          </table:table-cell>
          <table:table-cell table:style-name="Default" office:value-type="string" calcext:value-type="string">
            <text:p>Analyze</text:p>
          </table:table-cell>
          <table:table-cell office:value-type="string" calcext:value-type="string">
            <text:p>DRAM-NVM </text:p>
          </table:table-cell>
          <table:table-cell office:value-type="string" calcext:value-type="string">
            <text:p>Analyze time </text:p>
          </table:table-cell>
          <table:table-cell table:number-columns-repeated="6"/>
          <table:table-cell office:value-type="string" calcext:value-type="string">
            <text:p>stream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vm-threads</text:p>
          </table:table-cell>
          <table:table-cell table:style-name="ce21" office:value-type="string" calcext:value-type="string">
            <text:p>NVM speed</text:p>
          </table:table-cell>
          <table:table-cell table:style-name="ce21" office:value-type="string" calcext:value-type="string">
            <text:p>Predicted</text:p>
          </table:table-cell>
          <table:table-cell table:style-name="Default" office:value-type="string" calcext:value-type="string">
            <text:p>Prediction</text:p>
          </table:table-cell>
          <table:table-cell table:style-name="ce21" office:value-type="string" calcext:value-type="string">
            <text:p>transfer time</text:p>
          </table:table-cell>
          <table:table-cell table:style-name="ce8" office:value-type="string" calcext:value-type="string">
            <text:p>Measurement</text:p>
          </table:table-cell>
          <table:table-cell table:number-columns-repeated="6"/>
          <table:table-cell office:value-type="string" calcext:value-type="string">
            <text:p>copy</text:p>
          </table:table-cell>
          <table:table-cell office:value-type="string" calcext:value-type="string">
            <text:p>scale </text:p>
          </table:table-cell>
          <table:table-cell office:value-type="string" calcext:value-type="string">
            <text:p>add </text:p>
          </table:table-cell>
          <table:table-cell office:value-type="string" calcext:value-type="string">
            <text:p>tri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37.43" calcext:value-type="float">
            <text:p>3937.43</text:p>
          </table:table-cell>
          <table:table-cell table:style-name="ce16" table:formula="of:=[.F29]/[.B33]" office:value-type="float" office:value="40.6356430463526" calcext:value-type="float">
            <text:p>40.64</text:p>
          </table:table-cell>
          <table:table-cell table:style-name="ce16" table:formula="of:=[.F28]/[.B33]" office:value-type="float" office:value="203.178215231763" calcext:value-type="float">
            <text:p>203.18</text:p>
          </table:table-cell>
          <table:table-cell table:style-name="ce18" office:value-type="float" office:value="40.184731" calcext:value-type="float">
            <text:p>40.18</text:p>
          </table:table-cell>
          <table:table-cell table:style-name="ce18" office:value-type="float" office:value="207.502157" calcext:value-type="float">
            <text:p>207.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493.1" calcext:value-type="float">
            <text:p>4493.1</text:p>
          </table:table-cell>
          <table:table-cell office:value-type="float" office:value="6135.1" calcext:value-type="float">
            <text:p>6135.1</text:p>
          </table:table-cell>
          <table:table-cell office:value-type="float" office:value="6144.5" calcext:value-type="float">
            <text:p>6144.5</text:p>
          </table:table-cell>
          <table:table-cell office:value-type="float" office:value="5750.3" calcext:value-type="float">
            <text:p>5750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79.0205" calcext:value-type="float">
            <text:p>7879.02</text:p>
          </table:table-cell>
          <table:table-cell table:formula="of:=[.F29]/[.B34]" office:value-type="float" office:value="20.3070927407791" calcext:value-type="float">
            <text:p>20.31</text:p>
          </table:table-cell>
          <table:table-cell table:formula="of:=[.F28]/[.B34]" office:value-type="float" office:value="101.535463703896" calcext:value-type="float">
            <text:p>101.54</text:p>
          </table:table-cell>
          <table:table-cell table:style-name="ce18" office:value-type="float" office:value="20.660509" calcext:value-type="float">
            <text:p>20.66</text:p>
          </table:table-cell>
          <table:table-cell table:style-name="ce18" office:value-type="float" office:value="118.049679" calcext:value-type="float">
            <text:p>118.0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8795.9" calcext:value-type="float">
            <text:p>8795.9</text:p>
          </table:table-cell>
          <table:table-cell office:value-type="float" office:value="11960.2" calcext:value-type="float">
            <text:p>11960.2</text:p>
          </table:table-cell>
          <table:table-cell office:value-type="float" office:value="11984.7" calcext:value-type="float">
            <text:p>11984.7</text:p>
          </table:table-cell>
          <table:table-cell office:value-type="float" office:value="11212.7" calcext:value-type="float">
            <text:p>11212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24.4395" calcext:value-type="float">
            <text:p>12124.44</text:p>
          </table:table-cell>
          <table:table-cell table:formula="of:=[.F29]/[.B35]" office:value-type="float" office:value="13.196486320048" calcext:value-type="float">
            <text:p>13.20</text:p>
          </table:table-cell>
          <table:table-cell table:formula="of:=[.F28]/[.B35]" office:value-type="float" office:value="65.9824316002402" calcext:value-type="float">
            <text:p>65.98</text:p>
          </table:table-cell>
          <table:table-cell table:style-name="ce18" office:value-type="float" office:value="17.308555" calcext:value-type="float">
            <text:p>17.31</text:p>
          </table:table-cell>
          <table:table-cell table:style-name="ce18" office:value-type="float" office:value="81.538674" calcext:value-type="float">
            <text:p>81.5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2744.8" calcext:value-type="float">
            <text:p>12744.8</text:p>
          </table:table-cell>
          <table:table-cell office:value-type="float" office:value="17265.9" calcext:value-type="float">
            <text:p>17265.9</text:p>
          </table:table-cell>
          <table:table-cell office:value-type="float" office:value="17339.7" calcext:value-type="float">
            <text:p>17339.7</text:p>
          </table:table-cell>
          <table:table-cell office:value-type="float" office:value="16201.2" calcext:value-type="float">
            <text:p>16201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83.875" calcext:value-type="float">
            <text:p>16083.88</text:p>
          </table:table-cell>
          <table:table-cell table:formula="of:=[.F29]/[.B36]" office:value-type="float" office:value="9.94785149722937" calcext:value-type="float">
            <text:p>9.95</text:p>
          </table:table-cell>
          <table:table-cell table:formula="of:=[.F28]/[.B36]" office:value-type="float" office:value="49.7392574861468" calcext:value-type="float">
            <text:p>49.74</text:p>
          </table:table-cell>
          <table:table-cell table:style-name="ce18" office:value-type="float" office:value="13.086462" calcext:value-type="float">
            <text:p>13.09</text:p>
          </table:table-cell>
          <table:table-cell table:style-name="ce18" office:value-type="float" office:value="62.124896" calcext:value-type="float">
            <text:p>62.1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6796" calcext:value-type="float">
            <text:p>16796</text:p>
          </table:table-cell>
          <table:table-cell office:value-type="float" office:value="22579.7" calcext:value-type="float">
            <text:p>22579.7</text:p>
          </table:table-cell>
          <table:table-cell office:value-type="float" office:value="22879" calcext:value-type="float">
            <text:p>22879</text:p>
          </table:table-cell>
          <table:table-cell office:value-type="float" office:value="21379.5" calcext:value-type="float">
            <text:p>21379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526.3035" calcext:value-type="float">
            <text:p>20526.30</text:p>
          </table:table-cell>
          <table:table-cell table:formula="of:=[.F29]/[.B37]" office:value-type="float" office:value="7.79487646180424" calcext:value-type="float">
            <text:p>7.79</text:p>
          </table:table-cell>
          <table:table-cell table:formula="of:=[.F28]/[.B37]" office:value-type="float" office:value="38.9743823090212" calcext:value-type="float">
            <text:p>38.97</text:p>
          </table:table-cell>
          <table:table-cell table:style-name="ce18" office:value-type="float" office:value="10.626771" calcext:value-type="float">
            <text:p>10.63</text:p>
          </table:table-cell>
          <table:table-cell table:style-name="ce18" office:value-type="float" office:value="50.198433" calcext:value-type="float">
            <text:p>50.2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0728.4" calcext:value-type="float">
            <text:p>20728.4</text:p>
          </table:table-cell>
          <table:table-cell office:value-type="float" office:value="27767.7" calcext:value-type="float">
            <text:p>27767.7</text:p>
          </table:table-cell>
          <table:table-cell office:value-type="float" office:value="28290.6" calcext:value-type="float">
            <text:p>28290.6</text:p>
          </table:table-cell>
          <table:table-cell office:value-type="float" office:value="26475.8" calcext:value-type="float">
            <text:p>26475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538.397" calcext:value-type="float">
            <text:p>24538.40</text:p>
          </table:table-cell>
          <table:table-cell table:formula="of:=[.F29]/[.B38]" office:value-type="float" office:value="6.52039332479624" calcext:value-type="float">
            <text:p>6.52</text:p>
          </table:table-cell>
          <table:table-cell table:formula="of:=[.F28]/[.B38]" office:value-type="float" office:value="32.6019666239812" calcext:value-type="float">
            <text:p>32.60</text:p>
          </table:table-cell>
          <table:table-cell table:style-name="ce18" office:value-type="float" office:value="9.205341" calcext:value-type="float">
            <text:p>9.21</text:p>
          </table:table-cell>
          <table:table-cell table:style-name="ce18" office:value-type="float" office:value="42.052014" calcext:value-type="float">
            <text:p>42.0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4867.8" calcext:value-type="float">
            <text:p>24867.8</text:p>
          </table:table-cell>
          <table:table-cell office:value-type="float" office:value="33290.9" calcext:value-type="float">
            <text:p>33290.9</text:p>
          </table:table-cell>
          <table:table-cell office:value-type="float" office:value="33938.6" calcext:value-type="float">
            <text:p>33938.6</text:p>
          </table:table-cell>
          <table:table-cell office:value-type="float" office:value="31767.1" calcext:value-type="float">
            <text:p>31767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382.8875" calcext:value-type="float">
            <text:p>29382.89</text:p>
          </table:table-cell>
          <table:table-cell table:formula="of:=[.F29]/[.B39]" office:value-type="float" office:value="5.4453463772068" calcext:value-type="float">
            <text:p>5.45</text:p>
          </table:table-cell>
          <table:table-cell table:formula="of:=[.F28]/[.B39]" office:value-type="float" office:value="27.226731886034" calcext:value-type="float">
            <text:p>27.23</text:p>
          </table:table-cell>
          <table:table-cell table:style-name="ce18" office:value-type="float" office:value="8.205961" calcext:value-type="float">
            <text:p>8.21</text:p>
          </table:table-cell>
          <table:table-cell table:style-name="ce18" office:value-type="float" office:value="37.036302" calcext:value-type="float">
            <text:p>37.0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28853.4" calcext:value-type="float">
            <text:p>28853.4</text:p>
          </table:table-cell>
          <table:table-cell office:value-type="float" office:value="38472.8" calcext:value-type="float">
            <text:p>38472.8</text:p>
          </table:table-cell>
          <table:table-cell office:value-type="float" office:value="39277.4" calcext:value-type="float">
            <text:p>39277.4</text:p>
          </table:table-cell>
          <table:table-cell office:value-type="float" office:value="36853.4" calcext:value-type="float">
            <text:p>36853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247.979" calcext:value-type="float">
            <text:p>33247.98</text:p>
          </table:table-cell>
          <table:table-cell table:formula="of:=[.F29]/[.B40]" office:value-type="float" office:value="4.81232257756178" calcext:value-type="float">
            <text:p>4.81</text:p>
          </table:table-cell>
          <table:table-cell table:formula="of:=[.F28]/[.B40]" office:value-type="float" office:value="24.0616128878089" calcext:value-type="float">
            <text:p>24.06</text:p>
          </table:table-cell>
          <table:table-cell table:style-name="ce18" office:value-type="float" office:value="7.551966" calcext:value-type="float">
            <text:p>7.55</text:p>
          </table:table-cell>
          <table:table-cell table:style-name="ce18" office:value-type="float" office:value="33.153472" calcext:value-type="float">
            <text:p>33.1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2028.1" calcext:value-type="float">
            <text:p>32028.1</text:p>
          </table:table-cell>
          <table:table-cell office:value-type="float" office:value="42615.3" calcext:value-type="float">
            <text:p>42615.3</text:p>
          </table:table-cell>
          <table:table-cell office:value-type="float" office:value="43584.7" calcext:value-type="float">
            <text:p>43584.7</text:p>
          </table:table-cell>
          <table:table-cell office:value-type="float" office:value="40853.9" calcext:value-type="float">
            <text:p>40853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219.561" calcext:value-type="float">
            <text:p>37219.56</text:p>
          </table:table-cell>
          <table:table-cell table:formula="of:=[.F29]/[.B41]" office:value-type="float" office:value="4.29881480869696" calcext:value-type="float">
            <text:p>4.30</text:p>
          </table:table-cell>
          <table:table-cell table:formula="of:=[.F28]/[.B41]" office:value-type="float" office:value="21.4940740434848" calcext:value-type="float">
            <text:p>21.49</text:p>
          </table:table-cell>
          <table:table-cell table:style-name="ce18" office:value-type="float" office:value="7.02813" calcext:value-type="float">
            <text:p>7.03</text:p>
          </table:table-cell>
          <table:table-cell table:style-name="ce18" office:value-type="float" office:value="29.386419" calcext:value-type="float">
            <text:p>29.3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4052.1" calcext:value-type="float">
            <text:p>34052.1</text:p>
          </table:table-cell>
          <table:table-cell office:value-type="float" office:value="45598.3" calcext:value-type="float">
            <text:p>45598.3</text:p>
          </table:table-cell>
          <table:table-cell office:value-type="float" office:value="46184.1" calcext:value-type="float">
            <text:p>46184.1</text:p>
          </table:table-cell>
          <table:table-cell office:value-type="float" office:value="43145.4" calcext:value-type="float">
            <text:p>43145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070.575" calcext:value-type="float">
            <text:p>42070.58</text:p>
          </table:table-cell>
          <table:table-cell table:formula="of:=[.F29]/[.B42]" office:value-type="float" office:value="3.80313318750695" calcext:value-type="float">
            <text:p>3.80</text:p>
          </table:table-cell>
          <table:table-cell table:formula="of:=[.F28]/[.B42]" office:value-type="float" office:value="19.0156659375347" calcext:value-type="float">
            <text:p>19.02</text:p>
          </table:table-cell>
          <table:table-cell table:style-name="ce18" office:value-type="float" office:value="6.087404" calcext:value-type="float">
            <text:p>6.09</text:p>
          </table:table-cell>
          <table:table-cell table:style-name="ce18" office:value-type="float" office:value="25.576156" calcext:value-type="float">
            <text:p>25.58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7817.8" calcext:value-type="float">
            <text:p>37817.8</text:p>
          </table:table-cell>
          <table:table-cell office:value-type="float" office:value="50068.9" calcext:value-type="float">
            <text:p>50068.9</text:p>
          </table:table-cell>
          <table:table-cell office:value-type="float" office:value="51175" calcext:value-type="float">
            <text:p>51175</text:p>
          </table:table-cell>
          <table:table-cell office:value-type="float" office:value="47894.8" calcext:value-type="float">
            <text:p>47894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424.1835" calcext:value-type="float">
            <text:p>46424.18</text:p>
          </table:table-cell>
          <table:table-cell table:formula="of:=[.F29]/[.B43]" office:value-type="float" office:value="3.4464795702869" calcext:value-type="float">
            <text:p>3.45</text:p>
          </table:table-cell>
          <table:table-cell table:formula="of:=[.F28]/[.B43]" office:value-type="float" office:value="17.2323978514345" calcext:value-type="float">
            <text:p>17.23</text:p>
          </table:table-cell>
          <table:table-cell table:style-name="ce18" office:value-type="float" office:value="5.648782" calcext:value-type="float">
            <text:p>5.65</text:p>
          </table:table-cell>
          <table:table-cell table:style-name="ce18" office:value-type="float" office:value="23.562743" calcext:value-type="float">
            <text:p>23.56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41536.8" calcext:value-type="float">
            <text:p>41536.8</text:p>
          </table:table-cell>
          <table:table-cell office:value-type="float" office:value="53544" calcext:value-type="float">
            <text:p>53544</text:p>
          </table:table-cell>
          <table:table-cell office:value-type="float" office:value="55881.5" calcext:value-type="float">
            <text:p>55881.5</text:p>
          </table:table-cell>
          <table:table-cell office:value-type="float" office:value="52623.7" calcext:value-type="float">
            <text:p>52623.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338.817" calcext:value-type="float">
            <text:p>50338.82</text:p>
          </table:table-cell>
          <table:table-cell table:formula="of:=[.F29]/[.B44]" office:value-type="float" office:value="3.17846166309391" calcext:value-type="float">
            <text:p>3.18</text:p>
          </table:table-cell>
          <table:table-cell table:formula="of:=[.F28]/[.B44]" office:value-type="float" office:value="15.8923083154696" calcext:value-type="float">
            <text:p>15.89</text:p>
          </table:table-cell>
          <table:table-cell table:style-name="ce18" office:value-type="float" office:value="4.988546" calcext:value-type="float">
            <text:p>4.99</text:p>
          </table:table-cell>
          <table:table-cell table:style-name="ce18" office:value-type="float" office:value="21.030116" calcext:value-type="float">
            <text:p>21.03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43665.6" calcext:value-type="float">
            <text:p>43665.6</text:p>
          </table:table-cell>
          <table:table-cell office:value-type="float" office:value="55191.4" calcext:value-type="float">
            <text:p>55191.4</text:p>
          </table:table-cell>
          <table:table-cell office:value-type="float" office:value="57291.4" calcext:value-type="float">
            <text:p>57291.4</text:p>
          </table:table-cell>
          <table:table-cell office:value-type="float" office:value="53525.8" calcext:value-type="float">
            <text:p>53525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058.9105" calcext:value-type="float">
            <text:p>56058.91</text:p>
          </table:table-cell>
          <table:table-cell table:formula="of:=[.F29]/[.B45]" office:value-type="float" office:value="2.85414037791548" calcext:value-type="float">
            <text:p>2.85</text:p>
          </table:table-cell>
          <table:table-cell table:formula="of:=[.F28]/[.B45]" office:value-type="float" office:value="14.2707018895774" calcext:value-type="float">
            <text:p>14.27</text:p>
          </table:table-cell>
          <table:table-cell table:style-name="ce18" office:value-type="float" office:value="4.469557" calcext:value-type="float">
            <text:p>4.47</text:p>
          </table:table-cell>
          <table:table-cell table:style-name="ce18" office:value-type="float" office:value="18.80258" calcext:value-type="float">
            <text:p>18.8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44331.1" calcext:value-type="float">
            <text:p>44331.1</text:p>
          </table:table-cell>
          <table:table-cell office:value-type="float" office:value="56515.1" calcext:value-type="float">
            <text:p>56515.1</text:p>
          </table:table-cell>
          <table:table-cell office:value-type="float" office:value="59668.6" calcext:value-type="float">
            <text:p>59668.6</text:p>
          </table:table-cell>
          <table:table-cell office:value-type="float" office:value="56245.6" calcext:value-type="float">
            <text:p>56245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171.878" calcext:value-type="float">
            <text:p>60171.88</text:p>
          </table:table-cell>
          <table:table-cell table:formula="of:=[.F29]/[.B46]" office:value-type="float" office:value="2.65904946493443" calcext:value-type="float">
            <text:p>2.66</text:p>
          </table:table-cell>
          <table:table-cell table:formula="of:=[.F28]/[.B46]" office:value-type="float" office:value="13.2952473246722" calcext:value-type="float">
            <text:p>13.30</text:p>
          </table:table-cell>
          <table:table-cell table:style-name="ce18" office:value-type="float" office:value="4.763558" calcext:value-type="float">
            <text:p>4.76</text:p>
          </table:table-cell>
          <table:table-cell table:style-name="ce18" office:value-type="float" office:value="17.796855" calcext:value-type="float">
            <text:p>17.8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47620.3" calcext:value-type="float">
            <text:p>47620.3</text:p>
          </table:table-cell>
          <table:table-cell office:value-type="float" office:value="59422" calcext:value-type="float">
            <text:p>59422</text:p>
          </table:table-cell>
          <table:table-cell office:value-type="float" office:value="63031.6" calcext:value-type="float">
            <text:p>63031.6</text:p>
          </table:table-cell>
          <table:table-cell office:value-type="float" office:value="59621.6" calcext:value-type="float">
            <text:p>59621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521.855" calcext:value-type="float">
            <text:p>63521.86</text:p>
          </table:table-cell>
          <table:table-cell table:formula="of:=[.F29]/[.B47]" office:value-type="float" office:value="2.5188181296028" calcext:value-type="float">
            <text:p>2.52</text:p>
          </table:table-cell>
          <table:table-cell table:formula="of:=[.F28]/[.B47]" office:value-type="float" office:value="12.594090648014" calcext:value-type="float">
            <text:p>12.59</text:p>
          </table:table-cell>
          <table:table-cell table:style-name="ce18" office:value-type="float" office:value="4.377247" calcext:value-type="float">
            <text:p>4.38</text:p>
          </table:table-cell>
          <table:table-cell table:style-name="ce18" office:value-type="float" office:value="16.228509" calcext:value-type="float">
            <text:p>16.23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50777.7" calcext:value-type="float">
            <text:p>50777.7</text:p>
          </table:table-cell>
          <table:table-cell office:value-type="float" office:value="61965.1" calcext:value-type="float">
            <text:p>61965.1</text:p>
          </table:table-cell>
          <table:table-cell office:value-type="float" office:value="64157.2" calcext:value-type="float">
            <text:p>64157.2</text:p>
          </table:table-cell>
          <table:table-cell office:value-type="float" office:value="59375.1" calcext:value-type="float">
            <text:p>59375.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51198.4" calcext:value-type="float">
            <text:p>51198.4</text:p>
          </table:table-cell>
          <table:table-cell office:value-type="float" office:value="61328.6" calcext:value-type="float">
            <text:p>61328.6</text:p>
          </table:table-cell>
          <table:table-cell office:value-type="float" office:value="64408.8" calcext:value-type="float">
            <text:p>64408.8</text:p>
          </table:table-cell>
          <table:table-cell office:value-type="float" office:value="61693.4" calcext:value-type="float">
            <text:p>61693.4</text:p>
          </table:table-cell>
        </table:table-row>
      </table:table>
      <table:table table:name="DRAM" table:style-name="ta1">
        <table:table-column table:style-name="co1" table:default-cell-style-name="Default"/>
        <table:table-column table:style-name="co5" table:default-cell-style-name="Default"/>
        <table:table-column table:style-name="co1" table:default-cell-style-name="ce18"/>
        <table:table-column table:style-name="co1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9" table:default-cell-style-name="Default"/>
        <table:table-row table:style-name="ro1"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Calculation of Data generation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/>
          <table:table-cell table:style-name="ce16"/>
          <table:table-cell table:number-columns-repeated="12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table:style-name="Default" office:value-type="float" office:value="2.5" calcext:value-type="float">
            <text:p>2.5</text:p>
          </table:table-cell>
          <table:table-cell table:formula="of:=([.B4]*[.C4]*8)/1000000" office:value-type="float" office:value="320" calcext:value-type="float">
            <text:p>320</text:p>
          </table:table-cell>
          <table:table-cell office:value-type="float" office:value="5000" calcext:value-type="float">
            <text:p>5000</text:p>
          </table:table-cell>
          <table:table-cell table:style-name="ce16" table:formula="of:=[.D4]*[.E4]" office:value-type="float" office:value="1600000" calcext:value-type="float">
            <text:p>1,600,000.00</text:p>
          </table:table-cell>
          <table:table-cell table:style-name="ce16"/>
          <table:table-cell table:number-columns-repeated="13"/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127952004" calcext:value-type="float">
            <text:p>127,952,004</text:p>
          </table:table-cell>
          <table:table-cell table:style-name="Default" office:value-type="float" office:value="1.5" calcext:value-type="float">
            <text:p>1.5</text:p>
          </table:table-cell>
          <table:table-cell table:style-name="ce9" table:formula="of:=([.B5]*[.C5]*8)/1000000" office:value-type="float" office:value="1535.424048" calcext:value-type="float">
            <text:p>1535.4</text:p>
          </table:table-cell>
          <table:table-cell office:value-type="float" office:value="5000" calcext:value-type="float">
            <text:p>5000</text:p>
          </table:table-cell>
          <table:table-cell table:style-name="ce11" table:formula="of:=[.D5]*[.E5]" office:value-type="float" office:value="7677120.24" calcext:value-type="float">
            <text:p>7,677,120.24</text:p>
          </table:table-cell>
          <table:table-cell table:style-name="ce16"/>
          <table:table-cell table:number-columns-repeated="13"/>
        </table:table-row>
        <table:table-row table:style-name="ro1">
          <table:table-cell table:number-columns-repeated="2"/>
          <table:table-cell table:style-name="Default" office:value-type="string" calcext:value-type="string">
            <text:p>sum</text:p>
          </table:table-cell>
          <table:table-cell table:style-name="ce10" table:formula="of:=[.D4]+[.D5]" office:value-type="float" office:value="1855.424048" calcext:value-type="float">
            <text:p>1855.4</text:p>
          </table:table-cell>
          <table:table-cell/>
          <table:table-cell table:style-name="ce16" table:formula="of:=[.F4]+[.F5]" office:value-type="float" office:value="9277120.24" calcext:value-type="float">
            <text:p>9,277,120.2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office:value-type="string" calcext:value-type="string">
            <text:p>Data generated 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DRA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3"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  <table:table-cell office:value-type="string" calcext:value-type="string">
            <text:p><text:s/>Iteration time</text:p>
          </table:table-cell>
          <table:table-cell office:value-type="string" calcext:value-type="string">
            <text:p><text:s/>Analyze time</text:p>
          </table:table-cell>
          <table:table-cell table:number-columns-repeated="3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55.3" calcext:value-type="float">
            <text:p>12255.3</text:p>
          </table:table-cell>
          <table:table-cell table:formula="of:=[.F6]/[.B10]" office:value-type="float" office:value="756.988424599969" calcext:value-type="float">
            <text:p>756.99</text:p>
          </table:table-cell>
          <table:table-cell office:value-type="float" office:value="203.538163" calcext:value-type="float">
            <text:p>203.53816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8" office:value-type="float" office:value="331.07675" calcext:value-type="float">
            <text:p>331.08</text:p>
          </table:table-cell>
          <table:table-cell table:style-name="ce18" office:value-type="float" office:value="203.538163" calcext:value-type="float">
            <text:p>203.54</text:p>
          </table:table-cell>
          <table:table-cell table:style-name="ce18" office:value-type="float" office:value="127.538587" calcext:value-type="float">
            <text:p>127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072.2" calcext:value-type="float">
            <text:p>13072.2</text:p>
          </table:table-cell>
          <table:table-cell office:value-type="float" office:value="14053.7" calcext:value-type="float">
            <text:p>14053.7</text:p>
          </table:table-cell>
          <table:table-cell office:value-type="float" office:value="13810.8" calcext:value-type="float">
            <text:p>13810.8</text:p>
          </table:table-cell>
          <table:table-cell office:value-type="float" office:value="13821.3" calcext:value-type="float">
            <text:p>13821.3</text:p>
          </table:table-cell>
          <table:table-cell office:value-type="float" office:value="6652.3" calcext:value-type="float">
            <text:p>6652.3</text:p>
          </table:table-cell>
          <table:table-cell table:style-name="ce10" office:value-type="float" office:value="6611.8" calcext:value-type="float">
            <text:p>6611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92.2" calcext:value-type="float">
            <text:p>23792.2</text:p>
          </table:table-cell>
          <table:table-cell table:formula="of:=[.F6]/[.B11]" office:value-type="float" office:value="389.922757878632" calcext:value-type="float">
            <text:p>389.92</text:p>
          </table:table-cell>
          <table:table-cell office:value-type="float" office:value="105.991421" calcext:value-type="float">
            <text:p>105.99142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8" office:value-type="float" office:value="172.546545" calcext:value-type="float">
            <text:p>172.55</text:p>
          </table:table-cell>
          <table:table-cell table:style-name="ce18" office:value-type="float" office:value="105.991421" calcext:value-type="float">
            <text:p>105.99</text:p>
          </table:table-cell>
          <table:table-cell table:style-name="ce18" office:value-type="float" office:value="66.555125" calcext:value-type="float">
            <text:p>66.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4586.2" calcext:value-type="float">
            <text:p>24586.2</text:p>
          </table:table-cell>
          <table:table-cell office:value-type="float" office:value="25448.2" calcext:value-type="float">
            <text:p>25448.2</text:p>
          </table:table-cell>
          <table:table-cell office:value-type="float" office:value="26622" calcext:value-type="float">
            <text:p>26622</text:p>
          </table:table-cell>
          <table:table-cell office:value-type="float" office:value="25639.9" calcext:value-type="float">
            <text:p>25639.9</text:p>
          </table:table-cell>
          <table:table-cell office:value-type="float" office:value="12920.8" calcext:value-type="float">
            <text:p>12920.8</text:p>
          </table:table-cell>
          <table:table-cell table:style-name="ce10" office:value-type="float" office:value="12920.5" calcext:value-type="float">
            <text:p>12920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637.4" calcext:value-type="float">
            <text:p>34637.4</text:p>
          </table:table-cell>
          <table:table-cell table:formula="of:=[.F6]/[.B12]" office:value-type="float" office:value="267.835352538008" calcext:value-type="float">
            <text:p>267.84</text:p>
          </table:table-cell>
          <table:table-cell office:value-type="float" office:value="72.526187" calcext:value-type="float">
            <text:p>72.52618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8" office:value-type="float" office:value="117.409579" calcext:value-type="float">
            <text:p>117.41</text:p>
          </table:table-cell>
          <table:table-cell table:style-name="ce18" office:value-type="float" office:value="72.526187" calcext:value-type="float">
            <text:p>72.53</text:p>
          </table:table-cell>
          <table:table-cell table:style-name="ce18" office:value-type="float" office:value="44.883392" calcext:value-type="float">
            <text:p>44.8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5144.7" calcext:value-type="float">
            <text:p>35144.7</text:p>
          </table:table-cell>
          <table:table-cell office:value-type="float" office:value="36424.1" calcext:value-type="float">
            <text:p>36424.1</text:p>
          </table:table-cell>
          <table:table-cell office:value-type="float" office:value="38554.9" calcext:value-type="float">
            <text:p>38554.9</text:p>
          </table:table-cell>
          <table:table-cell office:value-type="float" office:value="38323.4" calcext:value-type="float">
            <text:p>38323.4</text:p>
          </table:table-cell>
          <table:table-cell office:value-type="float" office:value="18936.7" calcext:value-type="float">
            <text:p>18936.7</text:p>
          </table:table-cell>
          <table:table-cell table:style-name="ce10" office:value-type="float" office:value="18702.4" calcext:value-type="float">
            <text:p>18702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202.7" calcext:value-type="float">
            <text:p>45202.7</text:p>
          </table:table-cell>
          <table:table-cell table:formula="of:=[.F6]/[.B13]" office:value-type="float" office:value="205.233763469881" calcext:value-type="float">
            <text:p>205.23</text:p>
          </table:table-cell>
          <table:table-cell office:value-type="float" office:value="55.408966" calcext:value-type="float">
            <text:p>55.40896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8" office:value-type="float" office:value="89.791376" calcext:value-type="float">
            <text:p>89.79</text:p>
          </table:table-cell>
          <table:table-cell table:style-name="ce18" office:value-type="float" office:value="55.408966" calcext:value-type="float">
            <text:p>55.41</text:p>
          </table:table-cell>
          <table:table-cell table:style-name="ce18" office:value-type="float" office:value="34.38241" calcext:value-type="float">
            <text:p>34.3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5261.6" calcext:value-type="float">
            <text:p>45261.6</text:p>
          </table:table-cell>
          <table:table-cell office:value-type="float" office:value="46928" calcext:value-type="float">
            <text:p>46928</text:p>
          </table:table-cell>
          <table:table-cell office:value-type="float" office:value="49559" calcext:value-type="float">
            <text:p>49559</text:p>
          </table:table-cell>
          <table:table-cell office:value-type="float" office:value="49473.3" calcext:value-type="float">
            <text:p>49473.3</text:p>
          </table:table-cell>
          <table:table-cell office:value-type="float" office:value="25020.5" calcext:value-type="float">
            <text:p>25020.5</text:p>
          </table:table-cell>
          <table:table-cell table:style-name="ce10" office:value-type="float" office:value="24665.5" calcext:value-type="float">
            <text:p>24665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089.8" calcext:value-type="float">
            <text:p>52089.8</text:p>
          </table:table-cell>
          <table:table-cell table:formula="of:=[.F6]/[.B14]" office:value-type="float" office:value="178.098595886335" calcext:value-type="float">
            <text:p>178.10</text:p>
          </table:table-cell>
          <table:table-cell office:value-type="float" office:value="44.569655" calcext:value-type="float">
            <text:p>44.56965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8" office:value-type="float" office:value="71.930386" calcext:value-type="float">
            <text:p>71.93</text:p>
          </table:table-cell>
          <table:table-cell table:style-name="ce18" office:value-type="float" office:value="44.569655" calcext:value-type="float">
            <text:p>44.57</text:p>
          </table:table-cell>
          <table:table-cell table:style-name="ce18" office:value-type="float" office:value="27.360731" calcext:value-type="float">
            <text:p>27.3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2061.5" calcext:value-type="float">
            <text:p>52061.5</text:p>
          </table:table-cell>
          <table:table-cell office:value-type="float" office:value="52960.9" calcext:value-type="float">
            <text:p>52960.9</text:p>
          </table:table-cell>
          <table:table-cell office:value-type="float" office:value="58313.3" calcext:value-type="float">
            <text:p>58313.3</text:p>
          </table:table-cell>
          <table:table-cell office:value-type="float" office:value="58783.2" calcext:value-type="float">
            <text:p>58783.2</text:p>
          </table:table-cell>
          <table:table-cell office:value-type="float" office:value="31049.9" calcext:value-type="float">
            <text:p>31049.9</text:p>
          </table:table-cell>
          <table:table-cell table:style-name="ce10" office:value-type="float" office:value="30581" calcext:value-type="float">
            <text:p>30581.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372.6" calcext:value-type="float">
            <text:p>55372.6</text:p>
          </table:table-cell>
          <table:table-cell table:formula="of:=[.F6]/[.B15]" office:value-type="float" office:value="167.539906740879" calcext:value-type="float">
            <text:p>167.54</text:p>
          </table:table-cell>
          <table:table-cell office:value-type="float" office:value="37.625648" calcext:value-type="float">
            <text:p>37.62564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8" office:value-type="float" office:value="60.554115" calcext:value-type="float">
            <text:p>60.55</text:p>
          </table:table-cell>
          <table:table-cell table:style-name="ce18" office:value-type="float" office:value="37.625648" calcext:value-type="float">
            <text:p>37.63</text:p>
          </table:table-cell>
          <table:table-cell table:style-name="ce18" office:value-type="float" office:value="22.928467" calcext:value-type="float">
            <text:p>22.9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5459.1" calcext:value-type="float">
            <text:p>55459.1</text:p>
          </table:table-cell>
          <table:table-cell office:value-type="float" office:value="55960" calcext:value-type="float">
            <text:p>55960</text:p>
          </table:table-cell>
          <table:table-cell office:value-type="float" office:value="62524.6" calcext:value-type="float">
            <text:p>62524.6</text:p>
          </table:table-cell>
          <table:table-cell office:value-type="float" office:value="62896.5" calcext:value-type="float">
            <text:p>62896.5</text:p>
          </table:table-cell>
          <table:table-cell office:value-type="float" office:value="37123.1" calcext:value-type="float">
            <text:p>37123.1</text:p>
          </table:table-cell>
          <table:table-cell table:style-name="ce10" office:value-type="float" office:value="36584.7" calcext:value-type="float">
            <text:p>36584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527" calcext:value-type="float">
            <text:p>56527</text:p>
          </table:table-cell>
          <table:table-cell table:formula="of:=[.F6]/[.B16]" office:value-type="float" office:value="164.11839014984" calcext:value-type="float">
            <text:p>164.12</text:p>
          </table:table-cell>
          <table:table-cell office:value-type="float" office:value="32.802805" calcext:value-type="float">
            <text:p>32.80280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8" office:value-type="float" office:value="52.622632" calcext:value-type="float">
            <text:p>52.62</text:p>
          </table:table-cell>
          <table:table-cell table:style-name="ce18" office:value-type="float" office:value="32.802805" calcext:value-type="float">
            <text:p>32.80</text:p>
          </table:table-cell>
          <table:table-cell table:style-name="ce18" office:value-type="float" office:value="19.819827" calcext:value-type="float">
            <text:p>19.8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7928.9" calcext:value-type="float">
            <text:p>57928.9</text:p>
          </table:table-cell>
          <table:table-cell office:value-type="float" office:value="58281.5" calcext:value-type="float">
            <text:p>58281.5</text:p>
          </table:table-cell>
          <table:table-cell office:value-type="float" office:value="65642" calcext:value-type="float">
            <text:p>65642</text:p>
          </table:table-cell>
          <table:table-cell office:value-type="float" office:value="66144.9" calcext:value-type="float">
            <text:p>66144.9</text:p>
          </table:table-cell>
          <table:table-cell office:value-type="float" office:value="42689.6" calcext:value-type="float">
            <text:p>42689.6</text:p>
          </table:table-cell>
          <table:table-cell table:style-name="ce10" office:value-type="float" office:value="42330.4" calcext:value-type="float">
            <text:p>42330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893.5" calcext:value-type="float">
            <text:p>59893.5</text:p>
          </table:table-cell>
          <table:table-cell table:formula="of:=[.F6]/[.B17]" office:value-type="float" office:value="154.89360681877" calcext:value-type="float">
            <text:p>154.89</text:p>
          </table:table-cell>
          <table:table-cell office:value-type="float" office:value="30.038089" calcext:value-type="float">
            <text:p>30.03808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8" office:value-type="float" office:value="48.397468" calcext:value-type="float">
            <text:p>48.40</text:p>
          </table:table-cell>
          <table:table-cell table:style-name="ce18" office:value-type="float" office:value="30.038089" calcext:value-type="float">
            <text:p>30.04</text:p>
          </table:table-cell>
          <table:table-cell table:style-name="ce18" office:value-type="float" office:value="18.35938" calcext:value-type="float">
            <text:p>18.3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9714.4" calcext:value-type="float">
            <text:p>59714.4</text:p>
          </table:table-cell>
          <table:table-cell office:value-type="float" office:value="60302.5" calcext:value-type="float">
            <text:p>60302.5</text:p>
          </table:table-cell>
          <table:table-cell office:value-type="float" office:value="68166.4" calcext:value-type="float">
            <text:p>68166.4</text:p>
          </table:table-cell>
          <table:table-cell office:value-type="float" office:value="68608.6" calcext:value-type="float">
            <text:p>68608.6</text:p>
          </table:table-cell>
          <table:table-cell office:value-type="float" office:value="47295.1" calcext:value-type="float">
            <text:p>47295.1</text:p>
          </table:table-cell>
          <table:table-cell table:style-name="ce10" office:value-type="float" office:value="46814" calcext:value-type="float">
            <text:p>46814.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237.5" calcext:value-type="float">
            <text:p>62237.5</text:p>
          </table:table-cell>
          <table:table-cell table:formula="of:=[.F6]/[.B18]" office:value-type="float" office:value="149.0599757381" calcext:value-type="float">
            <text:p>149.06</text:p>
          </table:table-cell>
          <table:table-cell office:value-type="float" office:value="27.636179" calcext:value-type="float">
            <text:p>27.63617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8" office:value-type="float" office:value="44.110377" calcext:value-type="float">
            <text:p>44.11</text:p>
          </table:table-cell>
          <table:table-cell table:style-name="ce18" office:value-type="float" office:value="27.636179" calcext:value-type="float">
            <text:p>27.64</text:p>
          </table:table-cell>
          <table:table-cell table:style-name="ce18" office:value-type="float" office:value="16.474198" calcext:value-type="float">
            <text:p>16.4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1802.5" calcext:value-type="float">
            <text:p>61802.5</text:p>
          </table:table-cell>
          <table:table-cell office:value-type="float" office:value="62368.3" calcext:value-type="float">
            <text:p>62368.3</text:p>
          </table:table-cell>
          <table:table-cell office:value-type="float" office:value="70859.2" calcext:value-type="float">
            <text:p>70859.2</text:p>
          </table:table-cell>
          <table:table-cell office:value-type="float" office:value="71188.9" calcext:value-type="float">
            <text:p>71188.9</text:p>
          </table:table-cell>
          <table:table-cell office:value-type="float" office:value="50991.5" calcext:value-type="float">
            <text:p>50991.5</text:p>
          </table:table-cell>
          <table:table-cell table:style-name="ce10" office:value-type="float" office:value="50349.5" calcext:value-type="float">
            <text:p>50349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772.9" calcext:value-type="float">
            <text:p>63772.9</text:p>
          </table:table-cell>
          <table:table-cell table:formula="of:=[.F6]/[.B19]" office:value-type="float" office:value="145.471199208441" calcext:value-type="float">
            <text:p>145.47</text:p>
          </table:table-cell>
          <table:table-cell office:value-type="float" office:value="26.379294" calcext:value-type="float">
            <text:p>26.37929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8" office:value-type="float" office:value="41.414603" calcext:value-type="float">
            <text:p>41.41</text:p>
          </table:table-cell>
          <table:table-cell table:style-name="ce18" office:value-type="float" office:value="26.379294" calcext:value-type="float">
            <text:p>26.38</text:p>
          </table:table-cell>
          <table:table-cell table:style-name="ce18" office:value-type="float" office:value="15.035309" calcext:value-type="float">
            <text:p>15.0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3482.1" calcext:value-type="float">
            <text:p>63482.1</text:p>
          </table:table-cell>
          <table:table-cell office:value-type="float" office:value="63966.8" calcext:value-type="float">
            <text:p>63966.8</text:p>
          </table:table-cell>
          <table:table-cell office:value-type="float" office:value="72520.9" calcext:value-type="float">
            <text:p>72520.9</text:p>
          </table:table-cell>
          <table:table-cell office:value-type="float" office:value="72851" calcext:value-type="float">
            <text:p>72851</text:p>
          </table:table-cell>
          <table:table-cell office:value-type="float" office:value="56010.9" calcext:value-type="float">
            <text:p>56010.9</text:p>
          </table:table-cell>
          <table:table-cell table:style-name="ce10" office:value-type="float" office:value="55831" calcext:value-type="float">
            <text:p>55831.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766.9" calcext:value-type="float">
            <text:p>64766.9</text:p>
          </table:table-cell>
          <table:table-cell table:formula="of:=[.F6]/[.B20]" office:value-type="float" office:value="143.238602434268" calcext:value-type="float">
            <text:p>143.24</text:p>
          </table:table-cell>
          <table:table-cell office:value-type="float" office:value="25.62663" calcext:value-type="float">
            <text:p>25.6266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8" office:value-type="float" office:value="39.41846" calcext:value-type="float">
            <text:p>39.42</text:p>
          </table:table-cell>
          <table:table-cell table:style-name="ce18" office:value-type="float" office:value="25.62663" calcext:value-type="float">
            <text:p>25.63</text:p>
          </table:table-cell>
          <table:table-cell table:style-name="ce18" office:value-type="float" office:value="13.791831" calcext:value-type="float">
            <text:p>13.7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4636.5" calcext:value-type="float">
            <text:p>64636.5</text:p>
          </table:table-cell>
          <table:table-cell office:value-type="float" office:value="65069.6" calcext:value-type="float">
            <text:p>65069.6</text:p>
          </table:table-cell>
          <table:table-cell office:value-type="float" office:value="73669.4" calcext:value-type="float">
            <text:p>73669.4</text:p>
          </table:table-cell>
          <table:table-cell office:value-type="float" office:value="73741.7" calcext:value-type="float">
            <text:p>73741.7</text:p>
          </table:table-cell>
          <table:table-cell office:value-type="float" office:value="61519.2" calcext:value-type="float">
            <text:p>61519.2</text:p>
          </table:table-cell>
          <table:table-cell table:style-name="ce10" office:value-type="float" office:value="61050.2" calcext:value-type="float">
            <text:p>61050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396.8" calcext:value-type="float">
            <text:p>65396.8</text:p>
          </table:table-cell>
          <table:table-cell table:formula="of:=[.F6]/[.B21]" office:value-type="float" office:value="141.858932547158" calcext:value-type="float">
            <text:p>141.86</text:p>
          </table:table-cell>
          <table:table-cell office:value-type="float" office:value="25.194585" calcext:value-type="float">
            <text:p>25.19458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8" office:value-type="float" office:value="38.043274" calcext:value-type="float">
            <text:p>38.04</text:p>
          </table:table-cell>
          <table:table-cell table:style-name="ce18" office:value-type="float" office:value="25.194585" calcext:value-type="float">
            <text:p>25.19</text:p>
          </table:table-cell>
          <table:table-cell table:style-name="ce18" office:value-type="float" office:value="12.848689" calcext:value-type="float">
            <text:p>12.8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5450.4" calcext:value-type="float">
            <text:p>65450.4</text:p>
          </table:table-cell>
          <table:table-cell office:value-type="float" office:value="65659.8" calcext:value-type="float">
            <text:p>65659.8</text:p>
          </table:table-cell>
          <table:table-cell office:value-type="float" office:value="74202.1" calcext:value-type="float">
            <text:p>74202.1</text:p>
          </table:table-cell>
          <table:table-cell office:value-type="float" office:value="74163.3" calcext:value-type="float">
            <text:p>74163.3</text:p>
          </table:table-cell>
          <table:table-cell office:value-type="float" office:value="64427.4" calcext:value-type="float">
            <text:p>64427.4</text:p>
          </table:table-cell>
          <table:table-cell table:style-name="ce10" office:value-type="float" office:value="64289.1" calcext:value-type="float">
            <text:p>64289.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093.7" calcext:value-type="float">
            <text:p>66093.7</text:p>
          </table:table-cell>
          <table:table-cell table:formula="of:=[.F6]/[.B22]" office:value-type="float" office:value="140.363154733356" calcext:value-type="float">
            <text:p>140.36</text:p>
          </table:table-cell>
          <table:table-cell office:value-type="float" office:value="24.70847" calcext:value-type="float">
            <text:p>24.7084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8" office:value-type="float" office:value="36.659936" calcext:value-type="float">
            <text:p>36.66</text:p>
          </table:table-cell>
          <table:table-cell table:style-name="ce18" office:value-type="float" office:value="24.70847" calcext:value-type="float">
            <text:p>24.71</text:p>
          </table:table-cell>
          <table:table-cell table:style-name="ce18" office:value-type="float" office:value="11.951466" calcext:value-type="float">
            <text:p>11.9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6145.8" calcext:value-type="float">
            <text:p>66145.8</text:p>
          </table:table-cell>
          <table:table-cell office:value-type="float" office:value="66209.1" calcext:value-type="float">
            <text:p>66209.1</text:p>
          </table:table-cell>
          <table:table-cell office:value-type="float" office:value="74432.5" calcext:value-type="float">
            <text:p>74432.5</text:p>
          </table:table-cell>
          <table:table-cell office:value-type="float" office:value="74503.6" calcext:value-type="float">
            <text:p>74503.6</text:p>
          </table:table-cell>
          <table:table-cell office:value-type="float" office:value="66549.8" calcext:value-type="float">
            <text:p>66549.8</text:p>
          </table:table-cell>
          <table:table-cell table:style-name="ce10" office:value-type="float" office:value="66280.4" calcext:value-type="float">
            <text:p>66280.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283" calcext:value-type="float">
            <text:p>66283</text:p>
          </table:table-cell>
          <table:table-cell table:formula="of:=[.F6]/[.B23]" office:value-type="float" office:value="139.962286559148" calcext:value-type="float">
            <text:p>139.96</text:p>
          </table:table-cell>
          <table:table-cell office:value-type="float" office:value="24.740348" calcext:value-type="float">
            <text:p>24.74034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8" office:value-type="float" office:value="35.864631" calcext:value-type="float">
            <text:p>35.86</text:p>
          </table:table-cell>
          <table:table-cell table:style-name="ce18" office:value-type="float" office:value="24.740348" calcext:value-type="float">
            <text:p>24.74</text:p>
          </table:table-cell>
          <table:table-cell table:style-name="ce18" office:value-type="float" office:value="11.124283" calcext:value-type="float">
            <text:p>11.1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6337.4" calcext:value-type="float">
            <text:p>66337.4</text:p>
          </table:table-cell>
          <table:table-cell office:value-type="float" office:value="66343.3" calcext:value-type="float">
            <text:p>66343.3</text:p>
          </table:table-cell>
          <table:table-cell office:value-type="float" office:value="74314.9" calcext:value-type="float">
            <text:p>74314.9</text:p>
          </table:table-cell>
          <table:table-cell office:value-type="float" office:value="74386.3" calcext:value-type="float">
            <text:p>74386.3</text:p>
          </table:table-cell>
          <table:table-cell office:value-type="float" office:value="71372.7" calcext:value-type="float">
            <text:p>71372.7</text:p>
          </table:table-cell>
          <table:table-cell table:style-name="ce10" office:value-type="float" office:value="70941.1" calcext:value-type="float">
            <text:p>70941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351.8" calcext:value-type="float">
            <text:p>66351.8</text:p>
          </table:table-cell>
          <table:table-cell table:formula="of:=[.F6]/[.B24]" office:value-type="float" office:value="139.817160046902" calcext:value-type="float">
            <text:p>139.82</text:p>
          </table:table-cell>
          <table:table-cell office:value-type="float" office:value="24.775877" calcext:value-type="float">
            <text:p>24.77587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8" office:value-type="float" office:value="35.229348" calcext:value-type="float">
            <text:p>35.23</text:p>
          </table:table-cell>
          <table:table-cell table:style-name="ce18" office:value-type="float" office:value="24.775877" calcext:value-type="float">
            <text:p>24.78</text:p>
          </table:table-cell>
          <table:table-cell table:style-name="ce18" office:value-type="float" office:value="10.453471" calcext:value-type="float">
            <text:p>10.4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6439.8" calcext:value-type="float">
            <text:p>66439.8</text:p>
          </table:table-cell>
          <table:table-cell office:value-type="float" office:value="66274.5" calcext:value-type="float">
            <text:p>66274.5</text:p>
          </table:table-cell>
          <table:table-cell office:value-type="float" office:value="74195" calcext:value-type="float">
            <text:p>74195</text:p>
          </table:table-cell>
          <table:table-cell office:value-type="float" office:value="74232.2" calcext:value-type="float">
            <text:p>74232.2</text:p>
          </table:table-cell>
          <table:table-cell office:value-type="float" office:value="76140.7" calcext:value-type="float">
            <text:p>76140.7</text:p>
          </table:table-cell>
          <table:table-cell table:style-name="ce10" office:value-type="float" office:value="75901.3" calcext:value-type="float">
            <text:p>75901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332.1" calcext:value-type="float">
            <text:p>66332.1</text:p>
          </table:table-cell>
          <table:table-cell table:formula="of:=[.F6]/[.B25]" office:value-type="float" office:value="139.8586844077" calcext:value-type="float">
            <text:p>139.86</text:p>
          </table:table-cell>
          <table:table-cell office:value-type="float" office:value="24.885608" calcext:value-type="float">
            <text:p>24.88560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8" office:value-type="float" office:value="34.759989" calcext:value-type="float">
            <text:p>34.76</text:p>
          </table:table-cell>
          <table:table-cell table:style-name="ce18" office:value-type="float" office:value="24.885608" calcext:value-type="float">
            <text:p>24.89</text:p>
          </table:table-cell>
          <table:table-cell table:style-name="ce18" office:value-type="float" office:value="9.874381" calcext:value-type="float">
            <text:p>9.8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6417.5" calcext:value-type="float">
            <text:p>66417.5</text:p>
          </table:table-cell>
          <table:table-cell office:value-type="float" office:value="66115.8" calcext:value-type="float">
            <text:p>66115.8</text:p>
          </table:table-cell>
          <table:table-cell office:value-type="float" office:value="74067.2" calcext:value-type="float">
            <text:p>74067.2</text:p>
          </table:table-cell>
          <table:table-cell office:value-type="float" office:value="74154.5" calcext:value-type="float">
            <text:p>74154.5</text:p>
          </table:table-cell>
          <table:table-cell office:value-type="float" office:value="80702.4" calcext:value-type="float">
            <text:p>80702.4</text:p>
          </table:table-cell>
          <table:table-cell table:style-name="ce10" office:value-type="float" office:value="80628.7" calcext:value-type="float">
            <text:p>80628.7</text:p>
          </table:table-cell>
        </table:table-row>
        <table:table-row table:style-name="ro1">
          <table:table-cell/>
          <table:table-cell table:style-name="ce18"/>
          <table:table-cell/>
          <table:table-cell table:style-name="ce18"/>
          <table:table-cell table:number-columns-repeated="9"/>
          <table:table-cell office:value-type="float" office:value="17" calcext:value-type="float">
            <text:p>17</text:p>
          </table:table-cell>
          <table:table-cell office:value-type="float" office:value="59371.6" calcext:value-type="float">
            <text:p>59371.6</text:p>
          </table:table-cell>
          <table:table-cell office:value-type="float" office:value="60147.9" calcext:value-type="float">
            <text:p>60147.9</text:p>
          </table:table-cell>
          <table:table-cell office:value-type="float" office:value="68931.9" calcext:value-type="float">
            <text:p>68931.9</text:p>
          </table:table-cell>
          <table:table-cell office:value-type="float" office:value="68761.9" calcext:value-type="float">
            <text:p>68761.9</text:p>
          </table:table-cell>
          <table:table-cell office:value-type="float" office:value="48382.1" calcext:value-type="float">
            <text:p>48382.1</text:p>
          </table:table-cell>
          <table:table-cell/>
        </table:table-row>
        <table:table-row table:style-name="ro1">
          <table:table-cell office:value-type="string" calcext:value-type="string">
            <text:p>Calculation For analyze</text:p>
          </table:table-cell>
          <table:table-cell/>
          <table:table-cell table:style-name="Default"/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60848.2" calcext:value-type="float">
            <text:p>60848.2</text:p>
          </table:table-cell>
          <table:table-cell office:value-type="float" office:value="62639.5" calcext:value-type="float">
            <text:p>62639.5</text:p>
          </table:table-cell>
          <table:table-cell office:value-type="float" office:value="70346.2" calcext:value-type="float">
            <text:p>70346.2</text:p>
          </table:table-cell>
          <table:table-cell office:value-type="float" office:value="69344.1" calcext:value-type="float">
            <text:p>69344.1</text:p>
          </table:table-cell>
          <table:table-cell office:value-type="float" office:value="41053.2" calcext:value-type="float">
            <text:p>41053.2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 MB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62249.7" calcext:value-type="float">
            <text:p>62249.7</text:p>
          </table:table-cell>
          <table:table-cell office:value-type="float" office:value="62890.8" calcext:value-type="float">
            <text:p>62890.8</text:p>
          </table:table-cell>
          <table:table-cell office:value-type="float" office:value="70713.4" calcext:value-type="float">
            <text:p>70713.4</text:p>
          </table:table-cell>
          <table:table-cell office:value-type="float" office:value="72182.8" calcext:value-type="float">
            <text:p>72182.8</text:p>
          </table:table-cell>
          <table:table-cell office:value-type="float" office:value="41588.5" calcext:value-type="float">
            <text:p>41588.5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16000000" calcext:value-type="float">
            <text:p>16,000,000.00</text:p>
          </table:table-cell>
          <table:table-cell table:style-name="Default" office:value-type="float" office:value="5" calcext:value-type="float">
            <text:p>5</text:p>
          </table:table-cell>
          <table:table-cell table:formula="of:=([.B29]*[.C29]*8)/1000000" office:value-type="float" office:value="640" calcext:value-type="float">
            <text:p>640</text:p>
          </table:table-cell>
          <table:table-cell table:style-name="ce7" office:value-type="float" office:value="5000" calcext:value-type="float">
            <text:p>5,000</text:p>
          </table:table-cell>
          <table:table-cell table:style-name="ce16" table:formula="of:=[.D29]*[.E29]" office:value-type="float" office:value="3200000" calcext:value-type="float">
            <text:p>3,200,000.00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63191" calcext:value-type="float">
            <text:p>63191</text:p>
          </table:table-cell>
          <table:table-cell office:value-type="float" office:value="63196.4" calcext:value-type="float">
            <text:p>63196.4</text:p>
          </table:table-cell>
          <table:table-cell office:value-type="float" office:value="72026.3" calcext:value-type="float">
            <text:p>72026.3</text:p>
          </table:table-cell>
          <table:table-cell office:value-type="float" office:value="71897.2" calcext:value-type="float">
            <text:p>71897.2</text:p>
          </table:table-cell>
          <table:table-cell office:value-type="float" office:value="41751.5" calcext:value-type="float">
            <text:p>41751.5</text:p>
          </table:table-cell>
          <table:table-cell/>
        </table:table-row>
        <table:table-row table:style-name="ro1">
          <table:table-cell/>
          <table:table-cell table:style-name="ce16"/>
          <table:table-cell table:style-name="Default"/>
          <table:table-cell/>
          <table:table-cell table:style-name="ce16" table:number-columns-repeated="2"/>
          <table:table-cell table:number-columns-repeated="3"/>
          <table:table-cell office:value-type="float" office:value="40000000000" calcext:value-type="float">
            <text:p>4000000000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550.1" calcext:value-type="float">
            <text:p>63550.1</text:p>
          </table:table-cell>
          <table:table-cell office:value-type="float" office:value="64482.5" calcext:value-type="float">
            <text:p>64482.5</text:p>
          </table:table-cell>
          <table:table-cell office:value-type="float" office:value="73457.6" calcext:value-type="float">
            <text:p>73457.6</text:p>
          </table:table-cell>
          <table:table-cell office:value-type="float" office:value="70905.1" calcext:value-type="float">
            <text:p>70905.1</text:p>
          </table:table-cell>
          <table:table-cell office:value-type="float" office:value="39993.8" calcext:value-type="float">
            <text:p>39993.8</text:p>
          </table:table-cell>
          <table:table-cell/>
        </table:table-row>
        <table:table-row table:style-name="ro1">
          <table:table-cell/>
          <table:table-cell table:style-name="ce16"/>
          <table:table-cell table:style-name="Default"/>
          <table:table-cell/>
          <table:table-cell table:style-name="ce16" table:number-columns-repeated="2"/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64278.1" calcext:value-type="float">
            <text:p>64278.1</text:p>
          </table:table-cell>
          <table:table-cell office:value-type="float" office:value="64557.5" calcext:value-type="float">
            <text:p>64557.5</text:p>
          </table:table-cell>
          <table:table-cell office:value-type="float" office:value="73939.4" calcext:value-type="float">
            <text:p>73939.4</text:p>
          </table:table-cell>
          <table:table-cell office:value-type="float" office:value="73948.6" calcext:value-type="float">
            <text:p>73948.6</text:p>
          </table:table-cell>
          <table:table-cell office:value-type="float" office:value="43960.8" calcext:value-type="float">
            <text:p>43960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/>
          <table:table-cell office:value-type="string" calcext:value-type="string">
            <text:p>Analyze</text:p>
          </table:table-cell>
          <table:table-cell/>
          <table:table-cell office:value-type="string" calcext:value-type="string">
            <text:p>Analyze time </text:p>
          </table:table-cell>
          <table:table-cell table:number-columns-repeated="2"/>
          <table:table-cell table:formula="of:=[.D4]+[.D5]" office:value-type="float" office:value="1855.424048" calcext:value-type="float">
            <text:p>1855.424048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64082.3" calcext:value-type="float">
            <text:p>64082.3</text:p>
          </table:table-cell>
          <table:table-cell office:value-type="float" office:value="64347.7" calcext:value-type="float">
            <text:p>64347.7</text:p>
          </table:table-cell>
          <table:table-cell office:value-type="float" office:value="72433.2" calcext:value-type="float">
            <text:p>72433.2</text:p>
          </table:table-cell>
          <table:table-cell office:value-type="float" office:value="72871" calcext:value-type="float">
            <text:p>72871</text:p>
          </table:table-cell>
          <table:table-cell office:value-type="float" office:value="45263.7" calcext:value-type="float">
            <text:p>45263.7</text:p>
          </table:table-cell>
          <table:table-cell/>
        </table:table-row>
        <table:table-row table:style-name="ro3">
          <table:table-cell office:value-type="string" calcext:value-type="string">
            <text:p>DRAM-threads</text:p>
          </table:table-cell>
          <table:table-cell table:style-name="ce21" office:value-type="string" calcext:value-type="string">
            <text:p>DRAM speed</text:p>
          </table:table-cell>
          <table:table-cell table:style-name="ce21"/>
          <table:table-cell office:value-type="string" calcext:value-type="string">
            <text:p>Prediction</text:p>
          </table:table-cell>
          <table:table-cell table:style-name="ce21"/>
          <table:table-cell table:style-name="ce8" office:value-type="string" calcext:value-type="string">
            <text:p>Measurement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63146.4" calcext:value-type="float">
            <text:p>63146.4</text:p>
          </table:table-cell>
          <table:table-cell office:value-type="float" office:value="63717.2" calcext:value-type="float">
            <text:p>63717.2</text:p>
          </table:table-cell>
          <table:table-cell office:value-type="float" office:value="72542.8" calcext:value-type="float">
            <text:p>72542.8</text:p>
          </table:table-cell>
          <table:table-cell office:value-type="float" office:value="71972.8" calcext:value-type="float">
            <text:p>71972.8</text:p>
          </table:table-cell>
          <table:table-cell office:value-type="float" office:value="44580.5" calcext:value-type="float">
            <text:p>44580.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95.4" calcext:value-type="float">
            <text:p>6895.4</text:p>
          </table:table-cell>
          <table:table-cell table:style-name="ce16"/>
          <table:table-cell table:style-name="ce16" table:formula="of:=[.F29]/[.B34]" office:value-type="float" office:value="464.077500942657" calcext:value-type="float">
            <text:p>464.08</text:p>
          </table:table-cell>
          <table:table-cell table:style-name="ce18"/>
          <table:table-cell table:style-name="ce18" office:value-type="float" office:value="127.538587" calcext:value-type="float">
            <text:p>127.54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65011.6" calcext:value-type="float">
            <text:p>65011.6</text:p>
          </table:table-cell>
          <table:table-cell office:value-type="float" office:value="64433.6" calcext:value-type="float">
            <text:p>64433.6</text:p>
          </table:table-cell>
          <table:table-cell office:value-type="float" office:value="72623.4" calcext:value-type="float">
            <text:p>72623.4</text:p>
          </table:table-cell>
          <table:table-cell office:value-type="float" office:value="72804.6" calcext:value-type="float">
            <text:p>72804.6</text:p>
          </table:table-cell>
          <table:table-cell office:value-type="float" office:value="45845" calcext:value-type="float">
            <text:p>4584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231.7" calcext:value-type="float">
            <text:p>13231.7</text:p>
          </table:table-cell>
          <table:table-cell/>
          <table:table-cell table:style-name="ce18" table:formula="of:=[.F29]/[.B35]" office:value-type="float" office:value="241.843451710665" calcext:value-type="float">
            <text:p>241.84</text:p>
          </table:table-cell>
          <table:table-cell table:style-name="ce18"/>
          <table:table-cell table:style-name="ce18" office:value-type="float" office:value="66.555125" calcext:value-type="float">
            <text:p>66.56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65482.3" calcext:value-type="float">
            <text:p>65482.3</text:p>
          </table:table-cell>
          <table:table-cell office:value-type="float" office:value="64919.1" calcext:value-type="float">
            <text:p>64919.1</text:p>
          </table:table-cell>
          <table:table-cell office:value-type="float" office:value="73159.7" calcext:value-type="float">
            <text:p>73159.7</text:p>
          </table:table-cell>
          <table:table-cell office:value-type="float" office:value="72685.3" calcext:value-type="float">
            <text:p>72685.3</text:p>
          </table:table-cell>
          <table:table-cell office:value-type="float" office:value="46598.2" calcext:value-type="float">
            <text:p>46598.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502.7" calcext:value-type="float">
            <text:p>19502.7</text:p>
          </table:table-cell>
          <table:table-cell/>
          <table:table-cell table:style-name="ce18" table:formula="of:=[.F29]/[.B36]" office:value-type="float" office:value="164.079845354746" calcext:value-type="float">
            <text:p>164.08</text:p>
          </table:table-cell>
          <table:table-cell table:style-name="ce18"/>
          <table:table-cell table:style-name="ce18" office:value-type="float" office:value="44.883392" calcext:value-type="float">
            <text:p>44.88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65258.1" calcext:value-type="float">
            <text:p>65258.1</text:p>
          </table:table-cell>
          <table:table-cell office:value-type="float" office:value="65319.1" calcext:value-type="float">
            <text:p>65319.1</text:p>
          </table:table-cell>
          <table:table-cell office:value-type="float" office:value="73617.1" calcext:value-type="float">
            <text:p>73617.1</text:p>
          </table:table-cell>
          <table:table-cell office:value-type="float" office:value="73489.2" calcext:value-type="float">
            <text:p>73489.2</text:p>
          </table:table-cell>
          <table:table-cell office:value-type="float" office:value="50438.1" calcext:value-type="float">
            <text:p>50438.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413.1" calcext:value-type="float">
            <text:p>25413.1</text:p>
          </table:table-cell>
          <table:table-cell/>
          <table:table-cell table:style-name="ce18" table:formula="of:=[.F29]/[.B37]" office:value-type="float" office:value="125.919309332588" calcext:value-type="float">
            <text:p>125.92</text:p>
          </table:table-cell>
          <table:table-cell table:style-name="ce18"/>
          <table:table-cell table:style-name="ce18" office:value-type="float" office:value="34.38241" calcext:value-type="float">
            <text:p>34.38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65184" calcext:value-type="float">
            <text:p>65184</text:p>
          </table:table-cell>
          <table:table-cell office:value-type="float" office:value="66168" calcext:value-type="float">
            <text:p>66168</text:p>
          </table:table-cell>
          <table:table-cell office:value-type="float" office:value="73662.4" calcext:value-type="float">
            <text:p>73662.4</text:p>
          </table:table-cell>
          <table:table-cell office:value-type="float" office:value="73764.4" calcext:value-type="float">
            <text:p>73764.4</text:p>
          </table:table-cell>
          <table:table-cell office:value-type="float" office:value="50320.8" calcext:value-type="float">
            <text:p>50320.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550.7" calcext:value-type="float">
            <text:p>31550.7</text:p>
          </table:table-cell>
          <table:table-cell/>
          <table:table-cell table:style-name="ce18" table:formula="of:=[.F29]/[.B38]" office:value-type="float" office:value="101.424057152456" calcext:value-type="float">
            <text:p>101.42</text:p>
          </table:table-cell>
          <table:table-cell table:style-name="ce18"/>
          <table:table-cell table:style-name="ce18" office:value-type="float" office:value="27.360731" calcext:value-type="float">
            <text:p>27.36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65946.9" calcext:value-type="float">
            <text:p>65946.9</text:p>
          </table:table-cell>
          <table:table-cell office:value-type="float" office:value="65732.4" calcext:value-type="float">
            <text:p>65732.4</text:p>
          </table:table-cell>
          <table:table-cell office:value-type="float" office:value="73506.9" calcext:value-type="float">
            <text:p>73506.9</text:p>
          </table:table-cell>
          <table:table-cell office:value-type="float" office:value="73764.4" calcext:value-type="float">
            <text:p>73764.4</text:p>
          </table:table-cell>
          <table:table-cell office:value-type="float" office:value="55436.2" calcext:value-type="float">
            <text:p>55436.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725.3" calcext:value-type="float">
            <text:p>37725.3</text:p>
          </table:table-cell>
          <table:table-cell/>
          <table:table-cell table:style-name="ce18" table:formula="of:=[.F29]/[.B39]" office:value-type="float" office:value="84.8237124688207" calcext:value-type="float">
            <text:p>84.82</text:p>
          </table:table-cell>
          <table:table-cell table:style-name="ce18"/>
          <table:table-cell table:style-name="ce18" office:value-type="float" office:value="22.928467" calcext:value-type="float">
            <text:p>22.93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65557.8" calcext:value-type="float">
            <text:p>65557.8</text:p>
          </table:table-cell>
          <table:table-cell office:value-type="float" office:value="66379.4" calcext:value-type="float">
            <text:p>66379.4</text:p>
          </table:table-cell>
          <table:table-cell office:value-type="float" office:value="74085.8" calcext:value-type="float">
            <text:p>74085.8</text:p>
          </table:table-cell>
          <table:table-cell office:value-type="float" office:value="73766.5" calcext:value-type="float">
            <text:p>73766.5</text:p>
          </table:table-cell>
          <table:table-cell office:value-type="float" office:value="51786.3" calcext:value-type="float">
            <text:p>51786.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686.7" calcext:value-type="float">
            <text:p>43686.7</text:p>
          </table:table-cell>
          <table:table-cell/>
          <table:table-cell table:style-name="ce18" table:formula="of:=[.F29]/[.B40]" office:value-type="float" office:value="73.2488377469573" calcext:value-type="float">
            <text:p>73.25</text:p>
          </table:table-cell>
          <table:table-cell table:style-name="ce18"/>
          <table:table-cell table:style-name="ce18" office:value-type="float" office:value="19.819827" calcext:value-type="float">
            <text:p>19.82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65469.5" calcext:value-type="float">
            <text:p>65469.5</text:p>
          </table:table-cell>
          <table:table-cell office:value-type="float" office:value="66167.3" calcext:value-type="float">
            <text:p>66167.3</text:p>
          </table:table-cell>
          <table:table-cell office:value-type="float" office:value="74397.9" calcext:value-type="float">
            <text:p>74397.9</text:p>
          </table:table-cell>
          <table:table-cell office:value-type="float" office:value="74172.6" calcext:value-type="float">
            <text:p>74172.6</text:p>
          </table:table-cell>
          <table:table-cell office:value-type="float" office:value="57583.4" calcext:value-type="float">
            <text:p>57583.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440.8" calcext:value-type="float">
            <text:p>48440.8</text:p>
          </table:table-cell>
          <table:table-cell/>
          <table:table-cell table:style-name="ce18" table:formula="of:=[.F29]/[.B41]" office:value-type="float" office:value="66.0600155241036" calcext:value-type="float">
            <text:p>66.06</text:p>
          </table:table-cell>
          <table:table-cell table:style-name="ce18"/>
          <table:table-cell table:style-name="ce18" office:value-type="float" office:value="18.35938" calcext:value-type="float">
            <text:p>18.36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65943.6" calcext:value-type="float">
            <text:p>65943.6</text:p>
          </table:table-cell>
          <table:table-cell office:value-type="float" office:value="64604.8" calcext:value-type="float">
            <text:p>64604.8</text:p>
          </table:table-cell>
          <table:table-cell office:value-type="float" office:value="74232.2" calcext:value-type="float">
            <text:p>74232.2</text:p>
          </table:table-cell>
          <table:table-cell office:value-type="float" office:value="72558" calcext:value-type="float">
            <text:p>72558</text:p>
          </table:table-cell>
          <table:table-cell office:value-type="float" office:value="48166.8" calcext:value-type="float">
            <text:p>48166.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649.2" calcext:value-type="float">
            <text:p>51649.2</text:p>
          </table:table-cell>
          <table:table-cell/>
          <table:table-cell table:style-name="ce18" table:formula="of:=[.F29]/[.B42]" office:value-type="float" office:value="61.9564291412065" calcext:value-type="float">
            <text:p>61.96</text:p>
          </table:table-cell>
          <table:table-cell table:style-name="ce18"/>
          <table:table-cell table:style-name="ce18" office:value-type="float" office:value="16.474198" calcext:value-type="float">
            <text:p>16.47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225" calcext:value-type="float">
            <text:p>57225</text:p>
          </table:table-cell>
          <table:table-cell/>
          <table:table-cell table:style-name="ce18" table:formula="of:=[.F29]/[.B43]" office:value-type="float" office:value="55.9196155526431" calcext:value-type="float">
            <text:p>55.92</text:p>
          </table:table-cell>
          <table:table-cell table:style-name="ce18"/>
          <table:table-cell table:style-name="ce18" office:value-type="float" office:value="15.035309" calcext:value-type="float">
            <text:p>15.04</text:p>
          </table:table-cell>
          <table:table-cell table:number-columns-repeated="7"/>
          <table:table-cell office:value-type="string" calcext:value-type="string">
            <text:p>nye tidsmålinger etter tilbakemelding fra xing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227.7" calcext:value-type="float">
            <text:p>62227.7</text:p>
          </table:table-cell>
          <table:table-cell/>
          <table:table-cell table:style-name="ce18" table:formula="of:=[.F29]/[.B44]" office:value-type="float" office:value="51.4240442761021" calcext:value-type="float">
            <text:p>51.42</text:p>
          </table:table-cell>
          <table:table-cell table:style-name="ce18"/>
          <table:table-cell table:style-name="ce18" office:value-type="float" office:value="13.791831" calcext:value-type="float">
            <text:p>13.79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044.2" calcext:value-type="float">
            <text:p>66044.2</text:p>
          </table:table-cell>
          <table:table-cell/>
          <table:table-cell table:style-name="ce18" table:formula="of:=[.F29]/[.B45]" office:value-type="float" office:value="48.4524000593542" calcext:value-type="float">
            <text:p>48.45</text:p>
          </table:table-cell>
          <table:table-cell table:style-name="ce18"/>
          <table:table-cell table:style-name="ce18" office:value-type="float" office:value="12.848689" calcext:value-type="float">
            <text:p>12.85</text:p>
          </table:table-cell>
          <table:table-cell table:number-columns-repeated="8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7842.9" calcext:value-type="float">
            <text:p>67842.9</text:p>
          </table:table-cell>
          <table:table-cell/>
          <table:table-cell table:style-name="ce18" table:formula="of:=[.F29]/[.B46]" office:value-type="float" office:value="47.1677950087629" calcext:value-type="float">
            <text:p>47.17</text:p>
          </table:table-cell>
          <table:table-cell table:style-name="ce18"/>
          <table:table-cell table:style-name="ce18" office:value-type="float" office:value="11.951466" calcext:value-type="float">
            <text:p>11.95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style-name="ce10" office:value-type="float" office:value="66666.2" calcext:value-type="float">
            <text:p>66666.2</text:p>
          </table:table-cell>
          <table:table-cell table:style-name="ce10" office:value-type="float" office:value="66353.8" calcext:value-type="float">
            <text:p>66353.8</text:p>
          </table:table-cell>
          <table:table-cell table:style-name="ce10" office:value-type="float" office:value="74338" calcext:value-type="float">
            <text:p>74338.0</text:p>
          </table:table-cell>
          <table:table-cell table:style-name="ce10" office:value-type="float" office:value="74414.4" calcext:value-type="float">
            <text:p>74414.4</text:p>
          </table:table-cell>
          <table:table-cell table:style-name="ce10" office:value-type="float" office:value="80628.7" calcext:value-type="float">
            <text:p>80628.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694.7" calcext:value-type="float">
            <text:p>72694.7</text:p>
          </table:table-cell>
          <table:table-cell/>
          <table:table-cell table:style-name="ce18" table:formula="of:=[.F29]/[.B47]" office:value-type="float" office:value="44.0197153300034" calcext:value-type="float">
            <text:p>44.02</text:p>
          </table:table-cell>
          <table:table-cell table:style-name="ce18"/>
          <table:table-cell table:style-name="ce18" office:value-type="float" office:value="11.124283" calcext:value-type="float">
            <text:p>11.1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style-name="ce10" office:value-type="float" office:value="66660.9" calcext:value-type="float">
            <text:p>66660.9</text:p>
          </table:table-cell>
          <table:table-cell table:style-name="ce10" office:value-type="float" office:value="66491.8" calcext:value-type="float">
            <text:p>66491.8</text:p>
          </table:table-cell>
          <table:table-cell table:style-name="ce10" office:value-type="float" office:value="74481" calcext:value-type="float">
            <text:p>74481.0</text:p>
          </table:table-cell>
          <table:table-cell table:style-name="ce10" office:value-type="float" office:value="74467.2" calcext:value-type="float">
            <text:p>74467.2</text:p>
          </table:table-cell>
          <table:table-cell table:style-name="ce10" office:value-type="float" office:value="75901.3" calcext:value-type="float">
            <text:p>75901.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7677.7" calcext:value-type="float">
            <text:p>77677.7</text:p>
          </table:table-cell>
          <table:table-cell/>
          <table:table-cell table:style-name="ce18" table:formula="of:=[.F29]/[.B48]" office:value-type="float" office:value="41.1958644501575" calcext:value-type="float">
            <text:p>41.20</text:p>
          </table:table-cell>
          <table:table-cell table:style-name="ce18"/>
          <table:table-cell table:style-name="ce18" office:value-type="float" office:value="10.453471" calcext:value-type="float">
            <text:p>10.45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table:style-name="ce10" office:value-type="float" office:value="66694" calcext:value-type="float">
            <text:p>66694.0</text:p>
          </table:table-cell>
          <table:table-cell table:style-name="ce10" office:value-type="float" office:value="66559.1" calcext:value-type="float">
            <text:p>66559.1</text:p>
          </table:table-cell>
          <table:table-cell table:style-name="ce10" office:value-type="float" office:value="74629" calcext:value-type="float">
            <text:p>74629.0</text:p>
          </table:table-cell>
          <table:table-cell table:style-name="ce10" office:value-type="float" office:value="74584.7" calcext:value-type="float">
            <text:p>74584.7</text:p>
          </table:table-cell>
          <table:table-cell table:style-name="ce10" office:value-type="float" office:value="70941.1" calcext:value-type="float">
            <text:p>70941.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2705.5" calcext:value-type="float">
            <text:p>82705.5</text:p>
          </table:table-cell>
          <table:table-cell table:style-name="Default"/>
          <table:table-cell table:style-name="ce16" table:formula="of:=[.F29]/[.B49]" office:value-type="float" office:value="38.6915017743681" calcext:value-type="float">
            <text:p>38.69</text:p>
          </table:table-cell>
          <table:table-cell/>
          <table:table-cell table:style-name="ce18" office:value-type="float" office:value="9.874381" calcext:value-type="float">
            <text:p>9.87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style-name="ce10" office:value-type="float" office:value="66340.6" calcext:value-type="float">
            <text:p>66340.6</text:p>
          </table:table-cell>
          <table:table-cell table:style-name="ce10" office:value-type="float" office:value="66368.2" calcext:value-type="float">
            <text:p>66368.2</text:p>
          </table:table-cell>
          <table:table-cell table:style-name="ce10" office:value-type="float" office:value="74727" calcext:value-type="float">
            <text:p>74727.0</text:p>
          </table:table-cell>
          <table:table-cell table:style-name="ce10" office:value-type="float" office:value="74650" calcext:value-type="float">
            <text:p>74650.0</text:p>
          </table:table-cell>
          <table:table-cell table:style-name="ce10" office:value-type="float" office:value="66280.4" calcext:value-type="float">
            <text:p>66280.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2" calcext:value-type="float">
            <text:p>12</text:p>
          </table:table-cell>
          <table:table-cell table:style-name="ce10" office:value-type="float" office:value="65713.8" calcext:value-type="float">
            <text:p>65713.8</text:p>
          </table:table-cell>
          <table:table-cell table:style-name="ce10" office:value-type="float" office:value="65751.7" calcext:value-type="float">
            <text:p>65751.7</text:p>
          </table:table-cell>
          <table:table-cell table:style-name="ce10" office:value-type="float" office:value="74096.7" calcext:value-type="float">
            <text:p>74096.7</text:p>
          </table:table-cell>
          <table:table-cell table:style-name="ce10" office:value-type="float" office:value="74255.2" calcext:value-type="float">
            <text:p>74255.2</text:p>
          </table:table-cell>
          <table:table-cell table:style-name="ce10" office:value-type="float" office:value="64289.1" calcext:value-type="float">
            <text:p>64289.1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1" calcext:value-type="float">
            <text:p>11</text:p>
          </table:table-cell>
          <table:table-cell table:style-name="ce10" office:value-type="float" office:value="65022.3" calcext:value-type="float">
            <text:p>65022.3</text:p>
          </table:table-cell>
          <table:table-cell table:style-name="ce10" office:value-type="float" office:value="65194.7" calcext:value-type="float">
            <text:p>65194.7</text:p>
          </table:table-cell>
          <table:table-cell table:style-name="ce10" office:value-type="float" office:value="73898.1" calcext:value-type="float">
            <text:p>73898.1</text:p>
          </table:table-cell>
          <table:table-cell table:style-name="ce10" office:value-type="float" office:value="74032.9" calcext:value-type="float">
            <text:p>74032.9</text:p>
          </table:table-cell>
          <table:table-cell table:style-name="ce10" office:value-type="float" office:value="61050.2" calcext:value-type="float">
            <text:p>61050.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0" calcext:value-type="float">
            <text:p>10</text:p>
          </table:table-cell>
          <table:table-cell table:style-name="ce10" office:value-type="float" office:value="63757.8" calcext:value-type="float">
            <text:p>63757.8</text:p>
          </table:table-cell>
          <table:table-cell table:style-name="ce10" office:value-type="float" office:value="63951" calcext:value-type="float">
            <text:p>63951.0</text:p>
          </table:table-cell>
          <table:table-cell table:style-name="ce10" office:value-type="float" office:value="72837.8" calcext:value-type="float">
            <text:p>72837.8</text:p>
          </table:table-cell>
          <table:table-cell table:style-name="ce10" office:value-type="float" office:value="72917.5" calcext:value-type="float">
            <text:p>72917.5</text:p>
          </table:table-cell>
          <table:table-cell table:style-name="ce10" office:value-type="float" office:value="55831" calcext:value-type="float">
            <text:p>55831.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9" calcext:value-type="float">
            <text:p>9</text:p>
          </table:table-cell>
          <table:table-cell table:style-name="ce10" office:value-type="float" office:value="62273.9" calcext:value-type="float">
            <text:p>62273.9</text:p>
          </table:table-cell>
          <table:table-cell table:style-name="ce10" office:value-type="float" office:value="62480.3" calcext:value-type="float">
            <text:p>62480.3</text:p>
          </table:table-cell>
          <table:table-cell table:style-name="ce10" office:value-type="float" office:value="71330.7" calcext:value-type="float">
            <text:p>71330.7</text:p>
          </table:table-cell>
          <table:table-cell table:style-name="ce10" office:value-type="float" office:value="71492.3" calcext:value-type="float">
            <text:p>71492.3</text:p>
          </table:table-cell>
          <table:table-cell table:style-name="ce10" office:value-type="float" office:value="50349.5" calcext:value-type="float">
            <text:p>50349.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8" calcext:value-type="float">
            <text:p>8</text:p>
          </table:table-cell>
          <table:table-cell table:style-name="ce10" office:value-type="float" office:value="60062.3" calcext:value-type="float">
            <text:p>60062.3</text:p>
          </table:table-cell>
          <table:table-cell table:style-name="ce10" office:value-type="float" office:value="60373" calcext:value-type="float">
            <text:p>60373.0</text:p>
          </table:table-cell>
          <table:table-cell table:style-name="ce10" office:value-type="float" office:value="68207" calcext:value-type="float">
            <text:p>68207.0</text:p>
          </table:table-cell>
          <table:table-cell table:style-name="ce10" office:value-type="float" office:value="68511.1" calcext:value-type="float">
            <text:p>68511.1</text:p>
          </table:table-cell>
          <table:table-cell table:style-name="ce10" office:value-type="float" office:value="46814" calcext:value-type="float">
            <text:p>46814.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7" calcext:value-type="float">
            <text:p>7</text:p>
          </table:table-cell>
          <table:table-cell table:style-name="ce10" office:value-type="float" office:value="58049.1" calcext:value-type="float">
            <text:p>58049.1</text:p>
          </table:table-cell>
          <table:table-cell table:style-name="ce10" office:value-type="float" office:value="58420" calcext:value-type="float">
            <text:p>58420.0</text:p>
          </table:table-cell>
          <table:table-cell table:style-name="ce10" office:value-type="float" office:value="66026.9" calcext:value-type="float">
            <text:p>66026.9</text:p>
          </table:table-cell>
          <table:table-cell table:style-name="ce10" office:value-type="float" office:value="66531.4" calcext:value-type="float">
            <text:p>66531.4</text:p>
          </table:table-cell>
          <table:table-cell table:style-name="ce10" office:value-type="float" office:value="42330.4" calcext:value-type="float">
            <text:p>42330.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6" calcext:value-type="float">
            <text:p>6</text:p>
          </table:table-cell>
          <table:table-cell table:style-name="ce10" office:value-type="float" office:value="55561.5" calcext:value-type="float">
            <text:p>55561.5</text:p>
          </table:table-cell>
          <table:table-cell table:style-name="ce10" office:value-type="float" office:value="55895.2" calcext:value-type="float">
            <text:p>55895.2</text:p>
          </table:table-cell>
          <table:table-cell table:style-name="ce10" office:value-type="float" office:value="62483.8" calcext:value-type="float">
            <text:p>62483.8</text:p>
          </table:table-cell>
          <table:table-cell table:style-name="ce10" office:value-type="float" office:value="62977.5" calcext:value-type="float">
            <text:p>62977.5</text:p>
          </table:table-cell>
          <table:table-cell table:style-name="ce10" office:value-type="float" office:value="36584.7" calcext:value-type="float">
            <text:p>36584.7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5" calcext:value-type="float">
            <text:p>5</text:p>
          </table:table-cell>
          <table:table-cell table:style-name="ce10" office:value-type="float" office:value="52385" calcext:value-type="float">
            <text:p>52385.0</text:p>
          </table:table-cell>
          <table:table-cell table:style-name="ce10" office:value-type="float" office:value="52877" calcext:value-type="float">
            <text:p>52877.0</text:p>
          </table:table-cell>
          <table:table-cell table:style-name="ce10" office:value-type="float" office:value="58354.5" calcext:value-type="float">
            <text:p>58354.5</text:p>
          </table:table-cell>
          <table:table-cell table:style-name="ce10" office:value-type="float" office:value="58669.5" calcext:value-type="float">
            <text:p>58669.5</text:p>
          </table:table-cell>
          <table:table-cell table:style-name="ce10" office:value-type="float" office:value="30581" calcext:value-type="float">
            <text:p>30581.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4" calcext:value-type="float">
            <text:p>4</text:p>
          </table:table-cell>
          <table:table-cell table:style-name="ce10" office:value-type="float" office:value="45432.5" calcext:value-type="float">
            <text:p>45432.5</text:p>
          </table:table-cell>
          <table:table-cell table:style-name="ce10" office:value-type="float" office:value="46682.5" calcext:value-type="float">
            <text:p>46682.5</text:p>
          </table:table-cell>
          <table:table-cell table:style-name="ce10" office:value-type="float" office:value="49615.4" calcext:value-type="float">
            <text:p>49615.4</text:p>
          </table:table-cell>
          <table:table-cell table:style-name="ce10" office:value-type="float" office:value="49386.9" calcext:value-type="float">
            <text:p>49386.9</text:p>
          </table:table-cell>
          <table:table-cell table:style-name="ce10" office:value-type="float" office:value="24665.5" calcext:value-type="float">
            <text:p>24665.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3" calcext:value-type="float">
            <text:p>3</text:p>
          </table:table-cell>
          <table:table-cell table:style-name="ce10" office:value-type="float" office:value="35123.2" calcext:value-type="float">
            <text:p>35123.2</text:p>
          </table:table-cell>
          <table:table-cell table:style-name="ce10" office:value-type="float" office:value="36222.2" calcext:value-type="float">
            <text:p>36222.2</text:p>
          </table:table-cell>
          <table:table-cell table:style-name="ce10" office:value-type="float" office:value="38081.9" calcext:value-type="float">
            <text:p>38081.9</text:p>
          </table:table-cell>
          <table:table-cell table:style-name="ce10" office:value-type="float" office:value="37902.2" calcext:value-type="float">
            <text:p>37902.2</text:p>
          </table:table-cell>
          <table:table-cell table:style-name="ce10" office:value-type="float" office:value="18702.4" calcext:value-type="float">
            <text:p>18702.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2" calcext:value-type="float">
            <text:p>2</text:p>
          </table:table-cell>
          <table:table-cell table:style-name="ce10" office:value-type="float" office:value="24126.9" calcext:value-type="float">
            <text:p>24126.9</text:p>
          </table:table-cell>
          <table:table-cell table:style-name="ce10" office:value-type="float" office:value="24996.5" calcext:value-type="float">
            <text:p>24996.5</text:p>
          </table:table-cell>
          <table:table-cell table:style-name="ce10" office:value-type="float" office:value="26259.4" calcext:value-type="float">
            <text:p>26259.4</text:p>
          </table:table-cell>
          <table:table-cell table:style-name="ce10" office:value-type="float" office:value="25715.4" calcext:value-type="float">
            <text:p>25715.4</text:p>
          </table:table-cell>
          <table:table-cell table:style-name="ce10" office:value-type="float" office:value="12920.5" calcext:value-type="float">
            <text:p>12920.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" calcext:value-type="float">
            <text:p>1</text:p>
          </table:table-cell>
          <table:table-cell table:style-name="ce10" office:value-type="float" office:value="12447.7" calcext:value-type="float">
            <text:p>12447.7</text:p>
          </table:table-cell>
          <table:table-cell table:style-name="ce10" office:value-type="float" office:value="12887.6" calcext:value-type="float">
            <text:p>12887.6</text:p>
          </table:table-cell>
          <table:table-cell table:style-name="ce10" office:value-type="float" office:value="13596.3" calcext:value-type="float">
            <text:p>13596.3</text:p>
          </table:table-cell>
          <table:table-cell table:style-name="ce10" office:value-type="float" office:value="13613" calcext:value-type="float">
            <text:p>13613.0</text:p>
          </table:table-cell>
          <table:table-cell table:style-name="ce10" office:value-type="float" office:value="6611.8" calcext:value-type="float">
            <text:p>6611.8</text:p>
          </table:table-cell>
          <table:table-cell/>
        </table:table-row>
      </table:table>
      <table:table table:name="NVM" table:style-name="ta1">
        <table:table-column table:style-name="co1" table:default-cell-style-name="Default"/>
        <table:table-column table:style-name="co2" table:default-cell-style-name="ce18"/>
        <table:table-column table:style-name="co1" table:number-columns-repeated="2" table:default-cell-style-name="ce18"/>
        <table:table-column table:style-name="co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2" table:number-columns-repeated="2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7" table:default-cell-style-name="Default"/>
        <table:table-row table:style-name="ro1">
          <table:table-cell/>
          <table:table-cell table:style-name="Default" table:number-columns-repeated="3"/>
          <table:table-cell table:number-columns-repeated="26"/>
        </table:table-row>
        <table:table-row table:style-name="ro1">
          <table:table-cell office:value-type="string" calcext:value-type="string">
            <text:p>Calculation</text:p>
          </table:table-cell>
          <table:table-cell table:style-name="Default" table:number-columns-repeated="3"/>
          <table:table-cell table:number-columns-repeated="26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4]*[.C4]*[.D4]" office:value-type="float" office:value="200000000000" calcext:value-type="float">
            <text:p>200,000,000,000.00</text:p>
          </table:table-cell>
          <table:table-cell table:style-name="ce16" table:formula="of:=([.E4]*8)/1000000" office:value-type="float" office:value="1600000" calcext:value-type="float">
            <text:p>1,600,000.00</text:p>
          </table:table-cell>
          <table:table-cell table:number-columns-repeated="2"/>
          <table:table-cell table:style-name="ce7" office:value-type="float" office:value="4000000" calcext:value-type="float">
            <text:p>4,000,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127952004" calcext:value-type="float">
            <text:p>127,952,004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5]*[.C5]*[.D5]" office:value-type="float" office:value="959640030000" calcext:value-type="float">
            <text:p>959,640,030,000.00</text:p>
          </table:table-cell>
          <table:table-cell table:style-name="ce16" table:formula="of:=([.E5]*8)/1000000" office:value-type="float" office:value="7677120.24" calcext:value-type="float">
            <text:p>7,677,120.24</text:p>
          </table:table-cell>
          <table:table-cell table:number-columns-repeated="2"/>
          <table:table-cell table:style-name="ce7" office:value-type="float" office:value="31976004" calcext:value-type="float">
            <text:p>31,976,004</text:p>
          </table:table-cell>
          <table:table-cell table:number-columns-repeated="5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office:value-type="string" calcext:value-type="string">
            <text:p>DataGen </text:p>
          </table:table-cell>
          <table:table-cell office:value-type="string" calcext:value-type="string">
            <text:p>DataGen</text:p>
          </table:table-cell>
          <table:table-cell table:number-columns-repeated="2" office:value-type="string" calcext:value-type="string">
            <text:p>Transfer </text:p>
          </table:table-cell>
          <table:table-cell office:value-type="string" calcext:value-type="string">
            <text:p>DRAM-NVM </text:p>
          </table:table-cell>
          <table:table-cell office:value-type="string" calcext:value-type="string">
            <text:p>Analyze </text:p>
          </table:table-cell>
          <table:table-cell office:value-type="string" calcext:value-type="string">
            <text:p>Test 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6431.5" calcext:value-type="float">
            <text:p>6431.5</text:p>
          </table:table-cell>
          <table:table-cell office:value-type="float" office:value="4495.3" calcext:value-type="float">
            <text:p>4495.3</text:p>
          </table:table-cell>
          <table:table-cell office:value-type="float" office:value="6154.6" calcext:value-type="float">
            <text:p>6154.6</text:p>
          </table:table-cell>
          <table:table-cell office:value-type="float" office:value="5436.3" calcext:value-type="float">
            <text:p>5436.3</text:p>
          </table:table-cell>
          <table:table-cell office:value-type="float" office:value="5449" calcext:value-type="float">
            <text:p>5449</text:p>
          </table:table-cell>
          <table:table-cell/>
          <table:table-cell table:number-columns-repeated="3" office:value-type="string" calcext:value-type="string">
            <text:p>Threa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dle 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dle Time</text:p>
          </table:table-cell>
          <table:table-cell table:number-columns-repeated="3" office:value-type="string" calcext:value-type="string">
            <text:p>Time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office:value-type="float" office:value="2" calcext:value-type="float">
            <text:p>2</text:p>
          </table:table-cell>
          <table:table-cell table:style-name="ce10" office:value-type="float" office:value="12569.6" calcext:value-type="float">
            <text:p>12569.6</text:p>
          </table:table-cell>
          <table:table-cell table:style-name="ce10" office:value-type="float" office:value="8782.5" calcext:value-type="float">
            <text:p>8782.5</text:p>
          </table:table-cell>
          <table:table-cell table:style-name="ce10" office:value-type="float" office:value="11984.5" calcext:value-type="float">
            <text:p>11984.5</text:p>
          </table:table-cell>
          <table:table-cell table:style-name="ce10" office:value-type="float" office:value="10609.9" calcext:value-type="float">
            <text:p>10609.9</text:p>
          </table:table-cell>
          <table:table-cell table:style-name="ce10" office:value-type="float" office:value="10216.5" calcext:value-type="float">
            <text:p>10216.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886.170363" calcext:value-type="float">
            <text:p>886.17</text:p>
          </table:table-cell>
          <table:table-cell table:style-name="ce18" office:value-type="float" office:value="872.988112" calcext:value-type="float">
            <text:p>872.99</text:p>
          </table:table-cell>
          <table:table-cell table:style-name="ce18" office:value-type="float" office:value="886.319602" calcext:value-type="float">
            <text:p>886.32</text:p>
          </table:table-cell>
          <table:table-cell table:style-name="ce18" office:value-type="float" office:value="0.008649" calcext:value-type="float">
            <text:p>0.01</text:p>
          </table:table-cell>
          <table:table-cell table:style-name="ce18" office:value-type="float" office:value="149.167715" calcext:value-type="float">
            <text:p>149.17</text:p>
          </table:table-cell>
          <table:table-cell table:style-name="ce18" office:value-type="float" office:value="737.124978" calcext:value-type="float">
            <text:p>737.12</text:p>
          </table:table-cell>
          <table:table-cell table:style-name="ce18" office:value-type="float" office:value="886.319778" calcext:value-type="float">
            <text:p>886.32</text:p>
          </table:table-cell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0" office:value-type="float" office:value="18268.6" calcext:value-type="float">
            <text:p>18268.6</text:p>
          </table:table-cell>
          <table:table-cell table:style-name="ce10" office:value-type="float" office:value="12720.8" calcext:value-type="float">
            <text:p>12720.8</text:p>
          </table:table-cell>
          <table:table-cell table:style-name="ce10" office:value-type="float" office:value="17342.7" calcext:value-type="float">
            <text:p>17342.7</text:p>
          </table:table-cell>
          <table:table-cell table:style-name="ce10" office:value-type="float" office:value="15390.7" calcext:value-type="float">
            <text:p>15390.7</text:p>
          </table:table-cell>
          <table:table-cell table:style-name="ce10" office:value-type="float" office:value="14921.8" calcext:value-type="float">
            <text:p>14921.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466.238123" calcext:value-type="float">
            <text:p>466.24</text:p>
          </table:table-cell>
          <table:table-cell table:style-name="ce18" office:value-type="float" office:value="452.770498" calcext:value-type="float">
            <text:p>452.77</text:p>
          </table:table-cell>
          <table:table-cell table:style-name="ce18" office:value-type="float" office:value="466.319797" calcext:value-type="float">
            <text:p>466.32</text:p>
          </table:table-cell>
          <table:table-cell table:style-name="ce18" office:value-type="float" office:value="0.00856" calcext:value-type="float">
            <text:p>0.01</text:p>
          </table:table-cell>
          <table:table-cell table:style-name="ce18" office:value-type="float" office:value="77.341165" calcext:value-type="float">
            <text:p>77.34</text:p>
          </table:table-cell>
          <table:table-cell table:style-name="ce18" office:value-type="float" office:value="388.947095" calcext:value-type="float">
            <text:p>388.95</text:p>
          </table:table-cell>
          <table:table-cell table:style-name="ce18" office:value-type="float" office:value="466.319932" calcext:value-type="float">
            <text:p>466.32</text:p>
          </table:table-cell>
        </table:table-row>
        <table:table-row table:style-name="ro2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0" office:value-type="float" office:value="23964.6" calcext:value-type="float">
            <text:p>23964.6</text:p>
          </table:table-cell>
          <table:table-cell table:style-name="ce10" office:value-type="float" office:value="16754.1" calcext:value-type="float">
            <text:p>16754.1</text:p>
          </table:table-cell>
          <table:table-cell table:style-name="ce10" office:value-type="float" office:value="22846.5" calcext:value-type="float">
            <text:p>22846.5</text:p>
          </table:table-cell>
          <table:table-cell table:style-name="ce10" office:value-type="float" office:value="20244.3" calcext:value-type="float">
            <text:p>20244.3</text:p>
          </table:table-cell>
          <table:table-cell table:style-name="ce10" office:value-type="float" office:value="19562.3" calcext:value-type="float">
            <text:p>19562.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324.821129" calcext:value-type="float">
            <text:p>324.82</text:p>
          </table:table-cell>
          <table:table-cell table:style-name="ce18" office:value-type="float" office:value="310.21837" calcext:value-type="float">
            <text:p>310.22</text:p>
          </table:table-cell>
          <table:table-cell table:style-name="ce18" office:value-type="float" office:value="324.87933" calcext:value-type="float">
            <text:p>324.88</text:p>
          </table:table-cell>
          <table:table-cell table:style-name="ce18" office:value-type="float" office:value="0.008792" calcext:value-type="float">
            <text:p>0.01</text:p>
          </table:table-cell>
          <table:table-cell table:style-name="ce18" office:value-type="float" office:value="53.425751" calcext:value-type="float">
            <text:p>53.43</text:p>
          </table:table-cell>
          <table:table-cell table:style-name="ce18" office:value-type="float" office:value="271.419714" calcext:value-type="float">
            <text:p>271.42</text:p>
          </table:table-cell>
          <table:table-cell table:style-name="ce18" office:value-type="float" office:value="324.8795" calcext:value-type="float">
            <text:p>324.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74486" calcext:value-type="float">
            <text:p>74486.0</text:p>
          </table:table-cell>
          <table:table-cell table:formula="of:=([.F4]+[.F5])/[.B10]" office:value-type="float" office:value="124.548508981554" calcext:value-type="float">
            <text:p>124.55</text:p>
          </table:table-cell>
          <table:table-cell office:value-type="float" office:value="13.182251" calcext:value-type="float">
            <text:p>13.18</text:p>
          </table:table-cell>
          <table:table-cell table:style-name="ce18" table:formula="of:=([.F4]+[.F5])/[.D10]" office:value-type="float" office:value="703758.427904311" calcext:value-type="float">
            <text:p>703758.43</text:p>
          </table:table-cell>
          <table:table-cell/>
          <table:table-cell office:value-type="float" office:value="74486" calcext:value-type="float">
            <text:p>74486</text:p>
          </table:table-cell>
          <table:table-cell/>
          <table:table-cell table:formula="of:=[.X7]-[.Y7]" office:value-type="float" office:value="13.182251" calcext:value-type="float">
            <text:p>13.18225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10" office:value-type="float" office:value="29427" calcext:value-type="float">
            <text:p>29427.0</text:p>
          </table:table-cell>
          <table:table-cell table:style-name="ce10" office:value-type="float" office:value="20686.3" calcext:value-type="float">
            <text:p>20686.3</text:p>
          </table:table-cell>
          <table:table-cell table:style-name="ce10" office:value-type="float" office:value="28220.4" calcext:value-type="float">
            <text:p>28220.4</text:p>
          </table:table-cell>
          <table:table-cell table:style-name="ce10" office:value-type="float" office:value="25004.4" calcext:value-type="float">
            <text:p>25004.4</text:p>
          </table:table-cell>
          <table:table-cell table:style-name="ce10" office:value-type="float" office:value="24142.1" calcext:value-type="float">
            <text:p>24142.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263.473065" calcext:value-type="float">
            <text:p>263.47</text:p>
          </table:table-cell>
          <table:table-cell table:style-name="ce18" office:value-type="float" office:value="248.73213" calcext:value-type="float">
            <text:p>248.73</text:p>
          </table:table-cell>
          <table:table-cell table:style-name="ce18" office:value-type="float" office:value="263.51889" calcext:value-type="float">
            <text:p>263.52</text:p>
          </table:table-cell>
          <table:table-cell table:style-name="ce18" office:value-type="float" office:value="0.008785" calcext:value-type="float">
            <text:p>0.01</text:p>
          </table:table-cell>
          <table:table-cell table:style-name="ce18" office:value-type="float" office:value="50.437624" calcext:value-type="float">
            <text:p>50.44</text:p>
          </table:table-cell>
          <table:table-cell table:style-name="ce18" office:value-type="float" office:value="213.045265" calcext:value-type="float">
            <text:p>213.05</text:p>
          </table:table-cell>
          <table:table-cell table:style-name="ce18" office:value-type="float" office:value="263.519068" calcext:value-type="float">
            <text:p>263.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74715.4" calcext:value-type="float">
            <text:p>74715.4</text:p>
          </table:table-cell>
          <table:table-cell table:formula="of:=([.F4]+[.F5])/[.B11]" office:value-type="float" office:value="124.166105515061" calcext:value-type="float">
            <text:p>124.17</text:p>
          </table:table-cell>
          <table:table-cell office:value-type="float" office:value="13.467625" calcext:value-type="float">
            <text:p>13.47</text:p>
          </table:table-cell>
          <table:table-cell table:number-columns-repeated="2"/>
          <table:table-cell office:value-type="float" office:value="74715.4" calcext:value-type="float">
            <text:p>74715.4</text:p>
          </table:table-cell>
          <table:table-cell/>
          <table:table-cell table:formula="of:=[.X8]-[.Y8]" office:value-type="float" office:value="13.467625" calcext:value-type="float">
            <text:p>13.46762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10" office:value-type="float" office:value="35162.4" calcext:value-type="float">
            <text:p>35162.4</text:p>
          </table:table-cell>
          <table:table-cell table:style-name="ce10" office:value-type="float" office:value="24821.2" calcext:value-type="float">
            <text:p>24821.2</text:p>
          </table:table-cell>
          <table:table-cell table:style-name="ce10" office:value-type="float" office:value="33864.7" calcext:value-type="float">
            <text:p>33864.7</text:p>
          </table:table-cell>
          <table:table-cell table:style-name="ce10" office:value-type="float" office:value="30027.4" calcext:value-type="float">
            <text:p>30027.4</text:p>
          </table:table-cell>
          <table:table-cell table:style-name="ce10" office:value-type="float" office:value="28837.2" calcext:value-type="float">
            <text:p>28837.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360.784951" calcext:value-type="float">
            <text:p>360.78</text:p>
          </table:table-cell>
          <table:table-cell table:style-name="ce18" office:value-type="float" office:value="343.131029" calcext:value-type="float">
            <text:p>343.13</text:p>
          </table:table-cell>
          <table:table-cell table:style-name="ce18" office:value-type="float" office:value="360.823504" calcext:value-type="float">
            <text:p>360.82</text:p>
          </table:table-cell>
          <table:table-cell table:style-name="ce18" office:value-type="float" office:value="0.009432" calcext:value-type="float">
            <text:p>0.01</text:p>
          </table:table-cell>
          <table:table-cell table:style-name="ce18" office:value-type="float" office:value="154.339988" calcext:value-type="float">
            <text:p>154.34</text:p>
          </table:table-cell>
          <table:table-cell table:style-name="ce18" office:value-type="float" office:value="206.444035" calcext:value-type="float">
            <text:p>206.44</text:p>
          </table:table-cell>
          <table:table-cell table:style-name="ce18" office:value-type="float" office:value="360.823634" calcext:value-type="float">
            <text:p>360.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74659.4" calcext:value-type="float">
            <text:p>74659.4</text:p>
          </table:table-cell>
          <table:table-cell table:formula="of:=([.F4]+[.F5])/[.B12]" office:value-type="float" office:value="124.259239158097" calcext:value-type="float">
            <text:p>124.26</text:p>
          </table:table-cell>
          <table:table-cell office:value-type="float" office:value="14.602759" calcext:value-type="float">
            <text:p>14.60</text:p>
          </table:table-cell>
          <table:table-cell table:number-columns-repeated="2"/>
          <table:table-cell office:value-type="float" office:value="74659.4" calcext:value-type="float">
            <text:p>74659.4</text:p>
          </table:table-cell>
          <table:table-cell/>
          <table:table-cell table:formula="of:=[.X9]-[.Y9]" office:value-type="float" office:value="14.602759" calcext:value-type="float">
            <text:p>14.60275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10" office:value-type="float" office:value="40683.4" calcext:value-type="float">
            <text:p>40683.4</text:p>
          </table:table-cell>
          <table:table-cell table:style-name="ce10" office:value-type="float" office:value="28833" calcext:value-type="float">
            <text:p>28833.0</text:p>
          </table:table-cell>
          <table:table-cell table:style-name="ce10" office:value-type="float" office:value="39303" calcext:value-type="float">
            <text:p>39303.0</text:p>
          </table:table-cell>
          <table:table-cell table:style-name="ce10" office:value-type="float" office:value="34833.5" calcext:value-type="float">
            <text:p>34833.5</text:p>
          </table:table-cell>
          <table:table-cell table:style-name="ce10" office:value-type="float" office:value="33421.1" calcext:value-type="float">
            <text:p>33421.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8" office:value-type="float" office:value="299.028907" calcext:value-type="float">
            <text:p>299.03</text:p>
          </table:table-cell>
          <table:table-cell table:style-name="ce18" office:value-type="float" office:value="280.37823" calcext:value-type="float">
            <text:p>280.38</text:p>
          </table:table-cell>
          <table:table-cell table:style-name="ce18" office:value-type="float" office:value="299.062088" calcext:value-type="float">
            <text:p>299.06</text:p>
          </table:table-cell>
          <table:table-cell table:style-name="ce18" office:value-type="float" office:value="0.009526" calcext:value-type="float">
            <text:p>0.01</text:p>
          </table:table-cell>
          <table:table-cell table:style-name="ce18" office:value-type="float" office:value="125.760097" calcext:value-type="float">
            <text:p>125.76</text:p>
          </table:table-cell>
          <table:table-cell table:style-name="ce18" office:value-type="float" office:value="173.260011" calcext:value-type="float">
            <text:p>173.26</text:p>
          </table:table-cell>
          <table:table-cell table:style-name="ce18" office:value-type="float" office:value="299.062289" calcext:value-type="float">
            <text:p>299.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74211.4" calcext:value-type="float">
            <text:p>74211.4</text:p>
          </table:table-cell>
          <table:table-cell table:formula="of:=([.F4]+[.F5])/[.B13]" office:value-type="float" office:value="125.009368371975" calcext:value-type="float">
            <text:p>125.01</text:p>
          </table:table-cell>
          <table:table-cell office:value-type="float" office:value="14.740935" calcext:value-type="float">
            <text:p>14.74</text:p>
          </table:table-cell>
          <table:table-cell table:number-columns-repeated="2"/>
          <table:table-cell office:value-type="float" office:value="74211.4" calcext:value-type="float">
            <text:p>74211.4</text:p>
          </table:table-cell>
          <table:table-cell/>
          <table:table-cell table:formula="of:=[.X10]-[.Y10]" office:value-type="float" office:value="14.740935" calcext:value-type="float">
            <text:p>14.74093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10" office:value-type="float" office:value="45515.4" calcext:value-type="float">
            <text:p>45515.4</text:p>
          </table:table-cell>
          <table:table-cell table:style-name="ce10" office:value-type="float" office:value="31974.4" calcext:value-type="float">
            <text:p>31974.4</text:p>
          </table:table-cell>
          <table:table-cell table:style-name="ce10" office:value-type="float" office:value="43391.8" calcext:value-type="float">
            <text:p>43391.8</text:p>
          </table:table-cell>
          <table:table-cell table:style-name="ce10" office:value-type="float" office:value="38663.6" calcext:value-type="float">
            <text:p>38663.6</text:p>
          </table:table-cell>
          <table:table-cell table:style-name="ce10" office:value-type="float" office:value="37228.5" calcext:value-type="float">
            <text:p>37228.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8" office:value-type="float" office:value="255.989918" calcext:value-type="float">
            <text:p>255.99</text:p>
          </table:table-cell>
          <table:table-cell table:style-name="ce18" office:value-type="float" office:value="236.311116" calcext:value-type="float">
            <text:p>236.31</text:p>
          </table:table-cell>
          <table:table-cell table:style-name="ce18" office:value-type="float" office:value="256.019698" calcext:value-type="float">
            <text:p>256.02</text:p>
          </table:table-cell>
          <table:table-cell table:style-name="ce18" office:value-type="float" office:value="0.009852" calcext:value-type="float">
            <text:p>0.01</text:p>
          </table:table-cell>
          <table:table-cell table:style-name="ce18" office:value-type="float" office:value="105.841362" calcext:value-type="float">
            <text:p>105.84</text:p>
          </table:table-cell>
          <table:table-cell table:style-name="ce18" office:value-type="float" office:value="150.134179" calcext:value-type="float">
            <text:p>150.13</text:p>
          </table:table-cell>
          <table:table-cell table:style-name="ce18" office:value-type="float" office:value="256.019872" calcext:value-type="float">
            <text:p>256.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74191.2" calcext:value-type="float">
            <text:p>74191.2</text:p>
          </table:table-cell>
          <table:table-cell table:formula="of:=([.F4]+[.F5])/[.B14]" office:value-type="float" office:value="125.043404608633" calcext:value-type="float">
            <text:p>125.04</text:p>
          </table:table-cell>
          <table:table-cell office:value-type="float" office:value="17.653922" calcext:value-type="float">
            <text:p>17.65</text:p>
          </table:table-cell>
          <table:table-cell table:number-columns-repeated="2"/>
          <table:table-cell office:value-type="float" office:value="74191.2" calcext:value-type="float">
            <text:p>74191.2</text:p>
          </table:table-cell>
          <table:table-cell/>
          <table:table-cell table:formula="of:=[.X11]-[.Y11]" office:value-type="float" office:value="17.653922" calcext:value-type="float">
            <text:p>17.65392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10" office:value-type="float" office:value="48418.7" calcext:value-type="float">
            <text:p>48418.7</text:p>
          </table:table-cell>
          <table:table-cell table:style-name="ce10" office:value-type="float" office:value="33984" calcext:value-type="float">
            <text:p>33984.0</text:p>
          </table:table-cell>
          <table:table-cell table:style-name="ce10" office:value-type="float" office:value="46127.2" calcext:value-type="float">
            <text:p>46127.2</text:p>
          </table:table-cell>
          <table:table-cell table:style-name="ce10" office:value-type="float" office:value="40959.2" calcext:value-type="float">
            <text:p>40959.2</text:p>
          </table:table-cell>
          <table:table-cell table:style-name="ce10" office:value-type="float" office:value="40080.3" calcext:value-type="float">
            <text:p>40080.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8" office:value-type="float" office:value="227.994996" calcext:value-type="float">
            <text:p>227.99</text:p>
          </table:table-cell>
          <table:table-cell table:style-name="ce18" office:value-type="float" office:value="205.779605" calcext:value-type="float">
            <text:p>205.78</text:p>
          </table:table-cell>
          <table:table-cell table:style-name="ce18" office:value-type="float" office:value="228.032356" calcext:value-type="float">
            <text:p>228.03</text:p>
          </table:table-cell>
          <table:table-cell table:style-name="ce18" office:value-type="float" office:value="0.006708" calcext:value-type="float">
            <text:p>0.01</text:p>
          </table:table-cell>
          <table:table-cell table:style-name="ce18" office:value-type="float" office:value="93.962027" calcext:value-type="float">
            <text:p>93.96</text:p>
          </table:table-cell>
          <table:table-cell table:style-name="ce18" office:value-type="float" office:value="134.024719" calcext:value-type="float">
            <text:p>134.02</text:p>
          </table:table-cell>
          <table:table-cell table:style-name="ce18" office:value-type="float" office:value="228.032501" calcext:value-type="float">
            <text:p>228.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73271.5" calcext:value-type="float">
            <text:p>73271.5</text:p>
          </table:table-cell>
          <table:table-cell table:formula="of:=([.F4]+[.F5])/[.B15]" office:value-type="float" office:value="126.612942822243" calcext:value-type="float">
            <text:p>126.61</text:p>
          </table:table-cell>
          <table:table-cell office:value-type="float" office:value="18.650677" calcext:value-type="float">
            <text:p>18.65</text:p>
          </table:table-cell>
          <table:table-cell table:number-columns-repeated="2"/>
          <table:table-cell office:value-type="float" office:value="73271.5" calcext:value-type="float">
            <text:p>73271.5</text:p>
          </table:table-cell>
          <table:table-cell/>
          <table:table-cell table:formula="of:=[.X12]-[.Y12]" office:value-type="float" office:value="18.650677" calcext:value-type="float">
            <text:p>18.650677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10" office:value-type="float" office:value="52508.8" calcext:value-type="float">
            <text:p>52508.8</text:p>
          </table:table-cell>
          <table:table-cell table:style-name="ce10" office:value-type="float" office:value="37746.6" calcext:value-type="float">
            <text:p>37746.6</text:p>
          </table:table-cell>
          <table:table-cell table:style-name="ce10" office:value-type="float" office:value="50982.4" calcext:value-type="float">
            <text:p>50982.4</text:p>
          </table:table-cell>
          <table:table-cell table:style-name="ce10" office:value-type="float" office:value="45649.2" calcext:value-type="float">
            <text:p>45649.2</text:p>
          </table:table-cell>
          <table:table-cell table:style-name="ce10" office:value-type="float" office:value="44540.9" calcext:value-type="float">
            <text:p>44540.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8" office:value-type="float" office:value="219.114968" calcext:value-type="float">
            <text:p>219.11</text:p>
          </table:table-cell>
          <table:table-cell table:style-name="ce18" office:value-type="float" office:value="193.440234" calcext:value-type="float">
            <text:p>193.44</text:p>
          </table:table-cell>
          <table:table-cell table:style-name="ce18" office:value-type="float" office:value="219.148778" calcext:value-type="float">
            <text:p>219.15</text:p>
          </table:table-cell>
          <table:table-cell table:style-name="ce18" office:value-type="float" office:value="0.010953" calcext:value-type="float">
            <text:p>0.01</text:p>
          </table:table-cell>
          <table:table-cell table:style-name="ce18" office:value-type="float" office:value="95.717736" calcext:value-type="float">
            <text:p>95.72</text:p>
          </table:table-cell>
          <table:table-cell table:style-name="ce18" office:value-type="float" office:value="123.382992" calcext:value-type="float">
            <text:p>123.38</text:p>
          </table:table-cell>
          <table:table-cell table:style-name="ce18" office:value-type="float" office:value="219.148924" calcext:value-type="float">
            <text:p>219.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1409.6" calcext:value-type="float">
            <text:p>71409.6</text:p>
          </table:table-cell>
          <table:table-cell table:formula="of:=([.F4]+[.F5])/[.B16]" office:value-type="float" office:value="129.914188568484" calcext:value-type="float">
            <text:p>129.91</text:p>
          </table:table-cell>
          <table:table-cell office:value-type="float" office:value="19.678802" calcext:value-type="float">
            <text:p>19.68</text:p>
          </table:table-cell>
          <table:table-cell table:number-columns-repeated="2"/>
          <table:table-cell office:value-type="float" office:value="71409.6" calcext:value-type="float">
            <text:p>71409.6</text:p>
          </table:table-cell>
          <table:table-cell/>
          <table:table-cell table:formula="of:=[.X13]-[.Y13]" office:value-type="float" office:value="19.678802" calcext:value-type="float">
            <text:p>19.678802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style-name="ce10" office:value-type="float" office:value="55879.3" calcext:value-type="float">
            <text:p>55879.3</text:p>
          </table:table-cell>
          <table:table-cell table:style-name="ce10" office:value-type="float" office:value="41304.1" calcext:value-type="float">
            <text:p>41304.1</text:p>
          </table:table-cell>
          <table:table-cell table:style-name="ce10" office:value-type="float" office:value="55351.8" calcext:value-type="float">
            <text:p>55351.8</text:p>
          </table:table-cell>
          <table:table-cell table:style-name="ce10" office:value-type="float" office:value="49916.8" calcext:value-type="float">
            <text:p>49916.8</text:p>
          </table:table-cell>
          <table:table-cell table:style-name="ce10" office:value-type="float" office:value="48703" calcext:value-type="float">
            <text:p>48703.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198.135673" calcext:value-type="float">
            <text:p>198.14</text:p>
          </table:table-cell>
          <table:table-cell table:style-name="ce18" office:value-type="float" office:value="168.090434" calcext:value-type="float">
            <text:p>168.09</text:p>
          </table:table-cell>
          <table:table-cell table:style-name="ce18" office:value-type="float" office:value="198.167486" calcext:value-type="float">
            <text:p>198.17</text:p>
          </table:table-cell>
          <table:table-cell table:style-name="ce18" office:value-type="float" office:value="0.012163" calcext:value-type="float">
            <text:p>0.01</text:p>
          </table:table-cell>
          <table:table-cell table:style-name="ce18" office:value-type="float" office:value="87.111976" calcext:value-type="float">
            <text:p>87.11</text:p>
          </table:table-cell>
          <table:table-cell table:style-name="ce18" office:value-type="float" office:value="111.006134" calcext:value-type="float">
            <text:p>111.01</text:p>
          </table:table-cell>
          <table:table-cell table:style-name="ce18" office:value-type="float" office:value="198.167683" calcext:value-type="float">
            <text:p>198.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69130.7" calcext:value-type="float">
            <text:p>69130.7</text:p>
          </table:table-cell>
          <table:table-cell table:formula="of:=([.F4]+[.F5])/[.B17]" office:value-type="float" office:value="134.196821961878" calcext:value-type="float">
            <text:p>134.20</text:p>
          </table:table-cell>
          <table:table-cell office:value-type="float" office:value="22.215391" calcext:value-type="float">
            <text:p>22.22</text:p>
          </table:table-cell>
          <table:table-cell table:number-columns-repeated="2"/>
          <table:table-cell office:value-type="float" office:value="69130.7" calcext:value-type="float">
            <text:p>69130.7</text:p>
          </table:table-cell>
          <table:table-cell/>
          <table:table-cell table:formula="of:=[.X14]-[.Y14]" office:value-type="float" office:value="22.215391" calcext:value-type="float">
            <text:p>22.21539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style-name="ce10" office:value-type="float" office:value="57728.1" calcext:value-type="float">
            <text:p>57728.1</text:p>
          </table:table-cell>
          <table:table-cell table:style-name="ce10" office:value-type="float" office:value="43880.1" calcext:value-type="float">
            <text:p>43880.1</text:p>
          </table:table-cell>
          <table:table-cell table:style-name="ce10" office:value-type="float" office:value="57124" calcext:value-type="float">
            <text:p>57124.0</text:p>
          </table:table-cell>
          <table:table-cell table:style-name="ce10" office:value-type="float" office:value="50919.8" calcext:value-type="float">
            <text:p>50919.8</text:p>
          </table:table-cell>
          <table:table-cell table:style-name="ce10" office:value-type="float" office:value="51520" calcext:value-type="float">
            <text:p>51520.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18" office:value-type="float" office:value="179.215333" calcext:value-type="float">
            <text:p>179.22</text:p>
          </table:table-cell>
          <table:table-cell table:style-name="ce18" office:value-type="float" office:value="143.393185" calcext:value-type="float">
            <text:p>143.39</text:p>
          </table:table-cell>
          <table:table-cell table:style-name="ce18" office:value-type="float" office:value="179.244088" calcext:value-type="float">
            <text:p>179.24</text:p>
          </table:table-cell>
          <table:table-cell table:style-name="ce18" office:value-type="float" office:value="0.013015" calcext:value-type="float">
            <text:p>0.01</text:p>
          </table:table-cell>
          <table:table-cell table:style-name="ce18" office:value-type="float" office:value="79.524441" calcext:value-type="float">
            <text:p>79.52</text:p>
          </table:table-cell>
          <table:table-cell table:style-name="ce18" office:value-type="float" office:value="99.676355" calcext:value-type="float">
            <text:p>99.68</text:p>
          </table:table-cell>
          <table:table-cell table:style-name="ce18" office:value-type="float" office:value="179.244228" calcext:value-type="float">
            <text:p>179.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66290.8" calcext:value-type="float">
            <text:p>66290.8</text:p>
          </table:table-cell>
          <table:table-cell table:formula="of:=([.F4]+[.F5])/[.B18]" office:value-type="float" office:value="139.945818122575" calcext:value-type="float">
            <text:p>139.95</text:p>
          </table:table-cell>
          <table:table-cell office:value-type="float" office:value="25.674734" calcext:value-type="float">
            <text:p>25.67</text:p>
          </table:table-cell>
          <table:table-cell table:number-columns-repeated="2"/>
          <table:table-cell office:value-type="float" office:value="66290.8" calcext:value-type="float">
            <text:p>66290.8</text:p>
          </table:table-cell>
          <table:table-cell/>
          <table:table-cell table:formula="of:=[.X15]-[.Y15]" office:value-type="float" office:value="25.674734" calcext:value-type="float">
            <text:p>25.674734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style-name="ce10" office:value-type="float" office:value="58897.4" calcext:value-type="float">
            <text:p>58897.4</text:p>
          </table:table-cell>
          <table:table-cell table:style-name="ce10" office:value-type="float" office:value="44279.6" calcext:value-type="float">
            <text:p>44279.6</text:p>
          </table:table-cell>
          <table:table-cell table:style-name="ce10" office:value-type="float" office:value="59146.9" calcext:value-type="float">
            <text:p>59146.9</text:p>
          </table:table-cell>
          <table:table-cell table:style-name="ce10" office:value-type="float" office:value="53407.9" calcext:value-type="float">
            <text:p>53407.9</text:p>
          </table:table-cell>
          <table:table-cell table:style-name="ce10" office:value-type="float" office:value="53418.7" calcext:value-type="float">
            <text:p>53418.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8" office:value-type="float" office:value="169.390867" calcext:value-type="float">
            <text:p>169.39</text:p>
          </table:table-cell>
          <table:table-cell table:style-name="ce18" office:value-type="float" office:value="123.704671" calcext:value-type="float">
            <text:p>123.70</text:p>
          </table:table-cell>
          <table:table-cell table:style-name="ce18" office:value-type="float" office:value="169.414842" calcext:value-type="float">
            <text:p>169.41</text:p>
          </table:table-cell>
          <table:table-cell table:style-name="ce18" office:value-type="float" office:value="0.054539" calcext:value-type="float">
            <text:p>0.05</text:p>
          </table:table-cell>
          <table:table-cell table:style-name="ce18" office:value-type="float" office:value="76.117224" calcext:value-type="float">
            <text:p>76.12</text:p>
          </table:table-cell>
          <table:table-cell table:style-name="ce18" office:value-type="float" office:value="93.210745" calcext:value-type="float">
            <text:p>93.21</text:p>
          </table:table-cell>
          <table:table-cell table:style-name="ce18" office:value-type="float" office:value="169.414978" calcext:value-type="float">
            <text:p>169.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62627.3" calcext:value-type="float">
            <text:p>62627.3</text:p>
          </table:table-cell>
          <table:table-cell table:formula="of:=([.F4]+[.F5])/[.B19]" office:value-type="float" office:value="148.132208158423" calcext:value-type="float">
            <text:p>148.13</text:p>
          </table:table-cell>
          <table:table-cell office:value-type="float" office:value="30.045239" calcext:value-type="float">
            <text:p>30.05</text:p>
          </table:table-cell>
          <table:table-cell table:number-columns-repeated="2"/>
          <table:table-cell office:value-type="float" office:value="62627.3" calcext:value-type="float">
            <text:p>62627.3</text:p>
          </table:table-cell>
          <table:table-cell/>
          <table:table-cell table:formula="of:=[.X16]-[.Y16]" office:value-type="float" office:value="30.045239" calcext:value-type="float">
            <text:p>30.045239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style-name="ce10" office:value-type="float" office:value="61512.5" calcext:value-type="float">
            <text:p>61512.5</text:p>
          </table:table-cell>
          <table:table-cell table:style-name="ce10" office:value-type="float" office:value="47570.6" calcext:value-type="float">
            <text:p>47570.6</text:p>
          </table:table-cell>
          <table:table-cell table:style-name="ce10" office:value-type="float" office:value="62642.1" calcext:value-type="float">
            <text:p>62642.1</text:p>
          </table:table-cell>
          <table:table-cell table:style-name="ce10" office:value-type="float" office:value="57179.8" calcext:value-type="float">
            <text:p>57179.8</text:p>
          </table:table-cell>
          <table:table-cell table:style-name="ce10" office:value-type="float" office:value="57326.6" calcext:value-type="float">
            <text:p>57326.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18" office:value-type="float" office:value="138.828063" calcext:value-type="float">
            <text:p>138.83</text:p>
          </table:table-cell>
          <table:table-cell table:style-name="ce18" office:value-type="float" office:value="82.039647" calcext:value-type="float">
            <text:p>82.04</text:p>
          </table:table-cell>
          <table:table-cell table:style-name="ce18" office:value-type="float" office:value="138.858825" calcext:value-type="float">
            <text:p>138.86</text:p>
          </table:table-cell>
          <table:table-cell table:style-name="ce18" office:value-type="float" office:value="0.020246" calcext:value-type="float">
            <text:p>0.02</text:p>
          </table:table-cell>
          <table:table-cell table:style-name="ce18" office:value-type="float" office:value="55.260781" calcext:value-type="float">
            <text:p>55.26</text:p>
          </table:table-cell>
          <table:table-cell table:style-name="ce18" office:value-type="float" office:value="83.548463" calcext:value-type="float">
            <text:p>83.55</text:p>
          </table:table-cell>
          <table:table-cell table:style-name="ce18" office:value-type="float" office:value="138.858963" calcext:value-type="float">
            <text:p>138.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58565.4" calcext:value-type="float">
            <text:p>58565.4</text:p>
          </table:table-cell>
          <table:table-cell table:formula="of:=([.F4]+[.F5])/[.B20]" office:value-type="float" office:value="158.406162000089" calcext:value-type="float">
            <text:p>158.41</text:p>
          </table:table-cell>
          <table:table-cell office:value-type="float" office:value="35.822148" calcext:value-type="float">
            <text:p>35.82</text:p>
          </table:table-cell>
          <table:table-cell table:number-columns-repeated="2"/>
          <table:table-cell office:value-type="float" office:value="58565.4" calcext:value-type="float">
            <text:p>58565.4</text:p>
          </table:table-cell>
          <table:table-cell/>
          <table:table-cell table:formula="of:=[.X17]-[.Y17]" office:value-type="float" office:value="35.822148" calcext:value-type="float">
            <text:p>35.822148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10" office:value-type="float" office:value="64231.3" calcext:value-type="float">
            <text:p>64231.3</text:p>
          </table:table-cell>
          <table:table-cell table:style-name="ce10" office:value-type="float" office:value="49982.8" calcext:value-type="float">
            <text:p>49982.8</text:p>
          </table:table-cell>
          <table:table-cell table:style-name="ce10" office:value-type="float" office:value="63993.2" calcext:value-type="float">
            <text:p>63993.2</text:p>
          </table:table-cell>
          <table:table-cell table:style-name="ce10" office:value-type="float" office:value="56584.8" calcext:value-type="float">
            <text:p>56584.8</text:p>
          </table:table-cell>
          <table:table-cell table:style-name="ce10" office:value-type="float" office:value="61542.9" calcext:value-type="float">
            <text:p>61542.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8" office:value-type="float" office:value="144.284753" calcext:value-type="float">
            <text:p>144.28</text:p>
          </table:table-cell>
          <table:table-cell table:style-name="ce18" office:value-type="float" office:value="50.676926" calcext:value-type="float">
            <text:p>50.68</text:p>
          </table:table-cell>
          <table:table-cell table:style-name="ce18" office:value-type="float" office:value="144.319662" calcext:value-type="float">
            <text:p>144.32</text:p>
          </table:table-cell>
          <table:table-cell table:style-name="ce18" office:value-type="float" office:value="0.078251" calcext:value-type="float">
            <text:p>0.08</text:p>
          </table:table-cell>
          <table:table-cell table:style-name="ce18" office:value-type="float" office:value="62.515765" calcext:value-type="float">
            <text:p>62.52</text:p>
          </table:table-cell>
          <table:table-cell table:style-name="ce18" office:value-type="float" office:value="81.70275" calcext:value-type="float">
            <text:p>81.70</text:p>
          </table:table-cell>
          <table:table-cell table:style-name="ce18" office:value-type="float" office:value="144.319791" calcext:value-type="float">
            <text:p>144.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49447.8" calcext:value-type="float">
            <text:p>49447.8</text:p>
          </table:table-cell>
          <table:table-cell table:formula="of:=([.F4]+[.F5])/[.B21]" office:value-type="float" office:value="187.614418437221" calcext:value-type="float">
            <text:p>187.61</text:p>
          </table:table-cell>
          <table:table-cell office:value-type="float" office:value="45.686196" calcext:value-type="float">
            <text:p>45.69</text:p>
          </table:table-cell>
          <table:table-cell table:number-columns-repeated="2"/>
          <table:table-cell office:value-type="float" office:value="49447.8" calcext:value-type="float">
            <text:p>49447.8</text:p>
          </table:table-cell>
          <table:table-cell/>
          <table:table-cell table:formula="of:=[.X18]-[.Y18]" office:value-type="float" office:value="45.686196" calcext:value-type="float">
            <text:p>45.68619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style-name="ce10" office:value-type="float" office:value="64654" calcext:value-type="float">
            <text:p>64654.0</text:p>
          </table:table-cell>
          <table:table-cell table:style-name="ce10" office:value-type="float" office:value="51845.1" calcext:value-type="float">
            <text:p>51845.1</text:p>
          </table:table-cell>
          <table:table-cell table:style-name="ce10" office:value-type="float" office:value="65126.8" calcext:value-type="float">
            <text:p>65126.8</text:p>
          </table:table-cell>
          <table:table-cell table:style-name="ce10" office:value-type="float" office:value="58635.3" calcext:value-type="float">
            <text:p>58635.3</text:p>
          </table:table-cell>
          <table:table-cell table:style-name="ce10" office:value-type="float" office:value="64616" calcext:value-type="float">
            <text:p>64616.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192.710229" calcext:value-type="float">
            <text:p>192.71</text:p>
          </table:table-cell>
          <table:table-cell table:style-name="ce18" office:value-type="float" office:value="22.356516" calcext:value-type="float">
            <text:p>22.36</text:p>
          </table:table-cell>
          <table:table-cell table:style-name="ce18" office:value-type="float" office:value="192.764741" calcext:value-type="float">
            <text:p>192.76</text:p>
          </table:table-cell>
          <table:table-cell table:style-name="ce18" office:value-type="float" office:value="18.536362" calcext:value-type="float">
            <text:p>18.54</text:p>
          </table:table-cell>
          <table:table-cell table:style-name="ce18" office:value-type="float" office:value="70.57102" calcext:value-type="float">
            <text:p>70.57</text:p>
          </table:table-cell>
          <table:table-cell table:style-name="ce18" office:value-type="float" office:value="103.621372" calcext:value-type="float">
            <text:p>103.62</text:p>
          </table:table-cell>
          <table:table-cell table:style-name="ce18" office:value-type="float" office:value="192.764881" calcext:value-type="float">
            <text:p>192.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38557.2" calcext:value-type="float">
            <text:p>38557.2</text:p>
          </table:table-cell>
          <table:table-cell table:formula="of:=([.F4]+[.F5])/[.B22]" office:value-type="float" office:value="240.606689282417" calcext:value-type="float">
            <text:p>240.61</text:p>
          </table:table-cell>
          <table:table-cell office:value-type="float" office:value="56.788416" calcext:value-type="float">
            <text:p>56.79</text:p>
          </table:table-cell>
          <table:table-cell table:number-columns-repeated="2"/>
          <table:table-cell office:value-type="float" office:value="38557.2" calcext:value-type="float">
            <text:p>38557.2</text:p>
          </table:table-cell>
          <table:table-cell/>
          <table:table-cell table:formula="of:=[.X19]-[.Y19]" office:value-type="float" office:value="56.788416" calcext:value-type="float">
            <text:p>56.788416</text:p>
          </table:table-cell>
          <table:table-cell table:number-columns-repeated="5"/>
          <table:table-cell table:style-name="ce10" table:number-columns-repeated="5"/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26431.7" calcext:value-type="float">
            <text:p>26431.7</text:p>
          </table:table-cell>
          <table:table-cell table:formula="of:=([.F4]+[.F5])/[.B23]" office:value-type="float" office:value="350.984622252825" calcext:value-type="float">
            <text:p>350.98</text:p>
          </table:table-cell>
          <table:table-cell office:value-type="float" office:value="93.607827" calcext:value-type="float">
            <text:p>93.61</text:p>
          </table:table-cell>
          <table:table-cell table:formula="of:=([.F4]+[.F5])/[.T42]" office:value-type="float" office:value="75180.447469812" calcext:value-type="float">
            <text:p>75180.447469812</text:p>
          </table:table-cell>
          <table:table-cell/>
          <table:table-cell office:value-type="float" office:value="26431.7" calcext:value-type="float">
            <text:p>26431.7</text:p>
          </table:table-cell>
          <table:table-cell/>
          <table:table-cell table:formula="of:=[.X20]-[.Y20]" office:value-type="float" office:value="93.607827" calcext:value-type="float">
            <text:p>93.607827</text:p>
          </table:table-cell>
          <table:table-cell table:number-columns-repeated="11"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office:value-type="string" calcext:value-type="string">
            <text:p>DataGen </text:p>
          </table:table-cell>
          <table:table-cell office:value-type="string" calcext:value-type="string">
            <text:p>DataGen</text:p>
          </table:table-cell>
          <table:table-cell table:number-columns-repeated="2" office:value-type="string" calcext:value-type="string">
            <text:p>Transfer </text:p>
          </table:table-cell>
          <table:table-cell office:value-type="string" calcext:value-type="string">
            <text:p>DRAM-NVM </text:p>
          </table:table-cell>
          <table:table-cell office:value-type="string" calcext:value-type="string">
            <text:p>Analyze </text:p>
          </table:table-cell>
          <table:table-cell office:value-type="string" calcext:value-type="string">
            <text:p>Test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3265.2" calcext:value-type="float">
            <text:p>13265.2</text:p>
          </table:table-cell>
          <table:table-cell table:formula="of:=([.F4]+[.F5])/[.B24]" office:value-type="float" office:value="699.357736031119" calcext:value-type="float">
            <text:p>699.36</text:p>
          </table:table-cell>
          <table:table-cell office:value-type="float" office:value="170.353713" calcext:value-type="float">
            <text:p>170.35</text:p>
          </table:table-cell>
          <table:table-cell table:number-columns-repeated="2"/>
          <table:table-cell office:value-type="float" office:value="13265.2" calcext:value-type="float">
            <text:p>13265.2</text:p>
          </table:table-cell>
          <table:table-cell/>
          <table:table-cell table:formula="of:=[.X21]-[.Y21]" office:value-type="float" office:value="170.353713" calcext:value-type="float">
            <text:p>170.353713</text:p>
          </table:table-cell>
          <table:table-cell table:number-columns-repeated="11"/>
          <table:table-cell table:number-columns-repeated="3" office:value-type="string" calcext:value-type="string">
            <text:p>Threa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dle 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dle Time</text:p>
          </table:table-cell>
          <table:table-cell table:number-columns-repeated="3" office:value-type="string" calcext:value-type="string">
            <text:p>Time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Calculation For analyze</text:p>
          </table:table-cell>
          <table:table-cell table:style-name="Default" table:number-columns-repeated="3"/>
          <table:table-cell table:number-columns-repeated="26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8]*[.C28]*[.D28]" office:value-type="float" office:value="400000000000" calcext:value-type="float">
            <text:p>400,000,000,000.00</text:p>
          </table:table-cell>
          <table:table-cell table:style-name="ce16" table:formula="of:=([.E28]*8)/1000000" office:value-type="float" office:value="3200000" calcext:value-type="float">
            <text:p>3,200,000.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RAM-NVM</text:p>
          </table:table-cell>
          <table:table-cell table:style-name="ce7" office:value-type="float" office:value="16000000" calcext:value-type="float">
            <text:p>16,000,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9]*[.C29]*[.D29]" office:value-type="float" office:value="80000000000" calcext:value-type="float">
            <text:p>80,000,000,000.00</text:p>
          </table:table-cell>
          <table:table-cell table:style-name="ce16" table:formula="of:=([.E29]*8)/1000000" office:value-type="float" office:value="640000" calcext:value-type="float">
            <text:p>640,000.00</text:p>
          </table:table-cell>
          <table:table-cell table:number-columns-repeated="24"/>
        </table:table-row>
        <table:table-row table:style-name="ro1">
          <table:table-cell/>
          <table:table-cell table:style-name="ce16"/>
          <table:table-cell table:style-name="Default" table:number-columns-repeated="2"/>
          <table:table-cell table:style-name="ce16" table:number-columns-repeated="2"/>
          <table:table-cell table:number-columns-repeated="24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DRAM-NVM</text:p>
          </table:table-cell>
          <table:table-cell table:style-name="Default" office:value-type="string" calcext:value-type="string">
            <text:p>DRAM-NVM </text:p>
          </table:table-cell>
          <table:table-cell office:value-type="string" calcext:value-type="string">
            <text:p>Benchmark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Analyze time 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Nvm-threads</text:p>
          </table:table-cell>
          <table:table-cell table:style-name="ce21" office:value-type="string" calcext:value-type="string">
            <text:p>NVM speed</text:p>
          </table:table-cell>
          <table:table-cell table:style-name="ce21" office:value-type="string" calcext:value-type="string">
            <text:p>Predicted</text:p>
          </table:table-cell>
          <table:table-cell table:style-name="ce21" office:value-type="string" calcext:value-type="string">
            <text:p>transfer time</text:p>
          </table:table-cell>
          <table:table-cell office:value-type="string" calcext:value-type="string">
            <text:p>NVM sum</text:p>
          </table:table-cell>
          <table:table-cell office:value-type="string" calcext:value-type="string">
            <text:p>Prediction</text:p>
          </table:table-cell>
          <table:table-cell table:style-name="ce8" office:value-type="string" calcext:value-type="string">
            <text:p>Measurement</text:p>
          </table:table-cell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37.43" calcext:value-type="float">
            <text:p>3937.43</text:p>
          </table:table-cell>
          <table:table-cell table:style-name="ce16" table:formula="of:=[.F29]/[.B33]" office:value-type="float" office:value="162.54257218541" calcext:value-type="float">
            <text:p>162.54</text:p>
          </table:table-cell>
          <table:table-cell office:value-type="float" office:value="149.167715" calcext:value-type="float">
            <text:p>149.17</text:p>
          </table:table-cell>
          <table:table-cell office:value-type="float" office:value="5449" calcext:value-type="float">
            <text:p>5449</text:p>
          </table:table-cell>
          <table:table-cell table:style-name="ce16" table:formula="of:=[.F28]/[.E33]" office:value-type="float" office:value="587.263718113415" calcext:value-type="float">
            <text:p>587.26</text:p>
          </table:table-cell>
          <table:table-cell table:style-name="ce18" office:value-type="float" office:value="737.124978" calcext:value-type="float">
            <text:p>737.12</text:p>
          </table:table-cell>
          <table:table-cell table:number-columns-repeated="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79.0205" calcext:value-type="float">
            <text:p>7879.02</text:p>
          </table:table-cell>
          <table:table-cell table:formula="of:=[.F29]/[.B34]" office:value-type="float" office:value="81.2283709631165" calcext:value-type="float">
            <text:p>81.23</text:p>
          </table:table-cell>
          <table:table-cell office:value-type="float" office:value="77.341165" calcext:value-type="float">
            <text:p>77.34</text:p>
          </table:table-cell>
          <table:table-cell table:style-name="ce10" office:value-type="float" office:value="10216.5" calcext:value-type="float">
            <text:p>10216.5</text:p>
          </table:table-cell>
          <table:table-cell table:style-name="ce18" table:formula="of:=[.F28]/[.E34]" office:value-type="float" office:value="313.218812704938" calcext:value-type="float">
            <text:p>313.22</text:p>
          </table:table-cell>
          <table:table-cell table:style-name="ce18" office:value-type="float" office:value="388.947095" calcext:value-type="float">
            <text:p>388.95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24.4395" calcext:value-type="float">
            <text:p>12124.44</text:p>
          </table:table-cell>
          <table:table-cell table:formula="of:=[.F29]/[.B35]" office:value-type="float" office:value="52.7859452801921" calcext:value-type="float">
            <text:p>52.79</text:p>
          </table:table-cell>
          <table:table-cell office:value-type="float" office:value="53.425751" calcext:value-type="float">
            <text:p>53.43</text:p>
          </table:table-cell>
          <table:table-cell table:style-name="ce10" office:value-type="float" office:value="14921.8" calcext:value-type="float">
            <text:p>14921.8</text:p>
          </table:table-cell>
          <table:table-cell table:style-name="ce18" table:formula="of:=[.F28]/[.E35]" office:value-type="float" office:value="214.451339650712" calcext:value-type="float">
            <text:p>214.45</text:p>
          </table:table-cell>
          <table:table-cell table:style-name="ce18" office:value-type="float" office:value="271.419714" calcext:value-type="float">
            <text:p>271.42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83.875" calcext:value-type="float">
            <text:p>16083.88</text:p>
          </table:table-cell>
          <table:table-cell table:formula="of:=[.F29]/[.B36]" office:value-type="float" office:value="39.7914059889175" calcext:value-type="float">
            <text:p>39.79</text:p>
          </table:table-cell>
          <table:table-cell office:value-type="float" office:value="50.437624" calcext:value-type="float">
            <text:p>50.44</text:p>
          </table:table-cell>
          <table:table-cell table:style-name="ce10" office:value-type="float" office:value="19562.3" calcext:value-type="float">
            <text:p>19562.3</text:p>
          </table:table-cell>
          <table:table-cell table:style-name="ce18" table:formula="of:=[.F28]/[.E36]" office:value-type="float" office:value="163.57994714323" calcext:value-type="float">
            <text:p>163.58</text:p>
          </table:table-cell>
          <table:table-cell table:style-name="ce18" office:value-type="float" office:value="213.045265" calcext:value-type="float">
            <text:p>213.05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526.3035" calcext:value-type="float">
            <text:p>20526.30</text:p>
          </table:table-cell>
          <table:table-cell table:formula="of:=[.F29]/[.B37]" office:value-type="float" office:value="31.179505847217" calcext:value-type="float">
            <text:p>31.18</text:p>
          </table:table-cell>
          <table:table-cell office:value-type="float" office:value="154.339988" calcext:value-type="float">
            <text:p>154.34</text:p>
          </table:table-cell>
          <table:table-cell table:style-name="ce10" office:value-type="float" office:value="24142.1" calcext:value-type="float">
            <text:p>24142.1</text:p>
          </table:table-cell>
          <table:table-cell table:style-name="ce18" table:formula="of:=[.F28]/[.E37]" office:value-type="float" office:value="132.548535545789" calcext:value-type="float">
            <text:p>132.55</text:p>
          </table:table-cell>
          <table:table-cell table:style-name="ce18" office:value-type="float" office:value="206.444035" calcext:value-type="float">
            <text:p>206.44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538.397" calcext:value-type="float">
            <text:p>24538.40</text:p>
          </table:table-cell>
          <table:table-cell table:formula="of:=[.F29]/[.B38]" office:value-type="float" office:value="26.0815732991849" calcext:value-type="float">
            <text:p>26.08</text:p>
          </table:table-cell>
          <table:table-cell office:value-type="float" office:value="125.760097" calcext:value-type="float">
            <text:p>125.76</text:p>
          </table:table-cell>
          <table:table-cell table:style-name="ce10" office:value-type="float" office:value="28837.2" calcext:value-type="float">
            <text:p>28837.2</text:p>
          </table:table-cell>
          <table:table-cell table:style-name="ce18" table:formula="of:=[.F28]/[.E38]" office:value-type="float" office:value="110.967777731541" calcext:value-type="float">
            <text:p>110.97</text:p>
          </table:table-cell>
          <table:table-cell table:style-name="ce18" office:value-type="float" office:value="173.260011" calcext:value-type="float">
            <text:p>173.2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382.8875" calcext:value-type="float">
            <text:p>29382.89</text:p>
          </table:table-cell>
          <table:table-cell table:formula="of:=[.F29]/[.B39]" office:value-type="float" office:value="21.7813855088272" calcext:value-type="float">
            <text:p>21.78</text:p>
          </table:table-cell>
          <table:table-cell office:value-type="float" office:value="105.841362" calcext:value-type="float">
            <text:p>105.84</text:p>
          </table:table-cell>
          <table:table-cell table:style-name="ce10" office:value-type="float" office:value="33421.1" calcext:value-type="float">
            <text:p>33421.1</text:p>
          </table:table-cell>
          <table:table-cell table:style-name="ce18" table:formula="of:=[.F28]/[.E39]" office:value-type="float" office:value="95.7478957903839" calcext:value-type="float">
            <text:p>95.75</text:p>
          </table:table-cell>
          <table:table-cell table:style-name="ce18" office:value-type="float" office:value="150.134179" calcext:value-type="float">
            <text:p>150.13</text:p>
          </table:table-cell>
          <table:table-cell table:number-columns-repeated="2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247.979" calcext:value-type="float">
            <text:p>33247.98</text:p>
          </table:table-cell>
          <table:table-cell table:formula="of:=[.F29]/[.B40]" office:value-type="float" office:value="19.2492903102471" calcext:value-type="float">
            <text:p>19.25</text:p>
          </table:table-cell>
          <table:table-cell office:value-type="float" office:value="93.962027" calcext:value-type="float">
            <text:p>93.96</text:p>
          </table:table-cell>
          <table:table-cell table:style-name="ce10" office:value-type="float" office:value="37228.5" calcext:value-type="float">
            <text:p>37228.5</text:p>
          </table:table-cell>
          <table:table-cell table:style-name="ce18" table:formula="of:=[.F28]/[.E40]" office:value-type="float" office:value="85.9556522556644" calcext:value-type="float">
            <text:p>85.96</text:p>
          </table:table-cell>
          <table:table-cell table:style-name="ce18" office:value-type="float" office:value="134.024719" calcext:value-type="float">
            <text:p>134.02</text:p>
          </table:table-cell>
          <table:table-cell table:number-columns-repeated="2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219.561" calcext:value-type="float">
            <text:p>37219.56</text:p>
          </table:table-cell>
          <table:table-cell table:formula="of:=[.F29]/[.B41]" office:value-type="float" office:value="17.1952592347879" calcext:value-type="float">
            <text:p>17.20</text:p>
          </table:table-cell>
          <table:table-cell office:value-type="float" office:value="95.717736" calcext:value-type="float">
            <text:p>95.72</text:p>
          </table:table-cell>
          <table:table-cell table:style-name="ce10" office:value-type="float" office:value="40080.3" calcext:value-type="float">
            <text:p>40080.3</text:p>
          </table:table-cell>
          <table:table-cell table:style-name="ce18" table:formula="of:=[.F28]/[.E41]" office:value-type="float" office:value="79.8397217585697" calcext:value-type="float">
            <text:p>79.84</text:p>
          </table:table-cell>
          <table:table-cell table:style-name="ce18" office:value-type="float" office:value="123.382992" calcext:value-type="float">
            <text:p>123.38</text:p>
          </table:table-cell>
          <table:table-cell table:number-columns-repeated="2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070.575" calcext:value-type="float">
            <text:p>42070.58</text:p>
          </table:table-cell>
          <table:table-cell table:formula="of:=[.F29]/[.B42]" office:value-type="float" office:value="15.2125327500278" calcext:value-type="float">
            <text:p>15.21</text:p>
          </table:table-cell>
          <table:table-cell office:value-type="float" office:value="87.111976" calcext:value-type="float">
            <text:p>87.11</text:p>
          </table:table-cell>
          <table:table-cell table:style-name="ce10" office:value-type="float" office:value="44540.9" calcext:value-type="float">
            <text:p>44540.9</text:p>
          </table:table-cell>
          <table:table-cell table:style-name="ce18" table:formula="of:=[.F28]/[.E42]" office:value-type="float" office:value="71.8440803845454" calcext:value-type="float">
            <text:p>71.84</text:p>
          </table:table-cell>
          <table:table-cell table:style-name="ce18" office:value-type="float" office:value="111.006134" calcext:value-type="float">
            <text:p>111.01</text:p>
          </table:table-cell>
          <table:table-cell table:number-columns-repeated="12"/>
          <table:table-cell table:formula="of:=[.X42]-[.Y42]" office:value-type="float" office:value="123.398045" calcext:value-type="float">
            <text:p>123.39804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14.546706" calcext:value-type="float">
            <text:p>914.546706</text:p>
          </table:table-cell>
          <table:table-cell office:value-type="float" office:value="791.148661" calcext:value-type="float">
            <text:p>791.148661</text:p>
          </table:table-cell>
          <table:table-cell office:value-type="float" office:value="914.72216" calcext:value-type="float">
            <text:p>914.72216</text:p>
          </table:table-cell>
          <table:table-cell office:value-type="float" office:value="0.052679" calcext:value-type="float">
            <text:p>0.052679</text:p>
          </table:table-cell>
          <table:table-cell office:value-type="float" office:value="167.275505" calcext:value-type="float">
            <text:p>167.275505</text:p>
          </table:table-cell>
          <table:table-cell office:value-type="float" office:value="747.374123" calcext:value-type="float">
            <text:p>747.374123</text:p>
          </table:table-cell>
          <table:table-cell office:value-type="float" office:value="914.722341" calcext:value-type="float">
            <text:p>914.7223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424.1835" calcext:value-type="float">
            <text:p>46424.18</text:p>
          </table:table-cell>
          <table:table-cell table:formula="of:=[.F29]/[.B43]" office:value-type="float" office:value="13.7859182811476" calcext:value-type="float">
            <text:p>13.79</text:p>
          </table:table-cell>
          <table:table-cell office:value-type="float" office:value="79.524441" calcext:value-type="float">
            <text:p>79.52</text:p>
          </table:table-cell>
          <table:table-cell table:style-name="ce10" office:value-type="float" office:value="48703" calcext:value-type="float">
            <text:p>48703.0</text:p>
          </table:table-cell>
          <table:table-cell table:style-name="ce18" table:formula="of:=[.F28]/[.E43]" office:value-type="float" office:value="65.7043713939593" calcext:value-type="float">
            <text:p>65.70</text:p>
          </table:table-cell>
          <table:table-cell table:style-name="ce18" office:value-type="float" office:value="99.676355" calcext:value-type="float">
            <text:p>99.68</text:p>
          </table:table-cell>
          <table:table-cell table:number-columns-repeated="2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338.817" calcext:value-type="float">
            <text:p>50338.82</text:p>
          </table:table-cell>
          <table:table-cell table:formula="of:=[.F29]/[.B44]" office:value-type="float" office:value="12.7138466523756" calcext:value-type="float">
            <text:p>12.71</text:p>
          </table:table-cell>
          <table:table-cell office:value-type="float" office:value="76.117224" calcext:value-type="float">
            <text:p>76.12</text:p>
          </table:table-cell>
          <table:table-cell table:style-name="ce10" office:value-type="float" office:value="51520" calcext:value-type="float">
            <text:p>51520.0</text:p>
          </table:table-cell>
          <table:table-cell table:style-name="ce18" table:formula="of:=[.F28]/[.E44]" office:value-type="float" office:value="62.111801242236" calcext:value-type="float">
            <text:p>62.11</text:p>
          </table:table-cell>
          <table:table-cell table:style-name="ce18" office:value-type="float" office:value="93.210745" calcext:value-type="float">
            <text:p>93.21</text:p>
          </table:table-cell>
          <table:table-cell table:number-columns-repeated="2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058.9105" calcext:value-type="float">
            <text:p>56058.91</text:p>
          </table:table-cell>
          <table:table-cell table:formula="of:=[.F29]/[.B45]" office:value-type="float" office:value="11.4165615116619" calcext:value-type="float">
            <text:p>11.42</text:p>
          </table:table-cell>
          <table:table-cell office:value-type="float" office:value="55.260781" calcext:value-type="float">
            <text:p>55.26</text:p>
          </table:table-cell>
          <table:table-cell table:style-name="ce10" office:value-type="float" office:value="53418.7" calcext:value-type="float">
            <text:p>53418.7</text:p>
          </table:table-cell>
          <table:table-cell table:style-name="ce18" table:formula="of:=[.F28]/[.E45]" office:value-type="float" office:value="59.9041159743685" calcext:value-type="float">
            <text:p>59.90</text:p>
          </table:table-cell>
          <table:table-cell table:style-name="ce18" office:value-type="float" office:value="83.548463" calcext:value-type="float">
            <text:p>83.55</text:p>
          </table:table-cell>
          <table:table-cell table:number-columns-repeated="2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171.878" calcext:value-type="float">
            <text:p>60171.88</text:p>
          </table:table-cell>
          <table:table-cell table:formula="of:=[.F29]/[.B46]" office:value-type="float" office:value="10.6361978597377" calcext:value-type="float">
            <text:p>10.64</text:p>
          </table:table-cell>
          <table:table-cell office:value-type="float" office:value="62.515765" calcext:value-type="float">
            <text:p>62.52</text:p>
          </table:table-cell>
          <table:table-cell table:style-name="ce10" office:value-type="float" office:value="57326.6" calcext:value-type="float">
            <text:p>57326.6</text:p>
          </table:table-cell>
          <table:table-cell table:style-name="ce18" table:formula="of:=[.F28]/[.E46]" office:value-type="float" office:value="55.8205091528191" calcext:value-type="float">
            <text:p>55.82</text:p>
          </table:table-cell>
          <table:table-cell table:style-name="ce18" office:value-type="float" office:value="81.70275" calcext:value-type="float">
            <text:p>81.70</text:p>
          </table:table-cell>
          <table:table-cell table:number-columns-repeated="2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521.855" calcext:value-type="float">
            <text:p>63521.86</text:p>
          </table:table-cell>
          <table:table-cell table:formula="of:=[.F29]/[.B47]" office:value-type="float" office:value="10.0752725184112" calcext:value-type="float">
            <text:p>10.08</text:p>
          </table:table-cell>
          <table:table-cell office:value-type="float" office:value="70.57102" calcext:value-type="float">
            <text:p>70.57</text:p>
          </table:table-cell>
          <table:table-cell table:style-name="ce10" office:value-type="float" office:value="61542.9" calcext:value-type="float">
            <text:p>61542.9</text:p>
          </table:table-cell>
          <table:table-cell table:style-name="ce18" table:formula="of:=[.F28]/[.E47]" office:value-type="float" office:value="51.9962497704853" calcext:value-type="float">
            <text:p>52.00</text:p>
          </table:table-cell>
          <table:table-cell table:style-name="ce18" office:value-type="float" office:value="103.621372" calcext:value-type="float">
            <text:p>103.62</text:p>
          </table:table-cell>
          <table:table-cell table:number-columns-repeated="23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26"/>
        </table:table-row>
        <table:table-row table:style-name="ro1">
          <table:table-cell office:value-type="string" calcext:value-type="string">
            <text:p>gammelt</text:p>
          </table:table-cell>
          <table:table-cell table:style-name="Default" table:number-columns-repeated="3"/>
          <table:table-cell table:number-columns-repeated="26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599.606" calcext:value-type="float">
            <text:p>63599.61</text:p>
          </table:table-cell>
          <table:table-cell table:formula="of:=([.F48]+[.F49])/[.B54]" office:value-type="float" office:value="0" calcext:value-type="float">
            <text:p>0.00</text:p>
          </table:table-cell>
          <table:table-cell office:value-type="float" office:value="25.346974" calcext:value-type="float">
            <text:p>25.35</text:p>
          </table:table-cell>
          <table:table-cell table:number-columns-repeated="2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717.8735" calcext:value-type="float">
            <text:p>59717.87</text:p>
          </table:table-cell>
          <table:table-cell table:formula="of:=([.F48]+[.F49])/[.B55]" office:value-type="float" office:value="0" calcext:value-type="float">
            <text:p>0.00</text:p>
          </table:table-cell>
          <table:table-cell office:value-type="float" office:value="26.224467" calcext:value-type="float">
            <text:p>26.22</text:p>
          </table:table-cell>
          <table:table-cell table:number-columns-repeated="2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935.536" calcext:value-type="float">
            <text:p>55935.54</text:p>
          </table:table-cell>
          <table:table-cell table:formula="of:=([.F48]+[.F49])/[.B56]" office:value-type="float" office:value="0" calcext:value-type="float">
            <text:p>0.00</text:p>
          </table:table-cell>
          <table:table-cell office:value-type="float" office:value="26.695213" calcext:value-type="float">
            <text:p>26.70</text:p>
          </table:table-cell>
          <table:table-cell table:number-columns-repeated="2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177.3675" calcext:value-type="float">
            <text:p>52177.37</text:p>
          </table:table-cell>
          <table:table-cell table:formula="of:=([.F48]+[.F49])/[.B57]" office:value-type="float" office:value="0" calcext:value-type="float">
            <text:p>0.00</text:p>
          </table:table-cell>
          <table:table-cell office:value-type="float" office:value="27.590932" calcext:value-type="float">
            <text:p>27.59</text:p>
          </table:table-cell>
          <table:table-cell table:number-columns-repeated="2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39.0115" calcext:value-type="float">
            <text:p>47839.01</text:p>
          </table:table-cell>
          <table:table-cell table:formula="of:=([.F48]+[.F49])/[.B58]" office:value-type="float" office:value="0" calcext:value-type="float">
            <text:p>0.00</text:p>
          </table:table-cell>
          <table:table-cell office:value-type="float" office:value="28.424609" calcext:value-type="float">
            <text:p>28.42</text:p>
          </table:table-cell>
          <table:table-cell table:number-columns-repeated="2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094.7" calcext:value-type="float">
            <text:p>44094.70</text:p>
          </table:table-cell>
          <table:table-cell table:formula="of:=([.F48]+[.F49])/[.B59]" office:value-type="float" office:value="0" calcext:value-type="float">
            <text:p>0.00</text:p>
          </table:table-cell>
          <table:table-cell office:value-type="float" office:value="30.282863" calcext:value-type="float">
            <text:p>30.28</text:p>
          </table:table-cell>
          <table:table-cell table:number-columns-repeated="2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483.3875" calcext:value-type="float">
            <text:p>39483.39</text:p>
          </table:table-cell>
          <table:table-cell table:formula="of:=([.F48]+[.F49])/[.B60]" office:value-type="float" office:value="0" calcext:value-type="float">
            <text:p>0.00</text:p>
          </table:table-cell>
          <table:table-cell office:value-type="float" office:value="31.425037" calcext:value-type="float">
            <text:p>31.43</text:p>
          </table:table-cell>
          <table:table-cell table:number-columns-repeated="2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796.483" calcext:value-type="float">
            <text:p>35796.48</text:p>
          </table:table-cell>
          <table:table-cell table:formula="of:=([.F48]+[.F49])/[.B61]" office:value-type="float" office:value="0" calcext:value-type="float">
            <text:p>0.00</text:p>
          </table:table-cell>
          <table:table-cell office:value-type="float" office:value="34.174107" calcext:value-type="float">
            <text:p>34.17</text:p>
          </table:table-cell>
          <table:table-cell table:number-columns-repeated="2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454.2645" calcext:value-type="float">
            <text:p>31454.26</text:p>
          </table:table-cell>
          <table:table-cell table:formula="of:=([.F48]+[.F49])/[.B62]" office:value-type="float" office:value="0" calcext:value-type="float">
            <text:p>0.00</text:p>
          </table:table-cell>
          <table:table-cell office:value-type="float" office:value="40.103049" calcext:value-type="float">
            <text:p>40.10</text:p>
          </table:table-cell>
          <table:table-cell table:number-columns-repeated="2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021.0415" calcext:value-type="float">
            <text:p>27021.04</text:p>
          </table:table-cell>
          <table:table-cell table:formula="of:=([.F48]+[.F49])/[.B63]" office:value-type="float" office:value="0" calcext:value-type="float">
            <text:p>0.00</text:p>
          </table:table-cell>
          <table:table-cell office:value-type="float" office:value="43.692208" calcext:value-type="float">
            <text:p>43.69</text:p>
          </table:table-cell>
          <table:table-cell table:number-columns-repeated="2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910.984" calcext:value-type="float">
            <text:p>22910.98</text:p>
          </table:table-cell>
          <table:table-cell table:formula="of:=([.F48]+[.F49])/[.B64]" office:value-type="float" office:value="0" calcext:value-type="float">
            <text:p>0.00</text:p>
          </table:table-cell>
          <table:table-cell office:value-type="float" office:value="50.01255" calcext:value-type="float">
            <text:p>50.01</text:p>
          </table:table-cell>
          <table:table-cell table:number-columns-repeated="2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354.5185" calcext:value-type="float">
            <text:p>18354.52</text:p>
          </table:table-cell>
          <table:table-cell table:formula="of:=([.F48]+[.F49])/[.B65]" office:value-type="float" office:value="0" calcext:value-type="float">
            <text:p>0.00</text:p>
          </table:table-cell>
          <table:table-cell office:value-type="float" office:value="61.004739" calcext:value-type="float">
            <text:p>61.00</text:p>
          </table:table-cell>
          <table:table-cell table:number-columns-repeated="2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744.8665" calcext:value-type="float">
            <text:p>13744.87</text:p>
          </table:table-cell>
          <table:table-cell table:formula="of:=([.F48]+[.F49])/[.B66]" office:value-type="float" office:value="0" calcext:value-type="float">
            <text:p>0.00</text:p>
          </table:table-cell>
          <table:table-cell office:value-type="float" office:value="78.685509" calcext:value-type="float">
            <text:p>78.69</text:p>
          </table:table-cell>
          <table:table-cell table:number-columns-repeated="2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75.997" calcext:value-type="float">
            <text:p>9276.00</text:p>
          </table:table-cell>
          <table:table-cell table:formula="of:=([.F48]+[.F49])/[.B67]" office:value-type="float" office:value="0" calcext:value-type="float">
            <text:p>0.00</text:p>
          </table:table-cell>
          <table:table-cell office:value-type="float" office:value="113.362786" calcext:value-type="float">
            <text:p>113.36</text:p>
          </table:table-cell>
          <table:table-cell table:number-columns-repeated="2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10.8665" calcext:value-type="float">
            <text:p>4610.87</text:p>
          </table:table-cell>
          <table:table-cell table:formula="of:=([.F48]+[.F49])/[.B68]" office:value-type="float" office:value="0" calcext:value-type="float">
            <text:p>0.00</text:p>
          </table:table-cell>
          <table:table-cell office:value-type="float" office:value="207.541413" calcext:value-type="float">
            <text:p>207.54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" number:min-decimal-places="1" number:min-integer-digits="1" number:grouping="true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 style:data-style-name="N2" text:time-value="15:36:52.1162443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8T13:25:33.483375644</meta:creation-date>
    <dc:date>2021-05-13T20:08:41.099677315</dc:date>
    <meta:editing-duration>P8DT1H43M16S</meta:editing-duration>
    <meta:editing-cycles>45</meta:editing-cycles>
    <meta:generator>LibreOffice/7.0.5.2$Linux_X86_64 LibreOffice_project/00$Build-2</meta:generator>
    <meta:document-statistic meta:table-count="5" meta:cell-count="2358" meta:object-count="0"/>
  </office:meta>
</office:document-meta>
</file>